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70000D2B300004C2DFF8C7E20.wmf"/>
  <manifest:file-entry manifest:media-type="" manifest:full-path="Pictures/2000001300000E32000006DD629CC79C.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DejaVu Sans2"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7.414cm" table:align="left" style:writing-mode="lr-tb"/>
    </style:style>
    <style:style style:name="Table1.A" style:family="table-column">
      <style:table-column-properties style:column-width="3.933cm"/>
    </style:style>
    <style:style style:name="Table1.B" style:family="table-column">
      <style:table-column-properties style:column-width="3.48cm"/>
    </style:style>
    <style:style style:name="Table1.1" style:family="table-row">
      <style:table-row-properties style:min-row-height="2.12cm" style:keep-together="false" fo:keep-together="always"/>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8.129cm" fo:margin-left="-0.191cm" table:align="left" style:writing-mode="lr-tb"/>
    </style:style>
    <style:style style:name="Table2.A" style:family="table-column">
      <style:table-column-properties style:column-width="3.207cm"/>
    </style:style>
    <style:style style:name="Table2.B" style:family="table-column">
      <style:table-column-properties style:column-width="14.923cm"/>
    </style:style>
    <style:style style:name="Table2.1" style:family="table-row">
      <style:table-row-properties style:min-row-height="2.016cm"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2.2" style:family="table-row">
      <style:table-row-properties style:min-row-height="2.858cm" style:keep-together="true" fo:keep-together="auto"/>
    </style:style>
    <style:style style:name="Table2.3" style:family="table-row">
      <style:table-row-properties style:min-row-height="2.381cm" style:keep-together="true" fo:keep-together="auto"/>
    </style:style>
    <style:style style:name="Table2.4" style:family="table-row">
      <style:table-row-properties style:min-row-height="4.62cm" style:keep-together="true" fo:keep-together="auto"/>
    </style:style>
    <style:style style:name="Table2.5" style:family="table-row">
      <style:table-row-properties style:min-row-height="3.064cm" style:keep-together="true" fo:keep-together="auto"/>
    </style:style>
    <style:style style:name="Table2.6" style:family="table-row">
      <style:table-row-properties style:min-row-height="5.842cm" style:keep-together="true" fo:keep-together="auto"/>
    </style:style>
    <style:style style:name="Table2.7" style:family="table-row">
      <style:table-row-properties style:min-row-height="1.429cm" style:keep-together="true" fo:keep-together="auto"/>
    </style:style>
    <style:style style:name="Table3" style:family="table">
      <style:table-properties style:width="18.147cm" fo:margin-left="-0.199cm" table:align="left" style:writing-mode="lr-tb"/>
    </style:style>
    <style:style style:name="Table3.A" style:family="table-column">
      <style:table-column-properties style:column-width="10.827cm"/>
    </style:style>
    <style:style style:name="Table3.B" style:family="table-column">
      <style:table-column-properties style:column-width="1.111cm"/>
    </style:style>
    <style:style style:name="Table3.C" style:family="table-column">
      <style:table-column-properties style:column-width="2.54cm"/>
    </style:style>
    <style:style style:name="Table3.D" style:family="table-column">
      <style:table-column-properties style:column-width="1.27cm"/>
    </style:style>
    <style:style style:name="Table3.E" style:family="table-column">
      <style:table-column-properties style:column-width="2.399cm"/>
    </style:style>
    <style:style style:name="Table3.1" style:family="table-row">
      <style:table-row-properties style:row-height="0.882cm" style:keep-together="true" fo:keep-together="auto"/>
    </style:style>
    <style:style style:name="Table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3.C1"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3.E1" style:family="table-cell">
      <style:table-cell-properties style:vertical-align="middle" fo:padding-left="0.191cm" fo:padding-right="0.191cm" fo:padding-top="0cm" fo:padding-bottom="0cm" fo:border-left="none" fo:border-right="0.018cm solid #000000" fo:border-top="0.018cm solid #000000" fo:border-bottom="0.018cm solid #000000" style:writing-mode="lr-tb"/>
    </style:style>
    <style:style style:name="Table4" style:family="table">
      <style:table-properties style:width="18.147cm" fo:margin-left="-0.199cm" table:align="left" style:writing-mode="lr-tb"/>
    </style:style>
    <style:style style:name="Table4.A" style:family="table-column">
      <style:table-column-properties style:column-width="6.382cm"/>
    </style:style>
    <style:style style:name="Table4.B" style:family="table-column">
      <style:table-column-properties style:column-width="1.111cm"/>
    </style:style>
    <style:style style:name="Table4.C" style:family="table-column">
      <style:table-column-properties style:column-width="1.969cm"/>
    </style:style>
    <style:style style:name="Table4.D" style:family="table-column">
      <style:table-column-properties style:column-width="1.365cm"/>
    </style:style>
    <style:style style:name="Table4.F" style:family="table-column">
      <style:table-column-properties style:column-width="1.27cm"/>
    </style:style>
    <style:style style:name="Table4.I" style:family="table-column">
      <style:table-column-properties style:column-width="2.399cm"/>
    </style:style>
    <style:style style:name="Table4.1" style:family="table-row">
      <style:table-row-properties style:min-row-height="0.212cm" style:keep-together="true" fo:keep-together="auto"/>
    </style:style>
    <style:style style:name="Table4.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4.G1" style:family="table-cell">
      <style:table-cell-properties style:vertical-align="bottom" fo:padding-left="0.191cm" fo:padding-right="0.191cm" fo:padding-top="0cm" fo:padding-bottom="0cm" fo:border="0.018cm solid #000000" style:writing-mode="lr-tb"/>
    </style:style>
    <style:style style:name="Table4.2" style:family="table-row">
      <style:table-row-properties style:row-height="0.635cm" style:keep-together="true" fo:keep-together="auto"/>
    </style:style>
    <style:style style:name="Table4.A2"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4.G2"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4.3" style:family="table-row">
      <style:table-row-properties style:keep-together="false" fo:keep-together="always"/>
    </style:style>
    <style:style style:name="Table4.A3.4" style:family="table-column">
      <style:table-column-properties style:column-width="1.746cm"/>
    </style:style>
    <style:style style:name="Table4.A3.5" style:family="table-column">
      <style:table-column-properties style:column-width="2.699cm"/>
    </style:style>
    <style:style style:name="Table4.A3.1" style:family="table-row">
      <style:table-row-properties style:min-row-height="0.617cm" style:keep-together="false" fo:keep-together="always"/>
    </style:style>
    <style:style style:name="Table4.A3.1.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A3.2.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4.A3.2" style:family="table-row">
      <style:table-row-properties style:row-height="0.635cm" style:keep-together="false" fo:keep-together="always"/>
    </style:style>
    <style:style style:name="Table4.A3.3.2"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Table4.G3"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4.B4" style:family="table-cell">
      <style:table-cell-properties style:vertical-align="top" fo:padding-left="0.191cm" fo:padding-right="0.191cm" fo:padding-top="0cm" fo:padding-bottom="0cm" fo:border="0.018cm solid #000000" style:writing-mode="lr-tb"/>
    </style:style>
    <style:style style:name="Table4.5" style:family="table-row">
      <style:table-row-properties style:row-height="0.762cm" style:keep-together="false" fo:keep-together="always"/>
    </style:style>
    <style:style style:name="Table4.B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C5"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4.I5" style:family="table-cell">
      <style:table-cell-properties style:vertical-align="middle" fo:padding-left="0.191cm" fo:padding-right="0.191cm" fo:padding-top="0cm" fo:padding-bottom="0cm" fo:border-left="none" fo:border-right="0.018cm solid #000000" fo:border-top="0.018cm solid #000000" fo:border-bottom="0.018cm solid #000000" style:writing-mode="lr-tb"/>
    </style:style>
    <style:style style:name="Table4.6" style:family="table-row">
      <style:table-row-properties style:keep-together="true" fo:keep-together="auto"/>
    </style:style>
    <style:style style:name="Table4.D7.1" style:family="table-column">
      <style:table-column-properties style:column-width="4.334cm"/>
    </style:style>
    <style:style style:name="Table4.D7.2" style:family="table-column">
      <style:table-column-properties style:column-width="4.352cm"/>
    </style:style>
    <style:style style:name="Table4.D7.1" style:family="table-row">
      <style:table-row-properties style:row-height="0.864cm" style:keep-together="false" fo:keep-together="always"/>
    </style:style>
    <style:style style:name="Table5" style:family="table">
      <style:table-properties style:width="18.115cm" fo:margin-left="-0.168cm" table:align="left" style:writing-mode="lr-tb"/>
    </style:style>
    <style:style style:name="Table5.A" style:family="table-column">
      <style:table-column-properties style:column-width="7.938cm"/>
    </style:style>
    <style:style style:name="Table5.B" style:family="table-column">
      <style:table-column-properties style:column-width="10.178cm"/>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5.B1.1" style:family="table-column">
      <style:table-column-properties style:column-width="2.54cm"/>
    </style:style>
    <style:style style:name="Table5.B1.2" style:family="table-column">
      <style:table-column-properties style:column-width="1.429cm"/>
    </style:style>
    <style:style style:name="Table5.B1.3" style:family="table-column">
      <style:table-column-properties style:column-width="1.905cm"/>
    </style:style>
    <style:style style:name="Table5.B1.5" style:family="table-column">
      <style:table-column-properties style:column-width="2.399cm"/>
    </style:style>
    <style:style style:name="Table5.B1.1" style:family="table-row">
      <style:table-row-properties style:row-height="0.508cm" style:keep-together="false" fo:keep-together="always"/>
    </style:style>
    <style:style style:name="Table5.B1.1.1"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Table5.B1.5.1" style:family="table-cell">
      <style:table-cell-properties style:vertical-align="middle" fo:padding-left="0.191cm" fo:padding-right="0.191cm" fo:padding-top="0cm" fo:padding-bottom="0cm" fo:border-left="none" fo:border-right="0.018cm solid #000000" fo:border-top="0.018cm solid #000000" fo:border-bottom="none" style:writing-mode="lr-tb"/>
    </style:style>
    <style:style style:name="Table5.B1.1.2" style:family="table-cell">
      <style:table-cell-properties style:vertical-align="middle" fo:padding-left="0.191cm" fo:padding-right="0.191cm" fo:padding-top="0cm" fo:padding-bottom="0cm" fo:border="none" style:writing-mode="lr-tb"/>
    </style:style>
    <style:style style:name="Table5.B1.5.2" style:family="table-cell">
      <style:table-cell-properties style:vertical-align="middle" fo:padding-left="0.191cm" fo:padding-right="0.191cm" fo:padding-top="0cm" fo:padding-bottom="0cm" fo:border-left="none" fo:border-right="0.018cm solid #000000" fo:border-top="none" fo:border-bottom="none" style:writing-mode="lr-tb"/>
    </style:style>
    <style:style style:name="Table5.2" style:family="table-row">
      <style:table-row-properties style:row-height="1.095cm" style:keep-together="false" fo:keep-together="always"/>
    </style:style>
    <style:style style:name="Table5.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8.115cm" fo:margin-left="-0.168cm" table:align="left" style:writing-mode="lr-tb"/>
    </style:style>
    <style:style style:name="Table6.A" style:family="table-column">
      <style:table-column-properties style:column-width="7.938cm"/>
    </style:style>
    <style:style style:name="Table6.B" style:family="table-column">
      <style:table-column-properties style:column-width="5.874cm"/>
    </style:style>
    <style:style style:name="Table6.C" style:family="table-column">
      <style:table-column-properties style:column-width="4.30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style:vertical-align="top" fo:padding-left="0.191cm" fo:padding-right="0.191cm" fo:padding-top="0cm" fo:padding-bottom="0cm" fo:border="0.018cm solid #000000" style:writing-mode="lr-tb"/>
    </style:style>
    <style:style style:name="Table6.2" style:family="table-row">
      <style:table-row-properties style:row-height="1.859cm" style:keep-together="true" fo:keep-together="auto"/>
    </style:style>
    <style:style style:name="Table6.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6.C2" style:family="table-cell">
      <style:table-cell-properties style:vertical-align="middle" fo:padding-left="0.191cm" fo:padding-right="0.191cm" fo:padding-top="0cm" fo:padding-bottom="0cm" fo:border="0.018cm solid #000000" style:writing-mode="lr-tb"/>
    </style:style>
    <style:style style:name="Table6.3" style:family="table-row">
      <style:table-row-properties style:row-height="1.732cm" style:keep-together="true" fo:keep-together="auto"/>
    </style:style>
    <style:style style:name="Table7" style:family="table">
      <style:table-properties style:width="18.147cm" fo:margin-left="-0.199cm" table:align="left" style:writing-mode="lr-tb"/>
    </style:style>
    <style:style style:name="Table7.A" style:family="table-column">
      <style:table-column-properties style:column-width="7.144cm"/>
    </style:style>
    <style:style style:name="Table7.B" style:family="table-column">
      <style:table-column-properties style:column-width="7.461cm"/>
    </style:style>
    <style:style style:name="Table7.C" style:family="table-column">
      <style:table-column-properties style:column-width="3.542cm"/>
    </style:style>
    <style:style style:name="Table7.1" style:family="table-row">
      <style:table-row-properties style:min-row-height="0.508cm" style:keep-together="false" fo:keep-together="always"/>
    </style:style>
    <style:style style:name="Table7.A1" style:family="table-cell">
      <style:table-cell-properties style:vertical-align="middle" fo:padding-left="0.191cm" fo:padding-right="0.191cm" fo:padding-top="0cm" fo:padding-bottom="0cm" fo:border="0.018cm solid #000000" style:writing-mode="lr-tb"/>
    </style:style>
    <style:style style:name="Table7.2" style:family="table-row">
      <style:table-row-properties style:keep-together="false" fo:keep-together="always"/>
    </style:style>
    <style:style style:name="Table7.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3" style:family="table-row">
      <style:table-row-properties style:row-height="0.762cm" style:keep-together="false" fo:keep-together="always"/>
    </style:style>
    <style:style style:name="Table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8.179cm" fo:margin-left="-0.199cm" table:align="left" style:writing-mode="lr-tb"/>
    </style:style>
    <style:style style:name="Table8.A" style:family="table-column">
      <style:table-column-properties style:column-width="1.143cm"/>
    </style:style>
    <style:style style:name="Table8.B" style:family="table-column">
      <style:table-column-properties style:column-width="17.036cm"/>
    </style:style>
    <style:style style:name="Table8.1" style:family="table-row">
      <style:table-row-properties style:min-row-height="0.508cm" style:keep-together="true" fo:keep-together="auto"/>
    </style:style>
    <style:style style:name="Table8.A1" style:family="table-cell">
      <style:table-cell-properties style:vertical-align="middle" fo:padding-left="0.191cm" fo:padding-right="0.191cm" fo:padding-top="0cm" fo:padding-bottom="0cm" fo:border="0.018cm solid #000000" style:writing-mode="lr-tb"/>
    </style:style>
    <style:style style:name="Table8.2" style:family="table-row">
      <style:table-row-properties style:row-height="0.508cm" style:keep-together="false" fo:keep-together="always"/>
    </style:style>
    <style:style style:name="Table8.A2" style:family="table-cell">
      <style:table-cell-properties style:vertical-align="top" fo:padding-left="0.191cm" fo:padding-right="0.191cm" fo:padding-top="0cm" fo:padding-bottom="0cm" fo:border="0.018cm solid #000000" style:writing-mode="lr-tb"/>
    </style:style>
    <style:style style:name="Table8.3" style:family="table-row">
      <style:table-row-properties style:row-height="1.319cm" style:keep-together="false" fo:keep-together="always"/>
    </style:style>
    <style:style style:name="Table8.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8.B3" style:family="table-cell">
      <style:table-cell-properties style:vertical-align="middle" fo:padding-left="0.191cm" fo:padding-right="0.191cm" fo:padding-top="0cm" fo:padding-bottom="0cm" fo:border-left="none" fo:border-right="0.018cm solid #000000" fo:border-top="0.018cm solid #000000" fo:border-bottom="0.018cm solid #000000" style:writing-mode="lr-tb"/>
    </style:style>
    <style:style style:name="Table8.4" style:family="table-row">
      <style:table-row-properties style:row-height="1.256cm" style:keep-together="false" fo:keep-together="always"/>
    </style:style>
    <style:style style:name="Table8.5" style:family="table-row">
      <style:table-row-properties style:row-height="1.764cm" style:keep-together="false" fo:keep-together="always"/>
    </style:style>
    <style:style style:name="Table9" style:family="table">
      <style:table-properties style:width="18.147cm" fo:margin-left="-0.199cm" table:align="left" style:writing-mode="lr-tb"/>
    </style:style>
    <style:style style:name="Table9.A" style:family="table-column">
      <style:table-column-properties style:column-width="5.112cm"/>
    </style:style>
    <style:style style:name="Table9.B" style:family="table-column">
      <style:table-column-properties style:column-width="4.763cm"/>
    </style:style>
    <style:style style:name="Table9.C" style:family="table-column">
      <style:table-column-properties style:column-width="1.715cm"/>
    </style:style>
    <style:style style:name="Table9.D" style:family="table-column">
      <style:table-column-properties style:column-width="0.826cm"/>
    </style:style>
    <style:style style:name="Table9.E" style:family="table-column">
      <style:table-column-properties style:column-width="5.733cm"/>
    </style:style>
    <style:style style:name="Table9.1" style:family="table-row">
      <style:table-row-properties style:min-row-height="0.508cm" style:keep-together="false" fo:keep-together="always"/>
    </style:style>
    <style:style style:name="Table9.A1" style:family="table-cell">
      <style:table-cell-properties style:vertical-align="middle" fo:padding-left="0.191cm" fo:padding-right="0.191cm" fo:padding-top="0cm" fo:padding-bottom="0cm" fo:border="0.018cm solid #000000" style:writing-mode="lr-tb"/>
    </style:style>
    <style:style style:name="Table9.2" style:family="table-row">
      <style:table-row-properties style:keep-together="false" fo:keep-together="always"/>
    </style:style>
    <style:style style:name="Table9.A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9.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4" style:family="table-row">
      <style:table-row-properties style:row-height="0.762cm" style:keep-together="false" fo:keep-together="always"/>
    </style:style>
    <style:style style:name="Table9.A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E4" style:family="table-cell">
      <style:table-cell-properties style:vertical-align="top" fo:padding-left="0.191cm" fo:padding-right="0.191cm" fo:padding-top="0cm" fo:padding-bottom="0cm" fo:border="0.018cm solid #000000" style:writing-mode="lr-tb"/>
    </style:style>
    <style:style style:name="Table9.D6.1" style:family="table-column">
      <style:table-column-properties style:column-width="6.558cm"/>
    </style:style>
    <style:style style:name="Table9.D6.1" style:family="table-row">
      <style:table-row-properties style:row-height="0.882cm" style:keep-together="false" fo:keep-together="always"/>
    </style:style>
    <style:style style:name="Table10" style:family="table">
      <style:table-properties style:width="18.147cm" fo:margin-left="-0.199cm" table:align="left" style:writing-mode="lr-tb"/>
    </style:style>
    <style:style style:name="Table10.A" style:family="table-column">
      <style:table-column-properties style:column-width="18.147cm"/>
    </style:style>
    <style:style style:name="Table10.1" style:family="table-row">
      <style:table-row-properties style:min-row-height="0.508cm" style:keep-together="false" fo:keep-together="always"/>
    </style:style>
    <style:style style:name="Table10.A1" style:family="table-cell">
      <style:table-cell-properties style:vertical-align="middle" fo:padding-left="0.191cm" fo:padding-right="0.191cm" fo:padding-top="0cm" fo:padding-bottom="0cm" fo:border="0.018cm solid #000000" style:writing-mode="lr-tb"/>
    </style:style>
    <style:style style:name="Table10.2" style:family="table-row">
      <style:table-row-properties style:row-height="0.508cm" style:keep-together="true" fo:keep-together="auto"/>
    </style:style>
    <style:style style:name="Table10.A2"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e10.3" style:family="table-row">
      <style:table-row-properties style:row-height="1.016cm" style:keep-together="false" fo:keep-together="always"/>
    </style:style>
    <style:style style:name="Table10.A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8.147cm" fo:margin-left="-0.199cm" table:align="left" style:writing-mode="lr-tb"/>
    </style:style>
    <style:style style:name="Table11.A" style:family="table-column">
      <style:table-column-properties style:column-width="3.493cm"/>
    </style:style>
    <style:style style:name="Table11.B" style:family="table-column">
      <style:table-column-properties style:column-width="2.699cm"/>
    </style:style>
    <style:style style:name="Table11.C" style:family="table-column">
      <style:table-column-properties style:column-width="2.572cm"/>
    </style:style>
    <style:style style:name="Table11.D" style:family="table-column">
      <style:table-column-properties style:column-width="9.384cm"/>
    </style:style>
    <style:style style:name="Table11.1" style:family="table-row">
      <style:table-row-properties style:min-row-height="0.508cm" style:keep-together="false" fo:keep-together="always"/>
    </style:style>
    <style:style style:name="Table11.A1" style:family="table-cell">
      <style:table-cell-properties style:vertical-align="middle" fo:padding-left="0.191cm" fo:padding-right="0.191cm" fo:padding-top="0cm" fo:padding-bottom="0cm" fo:border="0.018cm solid #000000" style:writing-mode="lr-tb"/>
    </style:style>
    <style:style style:name="Table11.2" style:family="table-row">
      <style:table-row-properties style:row-height="0.508cm" style:keep-together="false" fo:keep-together="always"/>
    </style:style>
    <style:style style:name="Table11.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1.3" style:family="table-row">
      <style:table-row-properties style:row-height="0.794cm" style:keep-together="false" fo:keep-together="always"/>
    </style:style>
    <style:style style:name="Table11.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e11.B3" style:family="table-cell">
      <style:table-cell-properties style:vertical-align="middle" fo:padding-left="0.191cm" fo:padding-right="0.191cm" fo:padding-top="0cm" fo:padding-bottom="0cm" fo:border="none" style:writing-mode="lr-tb"/>
    </style:style>
    <style:style style:name="Table11.D3" style:family="table-cell">
      <style:table-cell-properties style:vertical-align="middle" fo:padding-left="0.191cm" fo:padding-right="0.191cm" fo:padding-top="0cm" fo:padding-bottom="0cm" fo:border-left="none" fo:border-right="0.018cm solid #000000" fo:border-top="none" fo:border-bottom="none" style:writing-mode="lr-tb"/>
    </style:style>
    <style:style style:name="Table11.4" style:family="table-row">
      <style:table-row-properties style:row-height="0.889cm" style:keep-together="false" fo:keep-together="always"/>
    </style:style>
    <style:style style:name="Table11.A4"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11.D4" style:family="table-cell">
      <style:table-cell-properties style:vertical-align="middle" fo:padding-left="0.191cm" fo:padding-right="0.191cm" fo:padding-top="0cm" fo:padding-bottom="0cm" fo:border-left="none" fo:border-right="0.018cm solid #000000" fo:border-top="none" fo:border-bottom="0.018cm solid #000000" style:writing-mode="lr-tb"/>
    </style:style>
    <style:style style:name="Table12" style:family="table">
      <style:table-properties style:width="18.179cm" fo:margin-left="-0.199cm" table:align="left" style:writing-mode="lr-tb"/>
    </style:style>
    <style:style style:name="Table12.A" style:family="table-column">
      <style:table-column-properties style:column-width="8.761cm"/>
    </style:style>
    <style:style style:name="Table12.B" style:family="table-column">
      <style:table-column-properties style:column-width="0.945cm"/>
    </style:style>
    <style:style style:name="Table12.C" style:family="table-column">
      <style:table-column-properties style:column-width="1.88cm"/>
    </style:style>
    <style:style style:name="Table12.D" style:family="table-column">
      <style:table-column-properties style:column-width="0.986cm"/>
    </style:style>
    <style:style style:name="Table12.E" style:family="table-column">
      <style:table-column-properties style:column-width="5.606cm"/>
    </style:style>
    <style:style style:name="Table12.1" style:family="table-row">
      <style:table-row-properties style:min-row-height="0.508cm" style:keep-together="true" fo:keep-together="auto"/>
    </style:style>
    <style:style style:name="Table12.A1" style:family="table-cell">
      <style:table-cell-properties style:vertical-align="middle" fo:padding-left="0.191cm" fo:padding-right="0.191cm" fo:padding-top="0cm" fo:padding-bottom="0cm" fo:border="0.018cm solid #000000" style:writing-mode="lr-tb"/>
    </style:style>
    <style:style style:name="Table12.2" style:family="table-row">
      <style:table-row-properties style:row-height="0.762cm" style:keep-together="true" fo:keep-together="auto"/>
    </style:style>
    <style:style style:name="Table12.A2"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2.B2"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Table12.E2" style:family="table-cell">
      <style:table-cell-properties style:vertical-align="middle" fo:padding-left="0.191cm" fo:padding-right="0.191cm" fo:padding-top="0cm" fo:padding-bottom="0cm" fo:border-left="none" fo:border-right="0.018cm solid #000000" fo:border-top="0.018cm solid #000000" fo:border-bottom="none" style:writing-mode="lr-tb"/>
    </style:style>
    <style:style style:name="Table12.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e12.B3" style:family="table-cell">
      <style:table-cell-properties style:vertical-align="middle" fo:padding-left="0.191cm" fo:padding-right="0.191cm" fo:padding-top="0cm" fo:padding-bottom="0cm" fo:border-left="none" fo:border-right="0.018cm solid #000000" fo:border-top="none" fo:border-bottom="none" style:writing-mode="lr-tb"/>
    </style:style>
    <style:style style:name="Table12.A4"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12.B4" style:family="table-cell">
      <style:table-cell-properties style:vertical-align="middle" fo:padding-left="0.191cm" fo:padding-right="0.191cm" fo:padding-top="0cm" fo:padding-bottom="0cm" fo:border-left="none" fo:border-right="0.018cm solid #000000" fo:border-top="none" fo:border-bottom="0.018cm solid #000000" style:writing-mode="lr-tb"/>
    </style:style>
    <style:style style:name="Table13" style:family="table">
      <style:table-properties style:width="18.433cm" fo:margin-left="-0.199cm" table:align="left" style:writing-mode="lr-tb"/>
    </style:style>
    <style:style style:name="Table13.A" style:family="table-column">
      <style:table-column-properties style:column-width="6.509cm"/>
    </style:style>
    <style:style style:name="Table13.B" style:family="table-column">
      <style:table-column-properties style:column-width="6.191cm"/>
    </style:style>
    <style:style style:name="Table13.C" style:family="table-column">
      <style:table-column-properties style:column-width="2.858cm"/>
    </style:style>
    <style:style style:name="Table13.D" style:family="table-column">
      <style:table-column-properties style:column-width="2.875cm"/>
    </style:style>
    <style:style style:name="Table13.1" style:family="table-row">
      <style:table-row-properties style:min-row-height="0.508cm" style:keep-together="false" fo:keep-together="always"/>
    </style:style>
    <style:style style:name="Table13.A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3.2" style:family="table-row">
      <style:table-row-properties style:min-row-height="0.556cm" style:keep-together="false" fo:keep-together="always"/>
    </style:style>
    <style:style style:name="Table13.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3.3" style:family="table-row">
      <style:table-row-properties style:keep-together="false" fo:keep-together="always"/>
    </style:style>
    <style:style style:name="Table1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3.C3.1" style:family="table-row">
      <style:table-row-properties style:min-row-height="0.347cm" style:keep-together="false" fo:keep-together="always"/>
    </style:style>
    <style:style style:name="Table13.C3.1.1" style:family="table-cell">
      <style:table-cell-properties style:vertical-align="top" fo:padding-left="0.191cm" fo:padding-right="0.191cm" fo:padding-top="0cm" fo:padding-bottom="0cm" fo:border="0.018cm solid #000000" style:writing-mode="lr-tb"/>
    </style:style>
    <style:style style:name="Table13.C3.2.2" style:family="table-cell">
      <style:table-cell-properties style:vertical-align="middle" fo:padding-left="0.191cm" fo:padding-right="0.191cm" fo:padding-top="0cm" fo:padding-bottom="0cm" fo:border="0.018cm solid #000000" style:writing-mode="lr-tb"/>
    </style:style>
    <style:style style:name="Table13.4" style:family="table-row">
      <style:table-row-properties style:row-height="1.27cm" style:keep-together="false" fo:keep-together="always"/>
    </style:style>
    <style:style style:name="Table14" style:family="table">
      <style:table-properties style:width="18.433cm" fo:margin-left="-0.199cm" table:align="left" style:writing-mode="lr-tb"/>
    </style:style>
    <style:style style:name="Table14.A" style:family="table-column">
      <style:table-column-properties style:column-width="4.445cm"/>
    </style:style>
    <style:style style:name="Table14.B" style:family="table-column">
      <style:table-column-properties style:column-width="1.588cm"/>
    </style:style>
    <style:style style:name="Table14.C" style:family="table-column">
      <style:table-column-properties style:column-width="1.27cm"/>
    </style:style>
    <style:style style:name="Table14.D" style:family="table-column">
      <style:table-column-properties style:column-width="0.318cm"/>
    </style:style>
    <style:style style:name="Table14.E" style:family="table-column">
      <style:table-column-properties style:column-width="0.953cm"/>
    </style:style>
    <style:style style:name="Table14.F" style:family="table-column">
      <style:table-column-properties style:column-width="7.144cm"/>
    </style:style>
    <style:style style:name="Table14.G" style:family="table-column">
      <style:table-column-properties style:column-width="2.716cm"/>
    </style:style>
    <style:style style:name="Table14.1" style:family="table-row">
      <style:table-row-properties style:min-row-height="0.508cm" style:keep-together="false" fo:keep-together="always"/>
    </style:style>
    <style:style style:name="Table14.A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4.2" style:family="table-row">
      <style:table-row-properties style:min-row-height="0.905cm" style:keep-together="false" fo:keep-together="always"/>
    </style:style>
    <style:style style:name="Table14.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3" style:family="table-row">
      <style:table-row-properties style:min-row-height="0.268cm" style:keep-together="false" fo:keep-together="always"/>
    </style:style>
    <style:style style:name="Table14.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4.G3" style:family="table-cell">
      <style:table-cell-properties style:vertical-align="top" fo:padding-left="0.191cm" fo:padding-right="0.191cm" fo:padding-top="0cm" fo:padding-bottom="0cm" fo:border="0.018cm solid #000000" style:writing-mode="lr-tb"/>
    </style:style>
    <style:style style:name="Table14.4" style:family="table-row">
      <style:table-row-properties style:row-height="1.27cm" style:keep-together="false" fo:keep-together="always"/>
    </style:style>
    <style:style style:name="Table14.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4.G4" style:family="table-cell">
      <style:table-cell-properties style:vertical-align="middle" fo:padding-left="0.191cm" fo:padding-right="0.191cm" fo:padding-top="0cm" fo:padding-bottom="0cm" fo:border="0.018cm solid #000000" style:writing-mode="lr-tb"/>
    </style:style>
    <style:style style:name="Table14.9" style:family="table-row">
      <style:table-row-properties style:row-height="0.635cm" style:keep-together="false" fo:keep-together="always"/>
    </style:style>
    <style:style style:name="Table14.B9"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14.F9" style:family="table-cell">
      <style:table-cell-properties style:vertical-align="middle" fo:padding-left="0.191cm" fo:padding-right="0.191cm" fo:padding-top="0cm" fo:padding-bottom="0cm" fo:border-left="none" fo:border-right="0.018cm solid #000000" fo:border-top="0.018cm solid #000000" fo:border-bottom="0.018cm solid #000000" style:writing-mode="lr-tb"/>
    </style:style>
    <style:style style:name="Table15" style:family="table">
      <style:table-properties style:width="18.433cm" fo:margin-left="-0.199cm" table:align="left" style:writing-mode="lr-tb"/>
    </style:style>
    <style:style style:name="Table15.A" style:family="table-column">
      <style:table-column-properties style:column-width="2.096cm"/>
    </style:style>
    <style:style style:name="Table15.B" style:family="table-column">
      <style:table-column-properties style:column-width="2.064cm"/>
    </style:style>
    <style:style style:name="Table15.C" style:family="table-column">
      <style:table-column-properties style:column-width="4.89cm"/>
    </style:style>
    <style:style style:name="Table15.D" style:family="table-column">
      <style:table-column-properties style:column-width="5.398cm"/>
    </style:style>
    <style:style style:name="Table15.E" style:family="table-column">
      <style:table-column-properties style:column-width="3.986cm"/>
    </style:style>
    <style:style style:name="Table15.1" style:family="table-row">
      <style:table-row-properties style:min-row-height="0.508cm" style:keep-together="false" fo:keep-together="always"/>
    </style:style>
    <style:style style:name="Table15.A1" style:family="table-cell">
      <style:table-cell-properties style:vertical-align="middle" fo:padding-left="0.191cm" fo:padding-right="0.191cm" fo:padding-top="0cm" fo:padding-bottom="0cm" fo:border="0.018cm solid #000000" style:writing-mode="lr-tb"/>
    </style:style>
    <style:style style:name="Table15.2" style:family="table-row">
      <style:table-row-properties style:keep-together="false" fo:keep-together="always"/>
    </style:style>
    <style:style style:name="Table15.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5.B2"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5.3" style:family="table-row">
      <style:table-row-properties style:row-height="0.684cm" style:keep-together="false" fo:keep-together="always"/>
    </style:style>
    <style:style style:name="Table15.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15.C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E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4" style:family="table-row">
      <style:table-row-properties style:row-height="0.635cm" style:keep-together="false" fo:keep-together="always"/>
    </style:style>
    <style:style style:name="Table15.9" style:family="table-row">
      <style:table-row-properties style:row-height="0.764cm" style:keep-together="false" fo:keep-together="always"/>
    </style:style>
    <style:style style:name="Table15.A9" style:family="table-cell">
      <style:table-cell-properties style:vertical-align="bottom" fo:padding-left="0.191cm" fo:padding-right="0.191cm" fo:padding-top="0cm" fo:padding-bottom="0cm" fo:border-left="0.018cm solid #000000" fo:border-right="0.018cm solid #000000" fo:border-top="0.018cm solid #000000" fo:border-bottom="none" style:writing-mode="lr-tb"/>
    </style:style>
    <style:style style:name="Table15.10" style:family="table-row">
      <style:table-row-properties style:row-height="1.002cm" style:keep-together="false" fo:keep-together="always"/>
    </style:style>
    <style:style style:name="Table15.A10" style:family="table-cell">
      <style:table-cell-properties style:vertical-align="top" fo:padding-left="0.191cm" fo:padding-right="0.191cm" fo:padding-top="0cm" fo:padding-bottom="0cm" fo:border="0.018cm solid #000000" style:writing-mode="lr-tb"/>
    </style:style>
    <style:style style:name="Table15.11" style:family="table-row">
      <style:table-row-properties style:row-height="13.162cm" style:keep-together="false" fo:keep-together="always"/>
    </style:style>
    <style:style style:name="Table16" style:family="table">
      <style:table-properties style:width="18.433cm" fo:margin-left="-0.199cm" table:align="left" style:writing-mode="lr-tb"/>
    </style:style>
    <style:style style:name="Table16.A" style:family="table-column">
      <style:table-column-properties style:column-width="18.433cm"/>
    </style:style>
    <style:style style:name="Table16.1" style:family="table-row">
      <style:table-row-properties style:row-height="0.508cm" style:keep-together="false" fo:keep-together="always"/>
    </style:style>
    <style:style style:name="Table16.A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6.2" style:family="table-row">
      <style:table-row-properties style:row-height="1.78cm" style:keep-together="false" fo:keep-together="always"/>
    </style:style>
    <style:style style:name="Table16.A2"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8.433cm" fo:margin-left="-0.199cm" table:align="left" style:writing-mode="lr-tb"/>
    </style:style>
    <style:style style:name="Table17.A" style:family="table-column">
      <style:table-column-properties style:column-width="18.433cm"/>
    </style:style>
    <style:style style:name="Table17.1" style:family="table-row">
      <style:table-row-properties style:row-height="0.508cm" style:keep-together="false" fo:keep-together="always"/>
    </style:style>
    <style:style style:name="Table17.A1" style:family="table-cell">
      <style:table-cell-properties style:vertical-align="middle" fo:padding-left="0.191cm" fo:padding-right="0.191cm" fo:padding-top="0cm" fo:padding-bottom="0cm" fo:border="0.018cm solid #000000" style:writing-mode="lr-tb"/>
    </style:style>
    <style:style style:name="Table17.2" style:family="table-row">
      <style:table-row-properties style:row-height="1.415cm" style:keep-together="false" fo:keep-together="always"/>
    </style:style>
    <style:style style:name="Table17.A2"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8.464cm" fo:margin-left="-0.199cm" table:align="left" style:writing-mode="lr-tb"/>
    </style:style>
    <style:style style:name="Table18.A" style:family="table-column">
      <style:table-column-properties style:column-width="7.144cm"/>
    </style:style>
    <style:style style:name="Table18.B" style:family="table-column">
      <style:table-column-properties style:column-width="7.969cm"/>
    </style:style>
    <style:style style:name="Table18.C" style:family="table-column">
      <style:table-column-properties style:column-width="3.351cm"/>
    </style:style>
    <style:style style:name="Table18.1" style:family="table-row">
      <style:table-row-properties style:min-row-height="0.508cm" style:keep-together="false" fo:keep-together="always"/>
    </style:style>
    <style:style style:name="Table18.A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8.2" style:family="table-row">
      <style:table-row-properties style:keep-together="false" fo:keep-together="always"/>
    </style:style>
    <style:style style:name="Table18.A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8.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8.C3" style:family="table-cell">
      <style:table-cell-properties style:vertical-align="middle" fo:padding-left="0.191cm" fo:padding-right="0.191cm" fo:padding-top="0cm" fo:padding-bottom="0cm" fo:border="0.018cm solid #000000" style:writing-mode="lr-tb"/>
    </style:style>
    <style:style style:name="Table18.4" style:family="table-row">
      <style:table-row-properties style:row-height="1.016cm" style:keep-together="false" fo:keep-together="always"/>
    </style:style>
    <style:style style:name="Table18.A4"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19" style:family="table">
      <style:table-properties style:width="18.433cm" fo:margin-left="-0.199cm" table:align="left" style:writing-mode="lr-tb"/>
    </style:style>
    <style:style style:name="Table19.A" style:family="table-column">
      <style:table-column-properties style:column-width="3.683cm"/>
    </style:style>
    <style:style style:name="Table19.B" style:family="table-column">
      <style:table-column-properties style:column-width="0.953cm"/>
    </style:style>
    <style:style style:name="Table19.C" style:family="table-column">
      <style:table-column-properties style:column-width="3.334cm"/>
    </style:style>
    <style:style style:name="Table19.E" style:family="table-column">
      <style:table-column-properties style:column-width="5.239cm"/>
    </style:style>
    <style:style style:name="Table19.G" style:family="table-column">
      <style:table-column-properties style:column-width="3.32cm"/>
    </style:style>
    <style:style style:name="Table19.1" style:family="table-row">
      <style:table-row-properties style:row-height="0.508cm" style:keep-together="false" fo:keep-together="always"/>
    </style:style>
    <style:style style:name="Table19.A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9.2" style:family="table-row">
      <style:table-row-properties style:row-height="6.193cm" style:keep-together="false" fo:keep-together="always"/>
    </style:style>
    <style:style style:name="Table19.A2" style:family="table-cell">
      <style:table-cell-properties style:vertical-align="top" fo:padding-left="0.191cm" fo:padding-right="0.191cm" fo:padding-top="0cm" fo:padding-bottom="0cm" fo:border="0.018cm solid #000000" style:writing-mode="lr-tb"/>
    </style:style>
    <style:style style:name="Table19.3" style:family="table-row">
      <style:table-row-properties style:row-height="0.78cm" style:keep-together="false" fo:keep-together="always"/>
    </style:style>
    <style:style style:name="Table19.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9.B3"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19.G3" style:family="table-cell">
      <style:table-cell-properties style:vertical-align="middle" fo:padding-left="0.191cm" fo:padding-right="0.191cm" fo:padding-top="0cm" fo:padding-bottom="0cm" fo:border-left="none" fo:border-right="0.018cm solid #000000" fo:border-top="0.018cm solid #000000" fo:border-bottom="0.018cm solid #000000" style:writing-mode="lr-tb"/>
    </style:style>
    <style:style style:name="Table20" style:family="table">
      <style:table-properties style:width="18.433cm" fo:margin-left="-0.199cm" table:align="left" style:writing-mode="lr-tb"/>
    </style:style>
    <style:style style:name="Table20.A" style:family="table-column">
      <style:table-column-properties style:column-width="18.433cm"/>
    </style:style>
    <style:style style:name="Table20.1" style:family="table-row">
      <style:table-row-properties style:row-height="0.508cm" style:keep-together="false" fo:keep-together="always"/>
    </style:style>
    <style:style style:name="Table20.A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20.2" style:family="table-row">
      <style:table-row-properties style:row-height="1.97cm" style:keep-together="false" fo:keep-together="always"/>
    </style:style>
    <style:style style:name="Table20.A2" style:family="table-cell">
      <style:table-cell-properties style:vertical-align="top" fo:padding-left="0.191cm" fo:padding-right="0.191cm" fo:padding-top="0cm" fo:padding-bottom="0cm" fo:border="0.018cm solid #000000" style:writing-mode="lr-tb"/>
    </style:style>
    <style:style style:name="Table20.3" style:family="table-row">
      <style:table-row-properties style:row-height="13.353cm" style:keep-together="false" fo:keep-together="always"/>
    </style:style>
    <style:style style:name="P1" style:family="paragraph" style:parent-style-name="Footer">
      <style:paragraph-properties>
        <style:tab-stops>
          <style:tab-stop style:position="7.62cm" style:type="center"/>
          <style:tab-stop style:position="16.51cm" style:type="right"/>
        </style:tab-stops>
      </style:paragraph-properties>
    </style:style>
    <style:style style:name="P2" style:family="paragraph" style:parent-style-name="Footer">
      <style:paragraph-properties>
        <style:tab-stops>
          <style:tab-stop style:position="7.62cm" style:type="center"/>
          <style:tab-stop style:position="17.78cm" style:type="right"/>
        </style:tab-stops>
      </style:paragraph-properties>
    </style:style>
    <style:style style:name="P3" style:family="paragraph" style:parent-style-name="Footer">
      <style:paragraph-properties fo:text-align="end" style:justify-single-word="false">
        <style:tab-stops>
          <style:tab-stop style:position="7.62cm" style:type="center"/>
          <style:tab-stop style:position="17.78cm" style:type="right"/>
        </style:tab-stops>
      </style:paragraph-properties>
    </style:style>
    <style:style style:name="P4" style:family="paragraph" style:parent-style-name="Footer">
      <style:text-properties style:font-name="Arial" fo:font-size="10pt" fo:font-style="normal" style:font-size-asian="10pt" style:font-style-asian="normal" style:font-size-complex="10pt" style:font-style-complex="normal"/>
    </style:style>
    <style:style style:name="P5" style:family="paragraph" style:parent-style-name="Header">
      <style:paragraph-properties>
        <style:tab-stops>
          <style:tab-stop style:position="7.62cm" style:type="center"/>
          <style:tab-stop style:position="18.733cm" style:type="right"/>
        </style:tab-stops>
      </style:paragraph-properties>
    </style:style>
    <style:style style:name="P6" style:family="paragraph" style:parent-style-name="Header">
      <style:paragraph-properties>
        <style:tab-stops/>
      </style:paragraph-properties>
    </style:style>
    <style:style style:name="P7" style:family="paragraph" style:parent-style-name="Header">
      <style:paragraph-properties style:snap-to-layout-grid="false">
        <style:tab-stops>
          <style:tab-stop style:position="1.08cm"/>
          <style:tab-stop style:position="10.139cm"/>
          <style:tab-stop style:position="15.261cm"/>
        </style:tab-stops>
      </style:paragraph-properties>
    </style:style>
    <style:style style:name="P8" style:family="paragraph" style:parent-style-name="Header">
      <style:paragraph-properties>
        <style:tab-stops>
          <style:tab-stop style:position="1.08cm"/>
          <style:tab-stop style:position="10.139cm"/>
          <style:tab-stop style:position="15.261cm"/>
        </style:tab-stops>
      </style:paragraph-properties>
      <style:text-properties fo:font-size="10pt" style:font-size-asian="10pt" style:font-size-complex="10pt"/>
    </style:style>
    <style:style style:name="P9" style:family="paragraph" style:parent-style-name="Header">
      <style:paragraph-properties>
        <style:tab-stops/>
      </style:paragraph-properties>
      <style:text-properties fo:font-size="10pt" style:font-size-asian="10pt" style:font-size-complex="10pt"/>
    </style:style>
    <style:style style:name="P10" style:family="paragraph" style:parent-style-name="Header">
      <style:paragraph-properties style:snap-to-layout-grid="false">
        <style:tab-stops/>
      </style:paragraph-properties>
      <style:text-properties fo:font-size="10pt" fo:language="en" fo:country="GB" fo:font-weight="bold" style:font-size-asian="10pt" style:font-weight-asian="bold" style:font-size-complex="10pt" style:font-weight-complex="bold"/>
    </style:style>
    <style:style style:name="P11" style:family="paragraph" style:parent-style-name="Header">
      <style:paragraph-properties fo:hyphenation-ladder-count="no-limit">
        <style:tab-stops/>
      </style:paragraph-properties>
      <style:text-properties fo:letter-spacing="-0.004cm" fo:language="en" fo:country="GB" fo:hyphenate="false" fo:hyphenation-remain-char-count="2" fo:hyphenation-push-char-count="2"/>
    </style:style>
    <style:style style:name="P12" style:family="paragraph" style:parent-style-name="Header">
      <style:paragraph-properties>
        <style:tab-stops/>
      </style:paragraph-properties>
      <style:text-properties fo:font-size="12pt" fo:language="en" fo:country="GB" fo:font-weight="bold" style:font-size-asian="12pt" style:font-weight-asian="bold" style:font-size-complex="12pt"/>
    </style:style>
    <style:style style:name="P13" style:family="paragraph" style:parent-style-name="Header">
      <style:paragraph-properties style:snap-to-layout-grid="false">
        <style:tab-stops>
          <style:tab-stop style:position="1.111cm"/>
          <style:tab-stop style:position="5.08cm"/>
          <style:tab-stop style:position="10.139cm"/>
          <style:tab-stop style:position="15.261cm"/>
        </style:tab-stops>
      </style:paragraph-properties>
    </style:style>
    <style:style style:name="P14" style:family="paragraph" style:parent-style-name="Header">
      <style:paragraph-properties>
        <style:tab-stops/>
      </style:paragraph-properties>
      <style:text-properties fo:font-size="9pt" fo:letter-spacing="-0.004cm" fo:language="en" fo:country="GB" fo:font-weight="bold" style:font-size-asian="9pt" style:font-weight-asian="bold" style:font-size-complex="9pt"/>
    </style:style>
    <style:style style:name="P15" style:family="paragraph" style:parent-style-name="Standard">
      <style:paragraph-properties style:snap-to-layout-grid="false"/>
    </style:style>
    <style:style style:name="P16" style:family="paragraph" style:parent-style-name="Standard">
      <style:text-properties style:font-name="Arial"/>
    </style:style>
    <style:style style:name="P17" style:family="paragraph" style:parent-style-name="Standard">
      <style:text-properties style:font-name="Arial" fo:font-size="8pt" style:font-size-asian="8pt" style:font-name-complex="Arial" style:font-size-complex="8pt"/>
    </style:style>
    <style:style style:name="P18" style:family="paragraph" style:parent-style-name="Standard">
      <style:paragraph-properties style:snap-to-layout-grid="false"/>
      <style:text-properties style:font-name="Arial" fo:font-size="8pt" style:font-size-asian="8pt" style:font-name-complex="Arial" style:font-size-complex="8pt"/>
    </style:style>
    <style:style style:name="P19" style:family="paragraph" style:parent-style-name="Standard">
      <style:paragraph-properties fo:text-align="center" style:justify-single-word="false" style:snap-to-layout-grid="false"/>
      <style:text-properties style:font-name="Arial" fo:font-size="8pt" style:font-size-asian="8pt" style:font-name-complex="Arial" style:font-size-complex="8pt"/>
    </style:style>
    <style:style style:name="P20" style:family="paragraph" style:parent-style-name="Standard">
      <style:paragraph-properties fo:text-align="center" style:justify-single-word="false" style:snap-to-layout-grid="false">
        <style:tab-stops>
          <style:tab-stop style:position="1.27cm"/>
        </style:tab-stops>
      </style:paragraph-properties>
      <style:text-properties style:font-name="Arial" fo:font-size="8pt" style:font-size-asian="8pt" style:font-name-complex="Arial" style:font-size-complex="8pt"/>
    </style:style>
    <style:style style:name="P21" style:family="paragraph" style:parent-style-name="Standard">
      <style:paragraph-properties fo:text-align="center" style:justify-single-word="false" fo:hyphenation-ladder-count="no-limit">
        <style:tab-stops>
          <style:tab-stop style:position="-1.27cm"/>
          <style:tab-stop style:position="0cm"/>
          <style:tab-stop style:position="0.533cm"/>
          <style:tab-stop style:position="0.933cm"/>
          <style:tab-stop style:position="1.334cm"/>
        </style:tab-stops>
      </style:paragraph-properties>
      <style:text-properties style:font-name="Arial" fo:font-size="8pt" fo:letter-spacing="-0.004cm" fo:language="en" fo:country="GB" fo:font-weight="bold" style:font-size-asian="8pt" style:font-weight-asian="bold" style:font-name-complex="Arial" style:font-size-complex="8pt" style:font-weight-complex="bold" fo:hyphenate="false" fo:hyphenation-remain-char-count="2" fo:hyphenation-push-char-count="2"/>
    </style:style>
    <style:style style:name="P22" style:family="paragraph" style:parent-style-name="Standard">
      <style:text-properties style:font-name="Arial" fo:font-size="8pt" fo:font-weight="bold" style:font-size-asian="8pt" style:font-weight-asian="bold" style:font-name-complex="Arial" style:font-size-complex="8pt"/>
    </style:style>
    <style:style style:name="P23" style:family="paragraph" style:parent-style-name="Standard">
      <style:text-properties style:font-name="Arial" fo:font-size="8pt" fo:font-style="italic" style:font-size-asian="8pt" style:font-style-asian="italic" style:font-name-complex="Arial" style:font-size-complex="8pt"/>
    </style:style>
    <style:style style:name="P24" style:family="paragraph" style:parent-style-name="Standard">
      <style:text-properties style:font-name="Arial" style:font-name-complex="Arial"/>
    </style:style>
    <style:style style:name="P25" style:family="paragraph" style:parent-style-name="Standard">
      <style:paragraph-properties fo:hyphenation-ladder-count="no-limit"/>
      <style:text-properties style:font-name="Arial" fo:letter-spacing="-0.004cm" fo:language="en" fo:country="GB" style:text-underline-style="solid" style:text-underline-width="auto" style:text-underline-color="font-color" fo:font-weight="bold" style:font-weight-asian="bold" style:font-name-complex="Arial" fo:hyphenate="false" fo:hyphenation-remain-char-count="2" fo:hyphenation-push-char-count="2"/>
    </style:style>
    <style:style style:name="P26" style:family="paragraph" style:parent-style-name="Standard">
      <style:paragraph-properties fo:hyphenation-ladder-count="no-limit"/>
      <style:text-properties style:font-name="Arial" fo:letter-spacing="-0.004cm" fo:language="en" fo:country="GB" fo:font-weight="bold" style:font-weight-asian="bold" style:font-name-complex="Arial" style:font-weight-complex="bold" fo:hyphenate="false" fo:hyphenation-remain-char-count="2" fo:hyphenation-push-char-count="2"/>
    </style:style>
    <style:style style:name="P27" style:family="paragraph" style:parent-style-name="Standard">
      <style:paragraph-properties fo:hyphenation-ladder-count="no-limit"/>
      <style:text-properties style:font-name="Arial" fo:letter-spacing="-0.004cm" fo:language="en" fo:country="GB" style:font-name-complex="Arial" fo:hyphenate="false" fo:hyphenation-remain-char-count="2" fo:hyphenation-push-char-count="2"/>
    </style:style>
    <style:style style:name="P28" style:family="paragraph" style:parent-style-name="Standard">
      <style:paragraph-properties fo:hyphenation-ladder-count="no-limit">
        <style:tab-stops>
          <style:tab-stop style:position="-1.27cm"/>
          <style:tab-stop style:position="0cm"/>
          <style:tab-stop style:position="1.27cm"/>
          <style:tab-stop style:position="2.54cm"/>
        </style:tab-stops>
      </style:paragraph-properties>
      <style:text-properties style:font-name="Arial" fo:letter-spacing="-0.004cm" fo:language="en" fo:country="GB" style:font-name-complex="Arial" fo:hyphenate="false" fo:hyphenation-remain-char-count="2" fo:hyphenation-push-char-count="2"/>
    </style:style>
    <style:style style:name="P29" style:family="paragraph" style:parent-style-name="Standard">
      <style:paragraph-properties fo:hyphenation-ladder-count="no-limit"/>
      <style:text-properties style:font-name="Arial" fo:font-size="10pt" fo:letter-spacing="-0.004cm" fo:language="en" fo:country="GB" fo:font-weight="bold" style:font-size-asian="10pt" style:font-weight-asian="bold" style:font-name-complex="Arial" style:font-size-complex="10pt" style:font-weight-complex="bold" fo:hyphenate="false" fo:hyphenation-remain-char-count="2" fo:hyphenation-push-char-count="2"/>
    </style:style>
    <style:style style:name="P30" style:family="paragraph" style:parent-style-name="Standard">
      <style:text-properties style:font-name="Arial" fo:font-size="10pt" style:font-size-asian="10pt" style:font-name-complex="Arial" style:font-size-complex="10pt"/>
    </style:style>
    <style:style style:name="P31"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32" style:family="paragraph" style:parent-style-name="Standard">
      <style:text-properties style:font-name="Arial" fo:language="en" fo:country="CA" style:language-asian="zxx" style:country-asian="none" style:font-name-complex="Arial"/>
    </style:style>
    <style:style style:name="P33" style:family="paragraph" style:parent-style-name="Standard">
      <style:paragraph-properties style:snap-to-layout-grid="false"/>
      <style:text-properties style:font-name="Arial" fo:font-size="9pt" fo:font-weight="bold" style:font-size-asian="9pt" style:font-weight-asian="bold" style:font-name-complex="Arial" style:font-size-complex="9pt" style:font-weight-complex="bold"/>
    </style:style>
    <style:style style:name="P34" style:family="paragraph" style:parent-style-name="Standard">
      <style:text-properties style:font-name="Arial" fo:font-size="9pt" style:font-size-asian="9pt" style:font-name-complex="Arial" style:font-size-complex="9pt"/>
    </style:style>
    <style:style style:name="P35" style:family="paragraph" style:parent-style-name="Standard">
      <style:paragraph-properties fo:text-align="end" style:justify-single-word="false" style:snap-to-layout-grid="false"/>
      <style:text-properties style:font-name="Arial" fo:font-size="9pt" style:font-size-asian="9pt" style:font-name-complex="Arial" style:font-size-complex="9pt"/>
    </style:style>
    <style:style style:name="P36" style:family="paragraph" style:parent-style-name="Standard">
      <style:paragraph-properties style:snap-to-layout-grid="false"/>
      <style:text-properties style:font-name="Arial" fo:language="zxx" fo:country="none" style:language-asian="zxx" style:country-asian="none" style:font-name-complex="Arial"/>
    </style:style>
    <style:style style:name="P37" style:family="paragraph" style:parent-style-name="Standard">
      <style:paragraph-properties style:snap-to-layout-grid="false"/>
      <style:text-properties style:font-name="Arial"/>
    </style:style>
    <style:style style:name="P38" style:family="paragraph" style:parent-style-name="Standard">
      <style:paragraph-properties style:snap-to-layout-grid="false"/>
      <style:text-properties style:font-name="Arial" fo:font-size="11pt" style:font-size-asian="11pt" style:font-size-complex="11pt"/>
    </style:style>
    <style:style style:name="P39" style:family="paragraph" style:parent-style-name="Standard">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40" style:family="paragraph" style:parent-style-name="Standard">
      <style:text-properties style:font-name="Arial" fo:font-size="12pt" style:font-size-asian="12pt" style:font-size-complex="12pt"/>
    </style:style>
    <style:style style:name="P41" style:family="paragraph" style:parent-style-name="Standard">
      <style:paragraph-properties style:snap-to-layout-grid="false"/>
      <style:text-properties style:font-name="Arial" fo:font-size="12pt" fo:language="en" fo:country="GB" style:font-size-asian="12pt" style:font-size-complex="12pt"/>
    </style:style>
    <style:style style:name="P42" style:family="paragraph" style:parent-style-name="Standard">
      <style:paragraph-properties style:snap-to-layout-grid="false"/>
      <style:text-properties style:font-name="Arial" fo:font-size="12pt" fo:language="en" fo:country="GB" style:font-size-asian="10.5pt" style:font-size-complex="12pt"/>
    </style:style>
    <style:style style:name="P43" style:family="paragraph" style:parent-style-name="Standard">
      <style:paragraph-properties fo:text-align="start" style:justify-single-word="false" style:snap-to-layout-grid="false"/>
      <style:text-properties style:font-name="Arial" fo:font-size="12pt" fo:language="en" fo:country="GB" style:text-underline-style="none"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snap-to-layout-grid="false"/>
      <style:text-properties style:font-name="Arial" fo:font-size="12pt" fo:language="en" fo:country="GB" style:text-underline-style="none" fo:font-weight="normal"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46" style:family="paragraph" style:parent-style-name="Standard">
      <style:text-properties style:font-name="Arial" fo:font-size="12pt" fo:font-style="normal" style:font-size-asian="12pt" style:font-style-asian="normal" style:font-size-complex="12pt" style:font-style-complex="normal"/>
    </style:style>
    <style:style style:name="P47" style:family="paragraph" style:parent-style-name="Standard">
      <style:paragraph-properties fo:text-align="end" style:justify-single-word="false"/>
    </style:style>
    <style:style style:name="P48" style:family="paragraph" style:parent-style-name="Standard">
      <style:paragraph-properties fo:hyphenation-ladder-count="no-limit"/>
      <style:text-properties fo:hyphenate="false" fo:hyphenation-remain-char-count="2" fo:hyphenation-push-char-count="2"/>
    </style:style>
    <style:style style:name="P49" style:family="paragraph" style:parent-style-name="Standard">
      <style:paragraph-properties fo:hyphenation-ladder-count="no-limit">
        <style:tab-stops>
          <style:tab-stop style:position="-1.27cm"/>
          <style:tab-stop style:position="0cm"/>
          <style:tab-stop style:position="1.27cm"/>
          <style:tab-stop style:position="2.54cm"/>
        </style:tab-stops>
      </style:paragraph-properties>
      <style:text-properties fo:hyphenate="false" fo:hyphenation-remain-char-count="2" fo:hyphenation-push-char-count="2"/>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tab-stops>
          <style:tab-stop style:position="0.953cm"/>
        </style:tab-stops>
      </style:paragraph-properties>
    </style:style>
    <style:style style:name="P52" style:family="paragraph" style:parent-style-name="Standard">
      <style:paragraph-properties style:snap-to-layout-grid="false">
        <style:tab-stops>
          <style:tab-stop style:position="0.931cm"/>
        </style:tab-stops>
      </style:paragraph-properties>
    </style:style>
    <style:style style:name="P53" style:family="paragraph" style:parent-style-name="Standard">
      <style:paragraph-properties style:snap-to-layout-grid="false">
        <style:tab-stops>
          <style:tab-stop style:position="1.27cm"/>
        </style:tab-stops>
      </style:paragraph-properties>
    </style:style>
    <style:style style:name="P54" style:family="paragraph" style:parent-style-name="Standard">
      <style:paragraph-properties fo:margin-top="0.071cm" fo:margin-bottom="0cm" fo:hyphenation-ladder-count="no-limit">
        <style:tab-stops>
          <style:tab-stop style:position="-1.27cm"/>
        </style:tab-stops>
      </style:paragraph-properties>
      <style:text-properties fo:hyphenate="false" fo:hyphenation-remain-char-count="2" fo:hyphenation-push-char-count="2"/>
    </style:style>
    <style:style style:name="P55" style:family="paragraph" style:parent-style-name="Standard">
      <style:paragraph-properties fo:margin-top="0.071cm" fo:margin-bottom="0cm" style:snap-to-layout-grid="false"/>
      <style:text-properties style:font-name="Arial" fo:font-size="8pt" style:font-size-asian="8pt" style:font-name-complex="Arial" style:font-size-complex="8pt"/>
    </style:style>
    <style:style style:name="P56" style:family="paragraph" style:parent-style-name="Standard">
      <style:paragraph-properties fo:margin-top="0.071cm" fo:margin-bottom="0cm" style:snap-to-layout-grid="false"/>
      <style:text-properties style:font-name="Arial" fo:font-size="9pt" style:font-size-asian="9pt" style:font-name-complex="Arial" style:font-size-complex="9pt"/>
    </style:style>
    <style:style style:name="P57" style:family="paragraph" style:parent-style-name="Heading_20_8">
      <style:paragraph-properties fo:margin-top="0.071cm" fo:margin-bottom="0cm" style:snap-to-layout-grid="false"/>
    </style:style>
    <style:style style:name="P58" style:family="paragraph" style:parent-style-name="Heading_20_8">
      <style:paragraph-properties fo:margin-top="0.071cm" fo:margin-bottom="0cm" style:snap-to-layout-grid="false"/>
      <style:text-properties fo:font-weight="normal" style:font-weight-asian="normal"/>
    </style:style>
    <style:style style:name="P59" style:family="paragraph" style:parent-style-name="Heading_20_8">
      <style:paragraph-properties fo:margin-top="0.071cm" fo:margin-bottom="0cm" style:snap-to-layout-grid="false"/>
      <style:text-properties fo:font-weight="normal" style:font-weight-asian="normal" style:font-weight-complex="normal"/>
    </style:style>
    <style:style style:name="P60" style:family="paragraph" style:parent-style-name="Heading_20_8">
      <style:paragraph-properties fo:margin-top="0.071cm" fo:margin-bottom="0cm" style:snap-to-layout-grid="false"/>
      <style:text-properties fo:font-size="9pt" fo:font-weight="normal" style:font-size-asian="9pt" style:font-weight-asian="normal" style:font-size-complex="9pt"/>
    </style:style>
    <style:style style:name="P61" style:family="paragraph" style:parent-style-name="Header">
      <style:paragraph-properties fo:margin-top="0.071cm" fo:margin-bottom="0cm">
        <style:tab-stops/>
      </style:paragraph-properties>
    </style:style>
    <style:style style:name="P62" style:family="paragraph" style:parent-style-name="Header">
      <style:paragraph-properties fo:margin-top="0.071cm" fo:margin-bottom="0cm" style:snap-to-layout-grid="false">
        <style:tab-stops/>
      </style:paragraph-properties>
    </style:style>
    <style:style style:name="P63" style:family="paragraph" style:parent-style-name="Header">
      <style:paragraph-properties fo:margin-top="0.071cm" fo:margin-bottom="0cm" style:snap-to-layout-grid="false">
        <style:tab-stops/>
      </style:paragraph-properties>
      <style:text-properties fo:font-size="9pt" style:font-size-asian="9pt" style:font-size-complex="9pt"/>
    </style:style>
    <style:style style:name="P64" style:family="paragraph" style:parent-style-name="Header">
      <style:paragraph-properties fo:margin-top="0.071cm" fo:margin-bottom="0cm">
        <style:tab-stops/>
      </style:paragraph-properties>
      <style:text-properties fo:font-size="9pt" fo:letter-spacing="-0.004cm" fo:language="en" fo:country="GB" style:font-size-asian="9pt" style:font-size-complex="9pt"/>
    </style:style>
    <style:style style:name="P65" style:family="paragraph" style:parent-style-name="Header">
      <style:paragraph-properties fo:margin-top="0.071cm" fo:margin-bottom="0cm" style:snap-to-layout-grid="false">
        <style:tab-stops/>
      </style:paragraph-properties>
      <style:text-properties fo:font-size="9pt" fo:letter-spacing="-0.004cm" fo:language="en" fo:country="GB" style:font-size-asian="9pt" style:font-size-complex="9pt" style:font-weight-complex="bold"/>
    </style:style>
    <style:style style:name="P66" style:family="paragraph" style:parent-style-name="Header">
      <style:paragraph-properties fo:margin-top="0.071cm" fo:margin-bottom="0cm" style:snap-to-layout-grid="false">
        <style:tab-stops/>
      </style:paragraph-properties>
      <style:text-properties style:font-weight-complex="bold"/>
    </style:style>
    <style:style style:name="P67" style:family="paragraph" style:parent-style-name="Text_20_body">
      <style:paragraph-properties fo:margin-top="0.071cm" fo:margin-bottom="0cm" style:snap-to-layout-grid="false"/>
      <style:text-properties fo:font-weight="normal" style:font-weight-asian="normal" style:font-weight-complex="normal"/>
    </style:style>
    <style:style style:name="P68" style:family="paragraph" style:parent-style-name="Standard">
      <style:paragraph-properties fo:margin-top="0cm" fo:margin-bottom="0.212cm" fo:hyphenation-ladder-count="no-limit"/>
      <style:text-properties style:font-name="Arial" fo:letter-spacing="-0.004cm" fo:language="en" fo:country="GB" style:font-name-complex="Arial" fo:hyphenate="false" fo:hyphenation-remain-char-count="2" fo:hyphenation-push-char-count="2"/>
    </style:style>
    <style:style style:name="P69" style:family="paragraph" style:parent-style-name="Standard">
      <style:paragraph-properties fo:margin-top="0cm" fo:margin-bottom="0.212cm" fo:keep-with-next="always">
        <style:tab-stops>
          <style:tab-stop style:position="-1.27cm"/>
          <style:tab-stop style:position="0.933cm"/>
          <style:tab-stop style:position="1.334cm"/>
          <style:tab-stop style:position="3.016cm"/>
        </style:tab-stops>
      </style:paragraph-properties>
    </style:style>
    <style:style style:name="P70" style:family="paragraph" style:parent-style-name="Standard">
      <style:paragraph-properties fo:margin-top="0cm" fo:margin-bottom="0.212cm" fo:keep-with-next="always">
        <style:tab-stops>
          <style:tab-stop style:position="-1.27cm"/>
          <style:tab-stop style:position="0cm"/>
        </style:tab-stops>
      </style:paragraph-properties>
    </style:style>
    <style:style style:name="P71" style:family="paragraph" style:parent-style-name="TOA_20_Heading">
      <style:paragraph-properties fo:margin-top="0cm" fo:margin-bottom="0.212cm" fo:orphans="2" fo:widows="2" fo:hyphenation-ladder-count="no-limit" fo:keep-with-next="always">
        <style:tab-stops/>
      </style:paragraph-properties>
      <style:text-properties style:font-name="Arial" fo:font-size="11pt" style:font-size-asian="11pt" style:font-name-complex="Arial" style:font-size-complex="11pt" fo:hyphenate="true" fo:hyphenation-remain-char-count="2" fo:hyphenation-push-char-count="2"/>
    </style:style>
    <style:style style:name="P72" style:family="paragraph" style:parent-style-name="Standard">
      <style:paragraph-properties fo:margin-left="0.508cm" fo:margin-right="0cm" fo:hyphenation-ladder-count="no-limit" fo:text-indent="0cm" style:auto-text-indent="false"/>
      <style:text-properties style:font-name="Arial" fo:letter-spacing="-0.004cm" fo:language="en" fo:country="GB" style:font-name-complex="Arial" style:font-weight-complex="bold" fo:hyphenate="false" fo:hyphenation-remain-char-count="2" fo:hyphenation-push-char-count="2"/>
    </style:style>
    <style:style style:name="P73" style:family="paragraph" style:parent-style-name="Standard">
      <style:paragraph-properties fo:margin-top="0.212cm" fo:margin-bottom="0cm" fo:text-align="end" style:justify-single-word="false" fo:keep-with-next="always" style:snap-to-layout-grid="false">
        <style:tab-stops>
          <style:tab-stop style:position="-1.27cm"/>
          <style:tab-stop style:position="0.933cm"/>
          <style:tab-stop style:position="1.334cm"/>
          <style:tab-stop style:position="3.016cm"/>
        </style:tab-stops>
      </style:paragraph-properties>
      <style:text-properties style:font-name="Arial" fo:letter-spacing="-0.004cm" fo:language="en" fo:country="GB" fo:font-weight="bold" style:font-weight-asian="bold" style:font-name-complex="Arial" style:font-weight-complex="bold"/>
    </style:style>
    <style:style style:name="P74" style:family="paragraph" style:parent-style-name="Standard">
      <style:paragraph-properties fo:margin-top="0.212cm" fo:margin-bottom="0cm" fo:text-align="end" style:justify-single-word="false" fo:hyphenation-ladder-count="no-limit" style:snap-to-layout-grid="false">
        <style:tab-stops>
          <style:tab-stop style:position="-1.27cm"/>
          <style:tab-stop style:position="0.933cm"/>
          <style:tab-stop style:position="1.334cm"/>
          <style:tab-stop style:position="3.016cm"/>
        </style:tab-stops>
      </style:paragraph-properties>
      <style:text-properties fo:hyphenate="false" fo:hyphenation-remain-char-count="2" fo:hyphenation-push-char-count="2"/>
    </style:style>
    <style:style style:name="P75" style:family="paragraph" style:parent-style-name="Standard">
      <style:paragraph-properties fo:margin-top="0.212cm" fo:margin-bottom="0cm" fo:text-align="end" style:justify-single-word="false" fo:hyphenation-ladder-count="no-limit" style:snap-to-layout-grid="false">
        <style:tab-stops>
          <style:tab-stop style:position="-1.27cm"/>
          <style:tab-stop style:position="0.933cm"/>
          <style:tab-stop style:position="1.334cm"/>
          <style:tab-stop style:position="3.016cm"/>
        </style:tab-stops>
      </style:paragraph-properties>
      <style:text-properties style:font-name="Arial" fo:letter-spacing="-0.004cm" fo:language="en" fo:country="GB" fo:font-weight="bold" style:font-weight-asian="bold" style:font-name-complex="Arial" style:font-weight-complex="bold" fo:hyphenate="false" fo:hyphenation-remain-char-count="2" fo:hyphenation-push-char-count="2"/>
    </style:style>
    <style:style style:name="P76" style:family="paragraph" style:parent-style-name="Header">
      <style:paragraph-properties fo:margin-top="0.212cm" fo:margin-bottom="0cm">
        <style:tab-stops/>
      </style:paragraph-properties>
    </style:style>
    <style:style style:name="P77" style:family="paragraph" style:parent-style-name="Standard">
      <style:paragraph-properties fo:margin-top="0.212cm" fo:margin-bottom="0.212cm" fo:keep-with-next="always" style:snap-to-layout-grid="false">
        <style:tab-stops>
          <style:tab-stop style:position="-1.27cm"/>
          <style:tab-stop style:position="0.933cm"/>
          <style:tab-stop style:position="1.334cm"/>
          <style:tab-stop style:position="3.016cm"/>
        </style:tab-stops>
      </style:paragraph-properties>
    </style:style>
    <style:style style:name="P78" style:family="paragraph" style:parent-style-name="Standard">
      <style:paragraph-properties fo:margin-top="0.212cm" fo:margin-bottom="0.212cm" fo:text-align="end" style:justify-single-word="false" fo:keep-with-next="always" style:snap-to-layout-grid="false">
        <style:tab-stops>
          <style:tab-stop style:position="-1.27cm"/>
          <style:tab-stop style:position="0.933cm"/>
          <style:tab-stop style:position="1.334cm"/>
          <style:tab-stop style:position="3.016cm"/>
        </style:tab-stops>
      </style:paragraph-properties>
      <style:text-properties style:font-name="Arial" fo:letter-spacing="-0.004cm" fo:language="en" fo:country="GB" fo:font-weight="bold" style:font-weight-asian="bold" style:font-name-complex="Arial" style:font-weight-complex="bold"/>
    </style:style>
    <style:style style:name="P79" style:family="paragraph" style:parent-style-name="Text_20_body">
      <style:paragraph-properties fo:margin-top="0.212cm" fo:margin-bottom="0.212cm" fo:text-align="end" style:justify-single-word="false" fo:keep-with-next="always" style:snap-to-layout-grid="false"/>
    </style:style>
    <style:style style:name="P80" style:family="paragraph" style:parent-style-name="Text_20_body">
      <style:paragraph-properties fo:margin-top="0.212cm" fo:margin-bottom="0.212cm" fo:keep-with-next="always" style:snap-to-layout-grid="false"/>
    </style:style>
    <style:style style:name="P81" style:family="paragraph" style:parent-style-name="TOA_20_Heading">
      <style:paragraph-properties fo:margin-top="0.212cm" fo:margin-bottom="0.212cm" fo:orphans="2" fo:widows="2" fo:hyphenation-ladder-count="no-limit" fo:keep-with-next="always" style:snap-to-layout-grid="false">
        <style:tab-stops>
          <style:tab-stop style:position="-1.27cm"/>
        </style:tab-stops>
      </style:paragraph-properties>
      <style:text-properties fo:hyphenate="true" fo:hyphenation-remain-char-count="2" fo:hyphenation-push-char-count="2"/>
    </style:style>
    <style:style style:name="P82" style:family="paragraph" style:parent-style-name="Standard">
      <style:paragraph-properties fo:margin-top="0.212cm" fo:margin-bottom="0.212cm" style:snap-to-layout-grid="false"/>
    </style:style>
    <style:style style:name="P83" style:family="paragraph" style:parent-style-name="Standard">
      <style:paragraph-properties fo:margin-top="0.212cm" fo:margin-bottom="0.212cm" style:snap-to-layout-grid="false"/>
      <style:text-properties style:font-name="Arial" fo:font-size="8pt" style:font-size-asian="8pt" style:font-name-complex="Arial" style:font-size-complex="8pt"/>
    </style:style>
    <style:style style:name="P84" style:family="paragraph" style:parent-style-name="Standard">
      <style:paragraph-properties fo:margin-top="0.212cm" fo:margin-bottom="0.212cm" style:snap-to-layout-grid="false"/>
      <style:text-properties style:font-name="Arial" style:text-underline-style="solid" style:text-underline-width="auto" style:text-underline-color="font-color"/>
    </style:style>
    <style:style style:name="P85" style:family="paragraph" style:parent-style-name="Standard">
      <style:paragraph-properties fo:margin-top="0.212cm" fo:margin-bottom="0.212cm" style:snap-to-layout-grid="false"/>
      <style:text-properties style:font-name="Arial"/>
    </style:style>
    <style:style style:name="P86" style:family="paragraph" style:parent-style-name="Standard">
      <style:paragraph-properties fo:margin-top="0.212cm" fo:margin-bottom="0.212cm" fo:text-align="start" style:justify-single-word="false" style:snap-to-layout-grid="false"/>
      <style:text-properties style:font-name="Arial"/>
    </style:style>
    <style:style style:name="P87" style:family="paragraph" style:parent-style-name="Heading_20_2">
      <style:paragraph-properties fo:margin-top="0.212cm" fo:margin-bottom="0.212cm" style:snap-to-layout-grid="false"/>
      <style:text-properties style:font-name="Arial" fo:font-style="normal" style:font-style-asian="normal" style:font-name-complex="Arial" style:font-style-complex="normal"/>
    </style:style>
    <style:style style:name="P88" style:family="paragraph" style:parent-style-name="Heading_20_2">
      <style:paragraph-properties fo:margin-top="0.212cm" fo:margin-bottom="0.212cm" fo:text-align="start" style:justify-single-word="false" style:snap-to-layout-grid="false">
        <style:tab-stops>
          <style:tab-stop style:position="-1.27cm"/>
        </style:tab-stops>
      </style:paragraph-properties>
      <style:text-properties style:font-name="Arial" fo:font-style="normal" fo:font-weight="normal" style:font-style-asian="normal" style:font-weight-asian="normal" style:font-name-complex="Arial" style:font-style-complex="normal" style:font-weight-complex="normal"/>
    </style:style>
    <style:style style:name="P89" style:family="paragraph" style:parent-style-name="Heading_20_2">
      <style:paragraph-properties fo:margin-top="0.212cm" fo:margin-bottom="0.212cm" fo:text-align="start" style:justify-single-word="false" style:snap-to-layout-grid="false"/>
    </style:style>
    <style:style style:name="P90" style:family="paragraph" style:parent-style-name="Text_20_body">
      <style:paragraph-properties fo:margin-top="0.212cm" fo:margin-bottom="0.212cm" style:snap-to-layout-grid="false"/>
      <style:text-properties fo:font-weight="normal" style:font-weight-asian="normal" style:font-weight-complex="normal"/>
    </style:style>
    <style:style style:name="P91" style:family="paragraph" style:parent-style-name="Text_20_body">
      <style:paragraph-properties fo:margin-top="0.106cm" fo:margin-bottom="0cm" style:snap-to-layout-grid="false"/>
    </style:style>
    <style:style style:name="P92" style:family="paragraph" style:parent-style-name="Header">
      <style:paragraph-properties fo:margin-top="0.106cm" fo:margin-bottom="0cm">
        <style:tab-stops/>
      </style:paragraph-properties>
      <style:text-properties style:font-name="Verdana" style:font-name-complex="Tahoma"/>
    </style:style>
    <style:style style:name="P93" style:family="paragraph" style:parent-style-name="Standard">
      <style:paragraph-properties fo:margin-top="0.106cm" fo:margin-bottom="0cm" style:snap-to-layout-grid="false"/>
      <style:text-properties style:font-name="Arial" fo:language="zxx" fo:country="none" fo:font-weight="normal" style:language-asian="zxx" style:country-asian="none" style:font-weight-asian="normal" style:font-name-complex="Arial" style:font-weight-complex="normal"/>
    </style:style>
    <style:style style:name="P94" style:family="paragraph" style:parent-style-name="Standard">
      <style:paragraph-properties fo:margin-left="1.27cm" fo:margin-right="0cm" fo:text-indent="0cm" style:auto-text-indent="false" style:snap-to-layout-grid="false"/>
    </style:style>
    <style:style style:name="P95" style:family="paragraph" style:parent-style-name="Standard">
      <style:paragraph-properties fo:margin-left="4.572cm" fo:margin-right="0cm" fo:text-indent="0cm" style:auto-text-indent="false"/>
      <style:text-properties style:font-name="Arial" fo:font-size="9pt" style:font-size-asian="9pt" style:font-name-complex="Arial" style:font-size-complex="9pt"/>
    </style:style>
    <style:style style:name="P96" style:family="paragraph" style:parent-style-name="Standard">
      <style:paragraph-properties fo:margin-top="0.106cm" fo:margin-bottom="0.106cm" fo:text-align="center" style:justify-single-word="false" style:snap-to-layout-grid="false"/>
    </style:style>
    <style:style style:name="P97" style:family="paragraph" style:parent-style-name="Standard">
      <style:paragraph-properties fo:margin-top="0.106cm" fo:margin-bottom="0.106cm" style:snap-to-layout-grid="false"/>
    </style:style>
    <style:style style:name="P98" style:family="paragraph" style:parent-style-name="Standard">
      <style:paragraph-properties fo:margin-top="0.106cm" fo:margin-bottom="0.106cm" style:snap-to-layout-grid="false"/>
      <style:text-properties style:font-name="Arial"/>
    </style:style>
    <style:style style:name="P99" style:family="paragraph" style:parent-style-name="Standard">
      <style:paragraph-properties fo:margin-top="0.106cm" fo:margin-bottom="0.106cm" fo:text-align="center" style:justify-single-word="false" style:snap-to-layout-grid="false"/>
      <style:text-properties style:font-name="Times New Roman" fo:font-size="10pt" style:font-size-asian="10pt" style:font-size-complex="10pt"/>
    </style:style>
    <style:style style:name="P100" style:family="paragraph" style:parent-style-name="Heading_20_2">
      <style:paragraph-properties fo:margin-top="0.106cm" fo:margin-bottom="0.106cm" fo:text-align="start" style:justify-single-word="false"/>
      <style:text-properties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101" style:family="paragraph" style:parent-style-name="Header">
      <style:paragraph-properties fo:margin-top="0.106cm" fo:margin-bottom="0.106cm" style:snap-to-layout-grid="false">
        <style:tab-stops>
          <style:tab-stop style:position="1.08cm"/>
          <style:tab-stop style:position="5.08cm"/>
          <style:tab-stop style:position="10.139cm"/>
          <style:tab-stop style:position="15.261cm"/>
        </style:tab-stops>
      </style:paragraph-properties>
    </style:style>
    <style:style style:name="P102" style:family="paragraph" style:parent-style-name="Header">
      <style:paragraph-properties fo:margin-top="0.106cm" fo:margin-bottom="0.106cm" style:snap-to-layout-grid="false">
        <style:tab-stops>
          <style:tab-stop style:position="1.08cm"/>
          <style:tab-stop style:position="10.139cm"/>
          <style:tab-stop style:position="15.261cm"/>
        </style:tab-stops>
      </style:paragraph-properties>
    </style:style>
    <style:style style:name="P103" style:family="paragraph" style:parent-style-name="Header">
      <style:paragraph-properties fo:margin-top="0.106cm" fo:margin-bottom="0.106cm" style:snap-to-layout-grid="false">
        <style:tab-stops>
          <style:tab-stop style:position="1.111cm"/>
          <style:tab-stop style:position="5.08cm"/>
          <style:tab-stop style:position="10.139cm"/>
          <style:tab-stop style:position="15.261cm"/>
        </style:tab-stops>
      </style:paragraph-properties>
      <style:text-properties fo:font-size="9pt" fo:font-style="italic" style:font-size-asian="9pt" style:font-style-asian="italic" style:font-size-complex="9pt"/>
    </style:style>
    <style:style style:name="P104" style:family="paragraph" style:parent-style-name="Text_20_body">
      <style:paragraph-properties style:snap-to-layout-grid="false"/>
    </style:style>
    <style:style style:name="P105" style:family="paragraph" style:parent-style-name="Text_20_body">
      <style:paragraph-properties fo:text-align="end" style:justify-single-word="false" style:snap-to-layout-grid="false"/>
    </style:style>
    <style:style style:name="P106" style:family="paragraph" style:parent-style-name="Text_20_body">
      <style:text-properties fo:font-size="12pt" style:font-size-asian="12pt" style:font-size-complex="12pt"/>
    </style:style>
    <style:style style:name="P107" style:family="paragraph" style:parent-style-name="Text_20_body">
      <style:paragraph-properties style:snap-to-layout-grid="false"/>
      <style:text-properties fo:font-size="9pt" style:font-size-asian="9pt" style:font-size-complex="9pt" style:font-weight-complex="normal"/>
    </style:style>
    <style:style style:name="P108" style:family="paragraph" style:parent-style-name="Text_20_body">
      <style:paragraph-properties style:snap-to-layout-grid="false"/>
      <style:text-properties fo:font-size="9pt" style:font-size-asian="9pt" style:font-size-complex="9pt"/>
    </style:style>
    <style:style style:name="P109" style:family="paragraph" style:parent-style-name="Text_20_body">
      <style:text-properties fo:font-size="9pt" fo:font-weight="normal" style:font-size-asian="9pt" style:font-weight-asian="normal" style:font-size-complex="9pt" style:font-weight-complex="normal"/>
    </style:style>
    <style:style style:name="P110" style:family="paragraph" style:parent-style-name="Text_20_body">
      <style:paragraph-properties style:snap-to-layout-grid="false"/>
      <style:text-properties fo:font-size="9pt" fo:font-weight="normal" style:font-size-asian="9pt" style:font-weight-asian="normal" style:font-size-complex="9pt" style:font-weight-complex="normal"/>
    </style:style>
    <style:style style:name="P111" style:family="paragraph" style:parent-style-name="Text_20_body">
      <style:paragraph-properties fo:text-align="end" style:justify-single-word="false" style:snap-to-layout-grid="false"/>
      <style:text-properties fo:font-size="9pt" fo:font-weight="normal" style:font-size-asian="9pt" style:font-weight-asian="normal" style:font-size-complex="9pt" style:font-weight-complex="normal"/>
    </style:style>
    <style:style style:name="P112" style:family="paragraph" style:parent-style-name="Text_20_body">
      <style:text-properties fo:font-weight="normal" style:font-weight-asian="normal"/>
    </style:style>
    <style:style style:name="P113" style:family="paragraph" style:parent-style-name="Text_20_body">
      <style:text-properties fo:font-weight="normal" style:font-weight-asian="normal" style:font-weight-complex="normal"/>
    </style:style>
    <style:style style:name="P114" style:family="paragraph" style:parent-style-name="Text_20_body">
      <style:paragraph-properties fo:text-align="end" style:justify-single-word="false" style:snap-to-layout-grid="false"/>
      <style:text-properties fo:font-weight="normal" style:font-weight-asian="normal" style:font-weight-complex="normal"/>
    </style:style>
    <style:style style:name="P115" style:family="paragraph" style:parent-style-name="Text_20_body">
      <style:paragraph-properties style:snap-to-layout-grid="false"/>
      <style:text-properties fo:font-weight="normal" style:font-weight-asian="normal" style:font-weight-complex="normal"/>
    </style:style>
    <style:style style:name="P116" style:family="paragraph" style:parent-style-name="Text_20_body">
      <style:text-properties fo:font-size="8pt" fo:font-weight="normal" style:font-size-asian="8pt" style:font-weight-asian="normal" style:font-size-complex="8pt" style:font-weight-complex="normal"/>
    </style:style>
    <style:style style:name="P117" style:family="paragraph" style:parent-style-name="Text_20_body">
      <style:paragraph-properties style:snap-to-layout-grid="false"/>
      <style:text-properties fo:font-size="8pt" fo:font-weight="normal" style:font-size-asian="8pt" style:font-weight-asian="normal" style:font-size-complex="8pt" style:font-weight-complex="normal"/>
    </style:style>
    <style:style style:name="P118" style:family="paragraph" style:parent-style-name="Text_20_body">
      <style:paragraph-properties style:snap-to-layout-grid="false"/>
      <style:text-properties fo:font-size="10pt" style:font-size-asian="10pt" style:font-size-complex="10pt"/>
    </style:style>
    <style:style style:name="P119" style:family="paragraph" style:parent-style-name="Text_20_body">
      <style:text-properties fo:font-size="10pt" fo:font-style="italic" style:text-underline-style="solid" style:text-underline-width="auto" style:text-underline-color="font-color" fo:font-weight="normal" style:font-size-asian="10pt" style:font-style-asian="italic" style:font-weight-asian="normal" style:font-size-complex="10pt"/>
    </style:style>
    <style:style style:name="P120" style:family="paragraph" style:parent-style-name="Text_20_body">
      <style:text-properties fo:font-size="2pt" style:font-size-asian="2pt" style:font-size-complex="2pt"/>
    </style:style>
    <style:style style:name="P121" style:family="paragraph" style:parent-style-name="Text_20_body">
      <style:paragraph-properties fo:margin-top="0.318cm" fo:margin-bottom="0cm" fo:break-before="page"/>
      <style:text-properties fo:font-size="12pt" style:font-size-asian="12pt" style:font-size-complex="12pt"/>
    </style:style>
    <style:style style:name="P122" style:family="paragraph" style:parent-style-name="Heading_20_3">
      <style:paragraph-properties style:snap-to-layout-grid="false"/>
    </style:style>
    <style:style style:name="P123" style:family="paragraph" style:parent-style-name="Heading_20_3">
      <style:paragraph-properties style:snap-to-layout-grid="false"/>
      <style:text-properties fo:font-size="8pt" fo:font-weight="normal" style:font-size-asian="8pt" style:font-weight-asian="normal" style:font-size-complex="8pt" style:font-weight-complex="normal"/>
    </style:style>
    <style:style style:name="P124" style:family="paragraph" style:parent-style-name="Heading_20_3">
      <style:paragraph-properties style:snap-to-layout-grid="false"/>
      <style:text-properties fo:font-weight="normal" style:font-weight-asian="normal" style:font-weight-complex="normal"/>
    </style:style>
    <style:style style:name="P125" style:family="paragraph" style:parent-style-name="Heading_20_2">
      <style:paragraph-properties style:snap-to-layout-grid="false"/>
      <style:text-properties style:font-name="Arial" fo:font-size="12pt" fo:language="en" fo:country="CA" style:font-size-asian="12pt"/>
    </style:style>
    <style:style style:name="P126" style:family="paragraph" style:parent-style-name="Heading_20_2">
      <style:paragraph-properties fo:text-align="start" style:justify-single-word="false"/>
      <style:text-properties style:font-name="Arial" fo:font-style="normal" style:font-style-asian="normal" style:font-name-complex="Arial" style:font-style-complex="normal" style:font-weight-complex="normal"/>
    </style:style>
    <style:style style:name="P127" style:family="paragraph" style:parent-style-name="Heading_20_8">
      <style:paragraph-properties style:snap-to-layout-grid="false"/>
    </style:style>
    <style:style style:name="P128" style:family="paragraph" style:parent-style-name="Heading_20_8">
      <style:paragraph-properties style:snap-to-layout-grid="false"/>
      <style:text-properties fo:font-size="10pt" fo:language="en" fo:country="GB" style:font-size-asian="10pt" style:font-size-complex="10pt"/>
    </style:style>
    <style:style style:name="P129" style:family="paragraph" style:parent-style-name="Heading_20_8">
      <style:paragraph-properties style:snap-to-layout-grid="false"/>
      <style:text-properties style:font-name="Arial" fo:font-size="12pt" fo:language="en" fo:country="GB" fo:font-weight="bold" style:font-size-asian="12pt" style:font-weight-asian="bold" style:font-size-complex="12pt" style:font-weight-complex="bold"/>
    </style:style>
    <style:style style:name="P130" style:family="paragraph" style:parent-style-name="Heading_20_8">
      <style:paragraph-properties fo:margin-top="0cm" fo:margin-bottom="0.071cm" style:snap-to-layout-grid="false"/>
      <style:text-properties fo:font-size="10pt" fo:language="en" fo:country="GB" style:font-size-asian="10pt" style:font-size-complex="10pt"/>
    </style:style>
    <style:style style:name="P131" style:family="paragraph" style:parent-style-name="Title">
      <style:paragraph-properties fo:text-align="start" style:justify-single-word="false"/>
      <style:text-properties fo:font-size="12pt" style:font-size-asian="12pt" style:font-size-complex="12pt" style:font-style-complex="italic"/>
    </style:style>
    <style:style style:name="P132" style:family="paragraph" style:parent-style-name="Title">
      <style:paragraph-properties fo:text-align="start" style:justify-single-word="false">
        <style:tab-stops>
          <style:tab-stop style:position="2.097cm"/>
          <style:tab-stop style:position="19.05cm" style:type="right"/>
        </style:tab-stops>
      </style:paragraph-properties>
      <style:text-properties fo:font-size="12pt" fo:font-style="italic" style:font-size-asian="12pt" style:font-style-asian="italic" style:font-size-complex="12pt" style:font-style-complex="italic"/>
    </style:style>
    <style:style style:name="P133" style:family="paragraph" style:parent-style-name="Header">
      <style:paragraph-properties fo:margin-top="0cm" fo:margin-bottom="0.106cm" style:snap-to-layout-grid="false">
        <style:tab-stops>
          <style:tab-stop style:position="1.08cm"/>
          <style:tab-stop style:position="5.08cm"/>
          <style:tab-stop style:position="10.139cm"/>
          <style:tab-stop style:position="15.261cm"/>
        </style:tab-stops>
      </style:paragraph-properties>
    </style:style>
    <style:style style:name="P134" style:family="paragraph" style:parent-style-name="Header">
      <style:paragraph-properties fo:margin-top="0cm" fo:margin-bottom="0.106cm">
        <style:tab-stops>
          <style:tab-stop style:position="1.111cm"/>
          <style:tab-stop style:position="1.905cm"/>
          <style:tab-stop style:position="2.561cm"/>
          <style:tab-stop style:position="5.175cm"/>
          <style:tab-stop style:position="5.874cm"/>
          <style:tab-stop style:position="6.583cm"/>
          <style:tab-stop style:position="10.139cm"/>
          <style:tab-stop style:position="10.954cm"/>
          <style:tab-stop style:position="15.261cm"/>
        </style:tab-stops>
      </style:paragraph-properties>
    </style:style>
    <style:style style:name="P135" style:family="paragraph" style:parent-style-name="Header">
      <style:paragraph-properties fo:margin-left="1.016cm" fo:margin-right="0cm" fo:margin-top="0cm" fo:margin-bottom="0.106cm" fo:text-indent="0cm" style:auto-text-indent="false">
        <style:tab-stops>
          <style:tab-stop style:position="1.111cm"/>
          <style:tab-stop style:position="5.08cm"/>
          <style:tab-stop style:position="10.139cm"/>
          <style:tab-stop style:position="15.261cm"/>
        </style:tab-stops>
      </style:paragraph-properties>
    </style:style>
    <style:style style:name="P136" style:family="paragraph" style:parent-style-name="Body_20_Text_20_Indent_20_2">
      <style:paragraph-properties fo:margin-left="0cm" fo:margin-right="0cm" fo:text-indent="0cm" style:auto-text-indent="false"/>
    </style:style>
    <style:style style:name="P137" style:family="paragraph" style:parent-style-name="Body_20_Text_20_Indent_20_2">
      <style:paragraph-properties fo:margin-left="0cm" fo:margin-right="0cm" fo:text-indent="0cm" style:auto-text-indent="false"/>
      <style:text-properties style:font-name="Arial" fo:font-size="11pt" style:font-size-asian="11pt" style:font-name-complex="Arial" style:font-size-complex="11pt"/>
    </style:style>
    <style:style style:name="P138" style:family="paragraph" style:parent-style-name="Body_20_Text_20_Indent_20_2">
      <style:paragraph-properties fo:margin-left="0cm" fo:margin-right="0cm" fo:text-indent="0cm" style:auto-text-indent="false"/>
      <style:text-properties style:font-name="Arial" fo:font-size="9pt" style:font-size-asian="9pt" style:font-name-complex="Arial" style:font-size-complex="9pt"/>
    </style:style>
    <style:style style:name="P139" style:family="paragraph" style:parent-style-name="AI_20_Body_20_Text">
      <style:paragraph-properties fo:margin-left="0cm" fo:margin-right="0cm" fo:text-indent="0cm" style:auto-text-indent="false"/>
    </style:style>
    <style:style style:name="P140" style:family="paragraph" style:parent-style-name="AI_20_Body_20_Text">
      <style:paragraph-properties fo:margin-left="0cm" fo:margin-right="0cm" fo:text-indent="0cm" style:auto-text-indent="false"/>
      <style:text-properties fo:color="#000000"/>
    </style:style>
    <style:style style:name="P141" style:family="paragraph" style:parent-style-name="AI_20_Body_20_Text">
      <style:paragraph-properties fo:margin-left="0cm" fo:margin-right="0cm" fo:text-indent="0cm" style:auto-text-indent="false"/>
      <style:text-properties fo:color="#000000" style:font-name-complex="Arial"/>
    </style:style>
    <style:style style:name="P142" style:family="paragraph" style:parent-style-name="AI_20_Body_20_Text">
      <style:paragraph-properties fo:margin-left="0cm" fo:margin-right="0cm" fo:text-indent="0cm" style:auto-text-indent="false"/>
      <style:text-properties fo:language="en" fo:country="US" style:language-asian="zxx" style:country-asian="none"/>
    </style:style>
    <style:style style:name="P143" style:family="paragraph" style:parent-style-name="Body_20_Text_20_Indent_20_2">
      <style:paragraph-properties fo:margin-left="0cm" fo:margin-right="0cm" fo:margin-top="0.106cm" fo:margin-bottom="0.035cm" fo:text-indent="0cm" style:auto-text-indent="false"/>
      <style:text-properties style:font-name="Arial" fo:font-size="9pt" style:font-size-asian="9pt" style:font-name-complex="Arial" style:font-size-complex="9pt"/>
    </style:style>
    <style:style style:name="P144"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145" style:family="paragraph" style:parent-style-name="Standard">
      <style:paragraph-properties fo:margin-left="0cm" fo:margin-right="0cm" fo:text-indent="0cm" style:auto-text-indent="false"/>
      <style:text-properties style:font-name="Arial" fo:font-size="12pt" fo:font-style="normal" style:font-size-asian="12pt" style:font-style-asian="normal" style:font-size-complex="12pt" style:font-style-complex="normal"/>
    </style:style>
    <style:style style:name="P146" style:family="paragraph" style:parent-style-name="TOA_20_Heading">
      <style:paragraph-properties>
        <style:tab-stops>
          <style:tab-stop style:position="9.525cm" style:type="center"/>
        </style:tab-stops>
      </style:paragraph-properties>
      <style:text-properties style:font-name="Arial" fo:letter-spacing="-0.004cm" fo:language="en" fo:country="GB" style:font-name-complex="Arial"/>
    </style:style>
    <style:style style:name="P147" style:family="paragraph" style:parent-style-name="TOA_20_Heading">
      <style:paragraph-properties fo:text-align="end" style:justify-single-word="false" fo:orphans="2" fo:widows="2" fo:hyphenation-ladder-count="no-limit" style:snap-to-layout-grid="false">
        <style:tab-stops/>
      </style:paragraph-properties>
      <style:text-properties style:font-name="Arial" style:font-name-complex="Arial" fo:hyphenate="true" fo:hyphenation-remain-char-count="2" fo:hyphenation-push-char-count="2"/>
    </style:style>
    <style:style style:name="P148" style:family="paragraph" style:parent-style-name="TOA_20_Heading">
      <style:paragraph-properties fo:orphans="2" fo:widows="2" fo:hyphenation-ladder-count="no-limit" style:snap-to-layout-grid="false">
        <style:tab-stops/>
      </style:paragraph-properties>
      <style:text-properties style:font-name="Arial" style:font-name-complex="Arial" fo:hyphenate="true" fo:hyphenation-remain-char-count="2" fo:hyphenation-push-char-count="2"/>
    </style:style>
    <style:style style:name="P149" style:family="paragraph" style:parent-style-name="TOA_20_Heading">
      <style:paragraph-properties fo:orphans="2" fo:widows="2" fo:hyphenation-ladder-count="no-limit">
        <style:tab-stops/>
      </style:paragraph-properties>
      <style:text-properties style:font-name="Arial" fo:language="en" fo:country="GB" style:font-name-complex="Arial" fo:hyphenate="true" fo:hyphenation-remain-char-count="2" fo:hyphenation-push-char-count="2"/>
    </style:style>
    <style:style style:name="P150" style:family="paragraph" style:parent-style-name="Standard">
      <style:paragraph-properties fo:margin-left="5.683cm" fo:margin-right="0cm" fo:text-indent="0cm" style:auto-text-indent="false"/>
      <style:text-properties style:font-name="Arial" fo:font-size="9pt" style:font-size-asian="9pt" style:font-name-complex="Arial" style:font-size-complex="9pt"/>
    </style:style>
    <style:style style:name="P151" style:family="paragraph" style:parent-style-name="Standard">
      <style:paragraph-properties fo:margin-left="0.004cm" fo:margin-right="0.004cm" fo:text-align="start" style:justify-single-word="false" fo:text-indent="0cm" style:auto-text-indent="false"/>
      <style:text-properties style:font-name="Arial" fo:font-size="11pt" style:text-underline-style="none" fo:font-weight="normal" style:font-size-asian="11pt" style:font-weight-asian="normal" style:font-size-complex="11pt" style:font-weight-complex="normal"/>
    </style:style>
    <style:style style:name="P152" style:family="paragraph" style:parent-style-name="Standard">
      <style:paragraph-properties fo:margin-left="0.004cm" fo:margin-right="0.004cm" fo:text-align="start" style:justify-single-word="false" fo:text-indent="0.547cm" style:auto-text-indent="false"/>
      <style:text-properties style:font-name="Arial" fo:font-size="11pt" style:text-underline-style="none" fo:font-weight="normal" style:font-size-asian="11pt" style:font-weight-asian="normal" style:font-size-complex="11pt" style:font-weight-complex="normal"/>
    </style:style>
    <style:style style:name="P153" style:family="paragraph" style:parent-style-name="Header">
      <style:paragraph-properties fo:margin-left="0.004cm" fo:margin-right="0.004cm" fo:text-indent="0.617cm" style:auto-text-indent="false"/>
    </style:style>
    <style:style style:name="P154" style:family="paragraph" style:parent-style-name="Standard">
      <style:paragraph-properties fo:text-align="center" style:justify-single-word="false" fo:break-before="page"/>
      <style:text-properties style:font-name="Arial" fo:font-size="12pt" fo:font-weight="bold" style:font-size-asian="12pt" style:font-weight-asian="bold" style:font-size-complex="12pt" style:font-weight-complex="bold"/>
    </style:style>
    <style:style style:name="P155" style:family="paragraph" style:parent-style-name="Heading_20_8">
      <style:paragraph-properties fo:break-before="page" style:snap-to-layout-grid="false"/>
      <style:text-properties style:font-name="Arial" fo:font-size="12pt" fo:language="en" fo:country="GB" style:font-size-asian="12pt" style:font-size-complex="12pt"/>
    </style:style>
    <style:style style:name="P156" style:family="paragraph" style:parent-style-name="Standard">
      <style:paragraph-properties fo:margin-left="0cm" fo:margin-right="0cm" fo:text-indent="0.988cm" style:auto-text-indent="false"/>
      <style:text-properties style:font-name="Arial" fo:font-size="12pt" fo:font-style="normal" style:font-size-asian="12pt" style:font-style-asian="normal" style:font-size-complex="12pt" style:font-style-complex="normal"/>
    </style:style>
    <style:style style:name="P157" style:family="paragraph" style:parent-style-name="Footer">
      <style:paragraph-properties fo:margin-left="0.406cm" fo:margin-right="0cm" fo:text-indent="-0.388cm" style:auto-text-indent="false" style:snap-to-layout-grid="false">
        <style:tab-stops>
          <style:tab-stop style:position="8.895cm" style:type="center"/>
          <style:tab-stop style:position="17.791cm" style:type="right"/>
        </style:tab-stops>
      </style:paragraph-properties>
      <style:text-properties style:font-name="Arial" fo:font-size="12pt" fo:language="en" fo:country="GB" fo:font-style="normal" style:font-size-asian="12pt" style:font-style-asian="normal" style:font-size-complex="12pt" style:font-style-complex="normal"/>
    </style:style>
    <style:style style:name="P158" style:family="paragraph" style:parent-style-name="Footer">
      <style:paragraph-properties fo:margin-left="0.018cm" fo:margin-right="0cm" fo:text-indent="0cm" style:auto-text-indent="false">
        <style:tab-stops>
          <style:tab-stop style:position="8.895cm" style:type="center"/>
          <style:tab-stop style:position="17.791cm" style:type="right"/>
        </style:tab-stops>
      </style:paragraph-properties>
      <style:text-properties fo:font-size="10pt" style:font-size-asian="10pt" style:font-size-complex="10pt"/>
    </style:style>
    <style:style style:name="P159" style:family="paragraph" style:parent-style-name="Standard" style:master-page-name="Standard">
      <style:paragraph-properties fo:text-align="end" style:justify-single-word="false" style:page-number="1"/>
      <style:text-properties style:font-name="Arial" fo:language="en" fo:country="GB" style:language-asian="zxx" style:country-asian="none" style:font-name-complex="Arial"/>
    </style:style>
    <style:style style:name="P160" style:family="paragraph" style:parent-style-name="Standard" style:list-style-name="WW8Num12">
      <style:paragraph-properties fo:hyphenation-ladder-count="no-limit"/>
      <style:text-properties fo:hyphenate="false" fo:hyphenation-remain-char-count="2" fo:hyphenation-push-char-count="2"/>
    </style:style>
    <style:style style:name="P161" style:family="paragraph" style:parent-style-name="Standard" style:list-style-name="L1">
      <style:text-properties style:font-name="Arial" fo:font-size="12pt" style:font-size-asian="12pt" style:font-size-complex="12pt"/>
    </style:style>
    <style:style style:name="P162" style:family="paragraph" style:parent-style-name="Standard" style:list-style-name="L2">
      <style:text-properties style:font-name="Arial" fo:font-size="12pt" style:font-size-asian="12pt" style:font-size-complex="12pt"/>
    </style:style>
    <style:style style:name="P163" style:family="paragraph" style:parent-style-name="Standard">
      <style:paragraph-properties style:snap-to-layout-grid="false"/>
      <style:text-properties style:font-name="Arial" fo:font-size="12pt" fo:language="en" fo:country="GB" style:text-underline-style="none" fo:font-weight="normal" style:font-size-asian="12pt" style:font-weight-asian="normal" style:font-size-complex="12pt" style:font-weight-complex="normal"/>
    </style:style>
    <style:style style:name="P164" style:family="paragraph" style:parent-style-name="Standard" style:list-style-name="L2">
      <style:text-properties style:font-name="Arial"/>
    </style:style>
    <style:style style:name="P165" style:family="paragraph" style:parent-style-name="Standard" style:master-page-name="Convert_20_1">
      <style:paragraph-properties style:page-number="1"/>
      <style:text-properties style:font-name="Arial" fo:font-size="5pt" style:font-size-asian="5pt" style:font-name-complex="Arial" style:font-size-complex="5pt"/>
    </style:style>
    <style:style style:name="P166" style:family="paragraph" style:parent-style-name="Standard" style:list-style-name="WW8Num11">
      <style:paragraph-properties fo:margin-top="0cm" fo:margin-bottom="0.212cm" fo:keep-with-next="always">
        <style:tab-stops>
          <style:tab-stop style:position="-1.27cm"/>
          <style:tab-stop style:position="0.933cm"/>
          <style:tab-stop style:position="1.334cm"/>
          <style:tab-stop style:position="3.016cm"/>
        </style:tab-stops>
      </style:paragraph-properties>
    </style:style>
    <style:style style:name="P167" style:family="paragraph" style:parent-style-name="Standard" style:master-page-name="Convert_20_2">
      <style:paragraph-properties fo:hyphenation-ladder-count="no-limit" style:page-number="1">
        <style:tab-stops>
          <style:tab-stop style:position="9.525cm" style:type="center"/>
        </style:tab-stops>
      </style:paragraph-properties>
      <style:text-properties style:font-name="Arial" fo:letter-spacing="-0.004cm" fo:language="en" fo:country="GB" style:language-asian="zxx" style:country-asian="none" style:font-name-complex="Arial" fo:hyphenate="false" fo:hyphenation-remain-char-count="2" fo:hyphenation-push-char-count="2"/>
    </style:style>
    <style:style style:name="P168" style:family="paragraph" style:parent-style-name="Heading_20_1" style:master-page-name="Convert_20_3">
      <style:paragraph-properties style:page-number="1"/>
      <style:text-properties fo:font-size="10pt" fo:language="en" fo:country="GB" fo:font-style="italic" fo:font-weight="normal" style:font-size-asian="10pt" style:language-asian="zxx" style:country-asian="none" style:font-style-asian="italic" style:font-weight-asian="normal" style:font-size-complex="10pt" style:font-style-complex="italic" style:font-weight-complex="normal"/>
    </style:style>
    <style:style style:name="P169" style:family="paragraph" style:parent-style-name="AI_20_Body_20_Text" style:list-style-name="WW8Num1">
      <style:paragraph-properties fo:margin-left="-0.318cm" fo:margin-right="0cm" fo:text-indent="0cm" style:auto-text-indent="false">
        <style:tab-stops>
          <style:tab-stop style:position="1.27cm"/>
        </style:tab-stops>
      </style:paragraph-properties>
      <style:text-properties fo:color="#000000"/>
    </style:style>
    <style:style style:name="P170" style:family="paragraph" style:parent-style-name="AI_20_Body_20_Text" style:list-style-name="WW8Num1">
      <style:paragraph-properties fo:margin-left="-0.318cm" fo:margin-right="0cm" fo:text-indent="0cm" style:auto-text-indent="false"/>
      <style:text-properties fo:color="#000000"/>
    </style:style>
    <style:style style:name="P171" style:family="paragraph" style:parent-style-name="AI_20_Body_20_Text" style:list-style-name="WW8Num3">
      <style:paragraph-properties fo:margin-left="-0.318cm" fo:margin-right="0cm" fo:text-indent="0cm" style:auto-text-indent="false"/>
      <style:text-properties fo:color="#000000"/>
    </style:style>
    <style:style style:name="P172" style:family="paragraph" style:parent-style-name="AI_20_Body_20_Text" style:list-style-name="WW8Num1">
      <style:paragraph-properties fo:margin-left="0cm" fo:margin-right="0cm" fo:text-indent="0cm" style:auto-text-indent="false"/>
      <style:text-properties fo:color="#000000"/>
    </style:style>
    <style:style style:name="P173" style:family="paragraph" style:parent-style-name="AI_20_Body_20_Text" style:list-style-name="WW8Num3">
      <style:paragraph-properties fo:margin-left="0cm" fo:margin-right="0cm" fo:text-indent="0cm" style:auto-text-indent="false"/>
      <style:text-properties fo:color="#000000"/>
    </style:style>
    <style:style style:name="P174" style:family="paragraph" style:parent-style-name="AI_20_Body_20_Text" style:list-style-name="WW8Num1">
      <style:paragraph-properties fo:margin-left="0cm" fo:margin-right="0cm" fo:text-indent="0cm" style:auto-text-indent="false"/>
    </style:style>
    <style:style style:name="P175" style:family="paragraph" style:parent-style-name="Header" style:list-style-name="WW8Num7">
      <style:paragraph-properties fo:margin-top="0.071cm" fo:margin-bottom="0cm">
        <style:tab-stops/>
      </style:paragraph-properties>
      <style:text-properties fo:font-size="9pt" fo:letter-spacing="-0.004cm" fo:language="en" fo:country="GB" style:font-size-asian="9pt" style:font-size-complex="9pt"/>
    </style:style>
    <style:style style:name="P176" style:family="paragraph" style:parent-style-name="Header" style:list-style-name="WW8Num5">
      <style:paragraph-properties fo:margin-top="0.071cm" fo:margin-bottom="0cm">
        <style:tab-stops/>
      </style:paragraph-properties>
      <style:text-properties fo:font-size="9pt" fo:language="en" fo:country="GB" style:font-size-asian="9pt" style:font-size-complex="9pt"/>
    </style:style>
    <style:style style:name="P177" style:family="paragraph" style:parent-style-name="Header" style:list-style-name="WW8Num7">
      <style:paragraph-properties fo:margin-top="0.071cm" fo:margin-bottom="0cm">
        <style:tab-stops/>
      </style:paragraph-properties>
    </style:style>
    <style:style style:name="P178" style:family="paragraph">
      <style:paragraph-properties style:writing-mode="lr-tb"/>
    </style:style>
    <style:style style:name="P179"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text-underline-style="solid" style:text-underline-width="auto" style:text-underline-color="font-color" fo:font-weight="normal" style:font-size-asian="8pt" style:font-weight-asian="normal" style:font-size-complex="8pt"/>
    </style:style>
    <style:style style:name="T5" style:family="text">
      <style:text-properties fo:font-size="12pt" fo:language="en" fo:country="GB" fo:font-weight="bold" style:font-size-asian="12pt" style:font-weight-asian="bold" style:font-size-complex="12pt"/>
    </style:style>
    <style:style style:name="T6" style:family="text">
      <style:text-properties fo:font-size="9pt" fo:letter-spacing="-0.004cm" fo:language="en" fo:country="GB" fo:font-weight="bold" style:font-size-asian="9pt" style:font-weight-asian="bold" style:font-size-complex="9pt"/>
    </style:style>
    <style:style style:name="T7" style:family="text">
      <style:text-properties fo:font-size="9pt" fo:letter-spacing="-0.004cm" fo:language="en" fo:country="GB" fo:font-weight="bold" style:font-size-asian="9pt" style:font-weight-asian="bold" style:font-size-complex="9pt" style:font-weight-complex="bold"/>
    </style:style>
    <style:style style:name="T8" style:family="text">
      <style:text-properties fo:font-size="9pt" fo:letter-spacing="-0.004cm" fo:language="en" fo:country="GB" style:text-underline-style="solid" style:text-underline-width="auto" style:text-underline-color="font-color" fo:font-weight="bold" style:font-size-asian="9pt" style:font-weight-asian="bold" style:font-size-complex="9pt" style:font-weight-complex="bold"/>
    </style:style>
    <style:style style:name="T9" style:family="text">
      <style:text-properties fo:font-size="9pt" fo:letter-spacing="-0.004cm" fo:language="en" fo:country="GB" style:font-size-asian="9pt" style:font-size-complex="9pt"/>
    </style:style>
    <style:style style:name="T10" style:family="text">
      <style:text-properties fo:font-size="9pt" fo:letter-spacing="-0.004cm" fo:language="en" fo:country="GB" style:font-size-asian="9pt" style:font-size-complex="9pt" style:font-weight-complex="bold"/>
    </style:style>
    <style:style style:name="T11" style:family="text">
      <style:text-properties fo:font-size="9pt" style:font-size-asian="9pt" style:font-size-complex="9pt"/>
    </style:style>
    <style:style style:name="T12" style:family="text">
      <style:text-properties fo:font-size="9pt" fo:font-weight="normal" style:font-size-asian="9pt" style:font-weight-asian="normal" style:font-size-complex="9pt"/>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fo:font-style="italic" style:font-size-asian="9pt" style:font-style-asian="italic" style:font-size-complex="9pt"/>
    </style:style>
    <style:style style:name="T15" style:family="text">
      <style:text-properties fo:font-size="9pt" style:text-underline-style="solid" style:text-underline-width="auto" style:text-underline-color="font-color" style:font-size-asian="9pt" style:font-size-complex="9pt"/>
    </style:style>
    <style:style style:name="T16" style:family="text">
      <style:text-properties fo:font-size="9pt" fo:language="en" fo:country="GB" fo:font-weight="bold" style:font-size-asian="9pt" style:font-weight-asian="bold" style:font-size-complex="9pt" style:font-weight-complex="bold"/>
    </style:style>
    <style:style style:name="T17" style:family="text">
      <style:text-properties fo:font-size="9pt" fo:language="en" fo:country="GB" style:font-size-asian="9pt" style:font-size-complex="9pt"/>
    </style:style>
    <style:style style:name="T18" style:family="text">
      <style:text-properties style:font-name="Arial" fo:font-size="9pt" fo:letter-spacing="-0.004cm" fo:language="en" fo:country="GB" style:font-size-asian="9pt" style:font-name-complex="Arial" style:font-size-complex="9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name-complex="Arial" style:font-size-complex="9pt" style:font-weight-complex="bold"/>
    </style:style>
    <style:style style:name="T21" style:family="text">
      <style:text-properties style:font-name="Arial" fo:font-size="9pt" fo:font-weight="bold" style:font-size-asian="9pt" style:font-weight-asian="bold" style:font-name-complex="Arial" style:font-size-complex="9pt" style:font-weight-complex="bold"/>
    </style:style>
    <style:style style:name="T22" style:family="text">
      <style:text-properties style:font-name="Arial" fo:font-size="9pt" fo:language="en" fo:country="GB" fo:font-weight="bold" style:font-size-asian="9pt" style:font-weight-asian="bold" style:font-name-complex="Arial" style:font-size-complex="9pt" style:font-weight-complex="bold"/>
    </style:style>
    <style:style style:name="T23" style:family="text">
      <style:text-properties style:font-name="Arial" fo:font-size="12pt" fo:letter-spacing="-0.004cm" fo:language="en" fo:country="GB" style:text-underline-style="solid" style:text-underline-width="auto" style:text-underline-color="font-color" fo:font-weight="bold" style:font-size-asian="12pt" style:font-weight-asian="bold" style:font-name-complex="Arial" style:font-size-complex="12pt"/>
    </style:style>
    <style:style style:name="T24" style:family="text">
      <style:text-properties style:font-name="Arial" fo:letter-spacing="-0.004cm" fo:language="en" fo:country="GB" style:font-name-complex="Arial"/>
    </style:style>
    <style:style style:name="T25" style:family="text">
      <style:text-properties style:font-name="Arial" fo:letter-spacing="-0.004cm" fo:language="en" fo:country="GB" style:font-name-complex="Arial" style:font-weight-complex="bold"/>
    </style:style>
    <style:style style:name="T26" style:family="text">
      <style:text-properties style:font-name="Arial" fo:letter-spacing="-0.004cm" fo:language="en" fo:country="GB" fo:font-style="italic" style:font-style-asian="italic" style:font-name-complex="Arial"/>
    </style:style>
    <style:style style:name="T27" style:family="text">
      <style:text-properties style:font-name="Arial" fo:letter-spacing="-0.004cm" fo:language="en" fo:country="GB" fo:font-style="italic" style:font-style-asian="italic" style:font-name-complex="Arial" style:font-weight-complex="bold"/>
    </style:style>
    <style:style style:name="T28" style:family="text">
      <style:text-properties style:font-name="Arial" fo:letter-spacing="-0.004cm" fo:language="en" fo:country="GB" fo:font-weight="bold" style:font-weight-asian="bold" style:font-name-complex="Arial" style:font-weight-complex="bold"/>
    </style:style>
    <style:style style:name="T29" style:family="text">
      <style:text-properties style:font-name="Arial" fo:font-style="normal" fo:font-weight="normal" style:font-style-asian="normal" style:font-weight-asian="normal" style:font-name-complex="Arial" style:font-style-complex="normal"/>
    </style:style>
    <style:style style:name="T30" style:family="text">
      <style:text-properties style:font-name="Arial" fo:font-style="normal" fo:font-weight="normal" style:font-style-asian="normal" style:font-weight-asian="normal" style:font-name-complex="Arial" style:font-style-complex="normal" style:font-weight-complex="normal"/>
    </style:style>
    <style:style style:name="T31" style:family="text">
      <style:text-properties style:font-name="Arial" style:font-name-complex="Arial"/>
    </style:style>
    <style:style style:name="T32" style:family="text">
      <style:text-properties style:font-name="Arial" fo:language="en" fo:country="GB" style:font-name-complex="Arial"/>
    </style:style>
    <style:style style:name="T33" style:family="text">
      <style:text-properties style:font-name="Arial" fo:language="en" fo:country="GB" style:font-name-complex="Arial" style:font-weight-complex="bold"/>
    </style:style>
    <style:style style:name="T34" style:family="text">
      <style:text-properties style:font-name="Arial" fo:language="en" fo:country="GB" fo:font-weight="bold" style:font-weight-asian="bold" style:font-name-complex="Arial" style:font-weight-complex="bold"/>
    </style:style>
    <style:style style:name="T35" style:family="text">
      <style:text-properties style:font-name="Arial" fo:font-weight="bold" style:font-weight-asian="bold" style:font-name-complex="Arial" style:font-weight-complex="bold"/>
    </style:style>
    <style:style style:name="T36" style:family="text">
      <style:text-properties style:font-name="Arial" fo:font-size="11pt" style:font-size-asian="11pt" style:font-name-complex="Arial" style:font-size-complex="11pt"/>
    </style:style>
    <style:style style:name="T37" style:family="text">
      <style:text-properties style:font-name="Arial" fo:font-size="11pt" style:text-underline-style="solid" style:text-underline-width="auto" style:text-underline-color="font-color" style:font-size-asian="11pt" style:font-name-complex="Arial" style:font-size-complex="11pt"/>
    </style:style>
    <style:style style:name="T38" style:family="text">
      <style:text-properties style:font-name="Arial" fo:font-size="11pt" fo:font-style="italic" style:font-size-asian="11pt" style:font-style-asian="italic" style:font-name-complex="Arial" style:font-size-complex="11pt"/>
    </style:style>
    <style:style style:name="T39" style:family="text">
      <style:text-properties style:font-name="Arial" fo:font-size="8pt" style:font-size-asian="8pt" style:font-name-complex="Arial" style:font-size-complex="8pt"/>
    </style:style>
    <style:style style:name="T40" style:family="text">
      <style:text-properties style:font-name="Arial" fo:language="zxx" fo:country="none" style:language-asian="zxx" style:country-asian="none" style:font-name-complex="Arial"/>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style>
    <style:style style:name="T45" style:family="text">
      <style:text-properties fo:color="#000000"/>
    </style:style>
    <style:style style:name="T46" style:family="text">
      <style:text-properties fo:color="#000000" style:font-name-complex="Arial"/>
    </style:style>
    <style:style style:name="T47" style:family="text">
      <style:text-properties fo:font-weight="normal" style:font-weight-asian="normal"/>
    </style:style>
    <style:style style:name="T48" style:family="text">
      <style:text-properties fo:font-weight="normal" style:font-weight-asian="normal" style:font-weight-complex="normal"/>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ize="11pt" fo:language="zxx" fo:country="none" fo:font-weight="normal" style:font-size-asian="11pt" style:language-asian="zxx" style:country-asian="none" style:font-weight-asian="normal" style:font-size-complex="11pt" style:font-weight-complex="normal"/>
    </style:style>
    <style:style style:name="T51" style:family="text">
      <style:text-properties fo:font-size="10pt" style:font-size-asian="10pt" style:font-size-complex="10pt"/>
    </style:style>
    <style:style style:name="T52"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style>
    <style:style style:name="T53" style:family="text">
      <style:text-properties fo:font-size="10pt" fo:font-style="italic" fo:font-weight="normal" style:font-size-asian="10pt" style:font-style-asian="italic" style:font-weight-asian="normal" style:font-size-complex="10pt"/>
    </style:style>
    <style:style style:name="T54" style:family="text">
      <style:text-properties fo:font-size="10pt" fo:language="en" fo:country="GB" style:font-size-asian="10pt" style:font-size-complex="10pt"/>
    </style:style>
    <style:style style:name="T55" style:family="text">
      <style:text-properties fo:font-size="10pt" fo:letter-spacing="-0.004cm" fo:language="en" fo:country="GB" fo:font-weight="bold" style:font-size-asian="10pt" style:font-weight-asian="bold" style:font-size-complex="10pt"/>
    </style:style>
    <style:style style:name="T56" style:family="text">
      <style:text-properties fo:language="zxx" fo:country="none" fo:font-weight="normal" style:language-asian="zxx" style:country-asian="none" style:font-weight-asian="normal"/>
    </style:style>
    <style:style style:name="T57" style:family="text">
      <style:text-properties fo:language="zxx" fo:country="none" fo:font-weight="normal" style:language-asian="zxx" style:country-asian="none" style:font-weight-asian="normal" style:font-weight-complex="normal"/>
    </style:style>
    <style:style style:name="T58" style:family="text">
      <style:text-properties style:text-position="super 58%"/>
    </style:style>
    <style:style style:name="T59" style:family="text">
      <style:text-properties fo:font-style="italic" style:font-style-asian="italic" style:font-style-complex="italic"/>
    </style:style>
    <style:style style:name="T60" style:family="text">
      <style:text-properties style:text-underline-style="none" fo:font-weight="bold" style:font-weight-asian="bold" style:font-weight-complex="bold"/>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normal" style:font-style-asian="normal" style:font-style-complex="normal"/>
    </style:style>
    <style:style style:name="T63" style:family="text">
      <style:text-properties style:text-position="0% 100%"/>
    </style:style>
    <style:style style:name="T64" style:family="text">
      <style:text-properties style:font-name="DejaVu Sans" style:font-name-asian="Times New Roman" style:font-name-complex="Times New Roman"/>
    </style:style>
    <style:style style:name="T65" style:family="text">
      <style:text-properties style:use-window-font-color="true" style:font-name="Arial" fo:font-size="11pt" fo:language="en" fo:country="US" style:font-name-asian="Times New Roman" style:font-size-asian="11pt" style:font-name-complex="Arial" style:font-size-complex="11pt" style:language-complex="ar" style:country-complex="SA"/>
    </style:style>
    <style:style style:name="T66"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6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7f7f7f"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raw:frame draw:style-name="fr1" draw:name="Frame1" text:anchor-type="char" svg:x="9.848cm" svg:y="-1.58cm" svg:width="7.83cm" svg:height="2.223cm" draw:z-index="2"><draw:text-box><table:table table:name="Table1" table:style-name="Table1"><table:table-column table:style-name="Table1.A"/><table:table-column table:style-name="Table1.B"/><table:table-row table:style-name="Table1.1"><table:table-cell table:style-name="Table1.A1" office:value-type="string"><text:p text:style-name="P125"><draw:frame draw:style-name="fr2" draw:name="graphics1" text:anchor-type="as-char" svg:width="3.634cm" svg:height="1.757cm" draw:z-index="3"><draw:image xlink:href="Pictures/2000001300000E32000006DD629CC79C.wmf" xlink:type="simple" xlink:show="embed" xlink:actuate="onLoad"/></draw:frame></text:p></table:table-cell><table:table-cell table:style-name="Table1.A1" office:value-type="string"><text:p text:style-name="P18"><draw:frame draw:style-name="fr2" draw:name="graphics2" text:anchor-type="as-char" svg:width="3.059cm" svg:height="1.106cm" draw:z-index="4"><draw:image xlink:href="Pictures/200000070000D2B300004C2DFF8C7E20.wmf" xlink:type="simple" xlink:show="embed" xlink:actuate="onLoad"/></draw:frame></text:p></table:table-cell></table:table-row></table:table><text:p text:style-name="P47"/></draw:text-box></draw:frame><draw:frame draw:style-name="fr1" draw:name="Frame2" text:anchor-type="char" svg:x="-1.127cm" svg:y="-1.263cm" svg:width="10.795cm" svg:height="2.341cm" draw:z-index="0"><draw:text-box><text:p text:style-name="P131">ALBERTA GRADUATE SCHOLARSHIP</text:p><text:p text:style-name="P131"/><text:p text:style-name="P131">APPLICATION INSTRUCTIONS</text:p><text:p text:style-name="P54"><text:span text:style-name="T18">(Revised </text:span><text:span text:style-name="T18">September 2008)</text:span></text:p><text:p text:style-name="P92"/></draw:text-box></draw:frame></text:p>
      <text:p text:style-name="P132"><text:tab/><text:tab/><text:tab/></text:p>
      <text:p text:style-name="P68"/>
      <text:p text:style-name="P48"><text:span text:style-name="T23">APPLICATION DEADLINE: </text:span><text:span text:style-name="T23">DECEMBER 1, 2008</text:span></text:p>
      <text:p text:style-name="P25"/>
      <text:p text:style-name="P26">ALBERTA GRADUATE SCHOLARSHIPS</text:p>
      <text:p text:style-name="P139"><text:span text:style-name="T45">Alberta Advanced Education and Technology in partnership with iCORE and Alberta Ingenuity Fund has invested $11 million per year towards </text:span><text:span text:style-name="T46">graduate student support. </text:span><text:span text:style-name="T45">These scholarships are intended to help Alberta attract and retain the best graduate students in the world.</text:span><text:span text:style-name="T46"> </text:span></text:p>
      <text:p text:style-name="P141"/>
      <text:p text:style-name="P140">Alberta Ingenuity will collect and evaluate all applications for graduate student support in the following areas:</text:p>
      <text:p text:style-name="P142"/>
      <text:list text:style-name="WW8Num1">
        <text:list-item>
          <text:p text:style-name="P169">iCORE Graduate Scholarships in Information and Communications Technology (ICT) </text:p>
          <text:list>
            <text:list-item>
              <text:p text:style-name="P172">Those applying for an ICT award will be sent their application results by iCORE. </text:p>
            </text:list-item>
            <text:list-item>
              <text:p text:style-name="P174"><text:span text:style-name="T45">Approved awards will be administered and managed by iCORE</text:span><text:span text:style-name="T11">.</text:span></text:p>
            </text:list-item>
          </text:list>
        </text:list-item>
      </text:list>
      <text:p text:style-name="P140"/>
      <text:list text:style-name="WW8Num1">
        <text:list-item text:start-value="1">
          <text:p text:style-name="P170"><text:tab/>Alberta Ingenuity Graduate Scholarships in Nanotechnology </text:p>
          <text:list>
            <text:list-item>
              <text:p text:style-name="P172">Those applying for a Nano award will be sent their application results by Alberta Ingenuity.</text:p>
            </text:list-item>
            <text:list-item>
              <text:p text:style-name="P172">Approved awards will be administered and managed by Alberta Ingenuity.</text:p>
            </text:list-item>
          </text:list>
        </text:list-item>
      </text:list>
      <text:p text:style-name="P8"/>
      <text:list text:style-name="WW8Num3">
        <text:list-item>
          <text:p text:style-name="P171"><text:tab/>Alberta Ingenuity Graduate Scholarships for all other science and engineering disciplines </text:p>
          <text:list>
            <text:list-item>
              <text:p text:style-name="P173">Application results and awards will be administered and managed by Alberta Ingenuity.</text:p>
            </text:list-item>
          </text:list>
        </text:list-item>
      </text:list>
      <text:p text:style-name="P140"/>
      <text:p text:style-name="P140"/>
      <text:p text:style-name="P26">APPLICATION INSTRUCTIONS</text:p>
      <text:p text:style-name="P48"><text:span text:style-name="T25">Please use the following instruc</text:span><text:span text:style-name="T25">tions and the attached document when submitting your Alberta Graduate Scholarship application.</text:span></text:p>
      <text:p text:style-name="P29"/>
      <text:p text:style-name="P48"><text:span text:style-name="T27">PERSONAL DATA </text:span><text:span text:style-name="T27">FORM</text:span><text:span text:style-name="T26"> </text:span></text:p>
      <text:p text:style-name="P27"/>
      <text:list text:style-name="WW8Num12">
        <text:list-item>
          <text:p text:style-name="P160"><text:span text:style-name="T25">Submit </text:span><text:span text:style-name="T28">ORIGINAL</text:span><text:span text:style-name="T25"> with all </text:span><text:span text:style-name="T24">required signatures.</text:span></text:p>
        </text:list-item>
      </text:list>
      <text:p text:style-name="P11"/>
      <text:p text:style-name="P49"><text:span text:style-name="T27">APPLICATION FORM</text:span><text:span text:style-name="T26"> (</text:span><text:span text:style-name="T27">DO NOT STAPLE</text:span><text:span text:style-name="T26">)</text:span></text:p>
      <text:p text:style-name="P28"/>
      <text:list text:style-name="WW8Num12">
        <text:list-item text:start-value="1">
          <text:p text:style-name="P160"><text:span text:style-name="T25">Submit </text:span><text:span text:style-name="T25">one ORIGINAL hard copy. </text:span></text:p>
        </text:list-item>
      </text:list>
      <text:p text:style-name="P72"/>
      <text:list text:style-name="WW8Num12">
        <text:list-item text:start-value="1">
          <text:p text:style-name="P160"><text:span text:style-name="T25">Attach o</text:span><text:span text:style-name="T25">fficial transcripts or certified copies of transcripts in sealed envelopes to the original copy of application (if not sent directly to Alberta Ingenuity office). <text:s/></text:span></text:p>
        </text:list-item>
      </text:list>
      <text:p text:style-name="P72"/>
      <text:list text:style-name="WW8Num12">
        <text:list-item text:start-value="1">
          <text:p text:style-name="P160"><text:span text:style-name="T25">Provide t</text:span><text:span text:style-name="T25">hree letters of reference in sealed envelopes with the original copy of application (if not sent directly to Alberta Ingenuity office).</text:span></text:p>
        </text:list-item>
      </text:list>
      <text:p text:style-name="P26"/>
      <text:p text:style-name="P32"><draw:g text:anchor-type="char" draw:z-index="8" draw:style-name="gr1"><draw:custom-shape draw:style-name="gr2" draw:text-style-name="P178" svg:width="16.701cm" svg:height="3.269cm" svg:x="-0.042cm" svg:y="0.3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179" svg:width="16.384cm" svg:height="2.952cm" svg:x="0.117cm" svg:y="0.534cm"><draw:text-box><text:p text:style-name="P179"><text:span text:style-name="T65">For more information on all of our funding programs, visit our websites at:</text:span></text:p><text:p text:style-name="P179"><text:span text:style-name="T66"/></text:p><text:p text:style-name="P179"><text:span text:style-name="T67"/></text:p><text:p text:style-name="P179"><text:span text:style-name="T65"><text:a xlink:href="http://www.icore.ca/">www.icore.ca</text:a></text:span></text:p><text:p text:style-name="P179"><text:span text:style-name="T65"><text:a xlink:href="http://www.albertaingenuity.ca/">www.albertaingenuity.ca</text:a></text:span></text:p></draw:text-box></draw:frame></draw:g></text:p>
      <text:p text:style-name="P24"/>
      <text:p text:style-name="P165"/>
      <table:table table:name="Table2" table:style-name="Table2">
        <table:table-column table:style-name="Table2.A"/>
        <table:table-column table:style-name="Table2.B"/>
        <table:table-row table:style-name="Table2.1">
          <table:table-cell table:style-name="Table2.A1" office:value-type="string">
            <text:p text:style-name="P87">Deadline</text:p>
          </table:table-cell>
          <table:table-cell table:style-name="Table2.A1" office:value-type="string">
            <text:p text:style-name="P89"><text:span text:style-name="T30">Applications must be delivered to Alberta Ingenuity by 4:00 pm on </text:span><text:span text:style-name="T29">December 1, 2008. Information received after the deadline will not be considered. If the deadline date is not a regular business day, then the deadline is the next business day.</text:span></text:p>
          </table:table-cell>
        </table:table-row>
        <table:table-row table:style-name="Table2.2">
          <table:table-cell table:style-name="Table2.A1" office:value-type="string">
            <text:p text:style-name="P79">Format</text:p>
          </table:table-cell>
          <table:table-cell table:style-name="Table2.A1" office:value-type="string">
            <text:p text:style-name="P80"><text:span text:style-name="T48">All information must be </text:span><text:span text:style-name="T47">typed</text:span><text:span text:style-name="T48"> using a font size of Arial 10 or greater. </text:span><text:span text:style-name="T47">Handwritten applications will not be accepted. The maximum number of pages allowed is indicated in the appropriate sections of the application form. Pages in excess of the number permitted will be removed. Print on one side of the paper only. Failure to comply with these standards may result in the rejection of a proposal or put the application at a disadvantage in the review process.</text:span></text:p>
          </table:table-cell>
        </table:table-row>
        <table:table-row table:style-name="Table2.3">
          <table:table-cell table:style-name="Table2.A1" office:value-type="string">
            <text:p text:style-name="P79">Completeness of Application</text:p>
          </table:table-cell>
          <table:table-cell table:style-name="Table2.A1" office:value-type="string">
            <text:p text:style-name="P80"><text:span text:style-name="T47">It is the </text:span><text:span text:style-name="T44">candidate</text:span><text:span text:style-name="T47">'s responsibility to ensure that the application package is COMPLETE and received by Alberta Ingenuity on or before the deadline. Ingenuity will assume no responsibility in following up with applicants who submit incomplete applications. No supplemental information may be provided after the deadline. Incomplete applications (</text:span><text:span text:style-name="T44">including those lacking any of the required signatures</text:span><text:span text:style-name="T47">) will not be considered.</text:span></text:p>
          </table:table-cell>
        </table:table-row>
        <table:table-row table:style-name="Table2.4">
          <table:table-cell table:style-name="Table2.A1" office:value-type="string">
            <text:p text:style-name="P73">Transcripts</text:p>
          </table:table-cell>
          <table:table-cell table:style-name="Table2.A1" office:value-type="string">
            <text:p text:style-name="P77"><text:span text:style-name="T24">Up to date official transcripts of all university level courses </text:span><text:span text:style-name="T25">must</text:span><text:span text:style-name="T24"> be submitted to Alberta Ingenuity in one of the following ways: </text:span></text:p>
            <text:list text:style-name="WW8Num11">
              <text:list-item>
                <text:p text:style-name="P166"><text:span text:style-name="T24">Submitted by the candidate in </text:span><text:span text:style-name="T24">a </text:span><text:span text:style-name="T25">sealed </text:span><text:span text:style-name="T24">envelope with the application. <text:s/></text:span></text:p>
              </text:list-item>
              <text:list-item>
                <text:p text:style-name="P166"><text:span text:style-name="T24">Sent directly to the </text:span><text:span text:style-name="T24">Alberta Ingenuity office – </text:span><text:span text:style-name="T25">it remains the candidate’s responsibility to ensure that transcripts are received by the deadline.</text:span></text:p>
              </text:list-item>
            </text:list>
            <text:p text:style-name="P69"><text:span text:style-name="T33">Official transcripts already on file </text:span><text:span text:style-name="T24">at the candidate’s faculty/department office may be copied and certified by the proposed supervisor, faculty or department officer, or a notary public. The certified copy should then be placed in a sealed envelope and submitted by one of the methods described above. </text:span></text:p>
          </table:table-cell>
        </table:table-row>
        <table:table-row table:style-name="Table2.5">
          <table:table-cell table:style-name="Table2.A1" office:value-type="string">
            <text:p text:style-name="P74"><text:span text:style-name="T34">Foreign </text:span><text:span text:style-name="T35">Transcripts</text:span></text:p>
          </table:table-cell>
          <table:table-cell table:style-name="Table2.A1" office:value-type="string">
            <text:p text:style-name="P88">Foreign transcripts must be accompanied by a certified English translation and a clear explanation of the grading system. A comparison of the foreign grading system with the grading system for the candidate’s intended university will be helpful.</text:p>
            <text:p text:style-name="P71">The non-English transcript and the English translation should be submitted in a sealed envelope with the application.</text:p>
          </table:table-cell>
        </table:table-row>
        <table:table-row table:style-name="Table2.6">
          <table:table-cell table:style-name="Table2.A1" office:value-type="string">
            <text:p text:style-name="P78">Letters of Reference</text:p>
          </table:table-cell>
          <table:table-cell table:style-name="Table2.A1" office:value-type="string">
            <text:p text:style-name="P81"><text:span text:style-name="T36">Applications must include </text:span><text:span text:style-name="T37">three</text:span><text:span text:style-name="T36"> letters of reference. There is no standard or required format for these letters, but the letters should provide a detailed assessment of the candidate’s strengths as they relate to suitability for/experience in research i.e., originality, technical ability, demonstrated skills, judgment, critical skills, etc. The recommendation letter should indicate if the writer considers the candidate to be average, above average, very good or outstanding in comparison to peers, based on the writer’s experience. </text:span></text:p>
            <text:p text:style-name="P70"><text:span text:style-name="T24">The content of </text:span><text:span text:style-name="T24">the reference letters is CONFIDENTIAL and should be provided to Alberta Ingenuity in sealed envelopes. </text:span></text:p>
            <text:p text:style-name="P70"><text:span text:style-name="T24">Letters of reference can be i</text:span><text:span text:style-name="T24">ncluded with the candidate’s submission of forms, OR a</text:span><text:span text:style-name="T32">ddressed directly to Alberta Ingenuity. However, it remains the candidate’s responsibility to ensure that letters of reference are received by the deadline.</text:span></text:p>
          </table:table-cell>
        </table:table-row>
        <table:table-row table:style-name="Table2.7">
          <table:table-cell table:style-name="Table2.A1" office:value-type="string">
            <text:p text:style-name="P75">Application Outcome</text:p>
          </table:table-cell>
          <table:table-cell table:style-name="Table2.A1" office:value-type="string">
            <text:p text:style-name="P77"><text:span text:style-name="T25">Information on the outcome of the application will be mailed to the </text:span><text:span text:style-name="T25">candidate and the supervisor at the addresses provided. Information on the outcome will not be provided over the telephone.</text:span></text:p>
          </table:table-cell>
        </table:table-row>
      </table:table>
      <text:p text:style-name="P21"/>
      <text:section text:style-name="Sect1" text:name="Section1">
        <text:p text:style-name="P167"><draw:frame draw:style-name="fr1" draw:name="Frame3" text:anchor-type="char" svg:x="-0.175cm" svg:y="-0.374cm" svg:width="9.555cm" svg:height="1.905cm" draw:z-index="1"><draw:text-box><text:p text:style-name="P6"><text:span text:style-name="T5">ALBERTA </text:span><text:span text:style-name="T5">GRADUATE SCHOLARSHIP</text:span></text:p><text:p text:style-name="P12"/><text:p text:style-name="P12">PERSONAL DATA FORM</text:p></draw:text-box></draw:frame><draw:frame draw:style-name="fr1" draw:name="Frame4" text:anchor-type="char" svg:x="10.507cm" svg:y="-0.374cm" svg:width="8.05cm" svg:height="1.905cm" draw:z-index="5"><draw:text-box><text:p text:style-name="P22">Application form inquiries and submissions:</text:p><text:p text:style-name="P23">Alberta Graduate Scholarship Program</text:p><text:p text:style-name="P17">2410 Manulife Place<text:tab/><text:tab/>Phone 780.423.5735</text:p><text:p text:style-name="P17">10180 – 101 Street<text:tab/><text:tab/><text:tab/>Fax 780.420.0018</text:p><text:p text:style-name="P17">Edmonton, AB T5J 3S4 <text:tab/><text:tab/>info@albertaingenuity.ca</text:p></draw:text-box></draw:frame></text:p>
        <text:p text:style-name="P146"/>
        <text:p text:style-name="P137"/>
        <text:p text:style-name="P143">(Revised September 2008)</text:p>
        <text:p text:style-name="P137"/>
        <text:p text:style-name="P136"><text:span text:style-name="T36">As public bodies, Advanced Education and Technology, Alberta Ingenuity and iCORE are regulated by the </text:span><text:span text:style-name="T38">Freedom of Information and Protection of Privacy Act</text:span><text:span text:style-name="T36"> (FOIPP) of Alberta. The information on this form will be for internal use ONLY and will not be communicated in any way to anyone outside of the organizations.</text:span></text:p>
        <text:p text:style-name="P13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1">Have you applied to Alberta Ingenuity previously?</text:p>
            </table:table-cell>
            <table:table-cell table:style-name="Table3.A1" office:value-type="string">
              <text:p text:style-name="P147"><field:fieldmark text:name="Check25" field:type="ecma.office-open-xml.field.FORMCHECKBOX"><field:param field:name="Description" field:value=""/><field:param field:name="Result" field:value="0"/></field:fieldmark></text:p>
            </table:table-cell>
            <table:table-cell table:style-name="Table3.C1" office:value-type="string">
              <text:p text:style-name="P148">Yes</text:p>
            </table:table-cell>
            <table:table-cell table:style-name="Table3.A1" office:value-type="string">
              <text:p text:style-name="P147"><field:fieldmark text:name="Check26" field:type="ecma.office-open-xml.field.FORMCHECKBOX"><field:param field:name="Description" field:value=""/><field:param field:name="Result" field:value="1"/></field:fieldmark></text:p>
            </table:table-cell>
            <table:table-cell table:style-name="Table3.E1" office:value-type="string">
              <text:p text:style-name="P148">No</text:p>
            </table:table-cell>
          </table:table-row>
        </table:table>
        <text:p text:style-name="P106"/>
        <text:p text:style-name="P106">Section 1: Personal Data<text:tab/><text:tab/></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number-columns-repeated="3"/>
          <table:table-column table:style-name="Table4.I"/>
          <table:table-row table:style-name="Table4.1">
            <table:table-cell table:style-name="Table4.A1" office:value-type="string">
              <text:p text:style-name="P107">Surname</text:p>
            </table:table-cell>
            <table:table-cell table:style-name="Table4.A1" table:number-columns-spanned="5" office:value-type="string">
              <text:p text:style-name="P107">First Name</text:p>
            </table:table-cell>
            <table:covered-table-cell/>
            <table:covered-table-cell/>
            <table:covered-table-cell/>
            <table:covered-table-cell/>
            <table:table-cell table:style-name="Table4.G1" table:number-columns-spanned="3" office:value-type="string">
              <text:p text:style-name="P107">Middle Initial(s)</text:p>
            </table:table-cell>
            <table:covered-table-cell/>
            <table:covered-table-cell/>
          </table:table-row>
          <table:table-row table:style-name="Table4.2">
            <table:table-cell table:style-name="Table4.A2" office:value-type="string">
              <text:p text:style-name="P115">Sayles</text:p>
            </table:table-cell>
            <table:table-cell table:style-name="Table4.A2" table:number-columns-spanned="5" office:value-type="string">
              <text:p text:style-name="P115">Maxwell</text:p>
            </table:table-cell>
            <table:covered-table-cell/>
            <table:covered-table-cell/>
            <table:covered-table-cell/>
            <table:covered-table-cell/>
            <table:table-cell table:style-name="Table4.G2" table:number-columns-spanned="3" office:value-type="string">
              <text:p text:style-name="P115">T</text:p>
            </table:table-cell>
            <table:covered-table-cell/>
            <table:covered-table-cell/>
          </table:table-row>
          <table:table-row table:style-name="Table4.3">
            <table:table-cell table:number-columns-spanned="6">
              <table:table table:is-sub-table="true">
                <table:table-column table:style-name="Table4.A"/>
                <table:table-column table:style-name="Table4.B"/>
                <table:table-column table:style-name="Table4.F"/>
                <table:table-column table:style-name="Table4.A3.4"/>
                <table:table-column table:style-name="Table4.A3.5"/>
                <table:table-row table:style-name="Table4.A3.1">
                  <table:table-cell table:style-name="Table4.A3.1.1" office:value-type="string">
                    <text:p text:style-name="P108">Birthdate</text:p>
                    <text:p text:style-name="P116">Year <text:s text:c="7"/>Month <text:s text:c="7"/>Day</text:p>
                  </table:table-cell>
                  <table:table-cell table:style-name="Table4.A3.2.1" table:number-columns-spanned="4" office:value-type="string">
                    <text:p text:style-name="P108">Gender</text:p>
                    <text:p text:style-name="P116">(check one)</text:p>
                  </table:table-cell>
                  <table:covered-table-cell/>
                  <table:covered-table-cell/>
                  <table:covered-table-cell/>
                </table:table-row>
                <table:table-row table:style-name="Table4.A3.2">
                  <table:table-cell table:style-name="Table4.A2" office:value-type="string">
                    <text:p text:style-name="P15">1978/01/03</text:p>
                  </table:table-cell>
                  <table:table-cell table:style-name="Table4.A2" office:value-type="string">
                    <text:p text:style-name="P114"><field:fieldmark text:name="Check9" field:type="ecma.office-open-xml.field.FORMCHECKBOX"><field:param field:name="Description" field:value=""/><field:param field:name="Result" field:value="1"/></field:fieldmark></text:p>
                  </table:table-cell>
                  <table:table-cell table:style-name="Table4.A3.3.2" office:value-type="string">
                    <text:p text:style-name="P110">Male</text:p>
                  </table:table-cell>
                  <table:table-cell table:style-name="Table4.A3.3.2" office:value-type="string">
                    <text:p text:style-name="P105"><text:span text:style-name="T3"><text:s text:c="5"/></text:span><field:fieldmark text:name="Check10" field:type="ecma.office-open-xml.field.FORMCHECKBOX"><field:param field:name="Description" field:value=""/><field:param field:name="Result" field:value="0"/></field:fieldmark><text:span text:style-name="T3"><text:s text:c="2"/></text:span></text:p>
                  </table:table-cell>
                  <table:table-cell table:style-name="Table4.A3.3.2" office:value-type="string">
                    <text:p text:style-name="P110">Female <text:s text:c="3"/></text:p>
                  </table:table-cell>
                </table:table-row>
              </table:table>
            </table:table-cell>
            <table:covered-table-cell/>
            <table:covered-table-cell/>
            <table:covered-table-cell/>
            <table:covered-table-cell/>
            <table:covered-table-cell/>
            <table:table-cell table:style-name="Table4.G3" table:number-columns-spanned="3" office:value-type="string">
              <text:p text:style-name="P108"/>
            </table:table-cell>
            <table:covered-table-cell/>
            <table:covered-table-cell/>
          </table:table-row>
          <table:table-row table:style-name="Table4.3">
            <table:table-cell table:style-name="Table4.A3.1.1" office:value-type="string">
              <text:p text:style-name="P108">Citizen of</text:p>
            </table:table-cell>
            <table:table-cell table:style-name="Table4.B4" table:number-columns-spanned="8" office:value-type="string">
              <text:p text:style-name="P104"><text:span text:style-name="T11">Immigration Status in Canada </text:span><text:span text:style-name="T1"><text:s/></text:span><text:span text:style-name="T3">(check one)</text:span></text:p>
            </table:table-cell>
            <table:covered-table-cell/>
            <table:covered-table-cell/>
            <table:covered-table-cell/>
            <table:covered-table-cell/>
            <table:covered-table-cell/>
            <table:covered-table-cell/>
            <table:covered-table-cell/>
          </table:table-row>
          <table:table-row table:style-name="Table4.5">
            <table:table-cell table:style-name="Table4.A3.2.1" office:value-type="string">
              <text:p text:style-name="P90">Canada</text:p>
            </table:table-cell>
            <table:table-cell table:style-name="Table4.B5" office:value-type="string">
              <text:p text:style-name="P114"><field:fieldmark text:name="Unnamed1" field:type="ecma.office-open-xml.field.FORMCHECKBOX"><field:param field:name="Description" field:value=""/><field:param field:name="Result" field:value="1"/></field:fieldmark></text:p>
            </table:table-cell>
            <table:table-cell table:style-name="Table4.C5" table:number-columns-spanned="2" office:value-type="string">
              <text:p text:style-name="P110"><text:bookmark text:name="Check12"/>Permanent Resident</text:p>
            </table:table-cell>
            <table:covered-table-cell/>
            <table:table-cell table:style-name="Table4.C5" office:value-type="string">
              <text:p text:style-name="P105"><field:fieldmark text:name="Check13" field:type="ecma.office-open-xml.field.FORMCHECKBOX"><field:param field:name="Description" field:value=""/><field:param field:name="Result" field:value="0"/></field:fieldmark><text:span text:style-name="T3"><text:s/></text:span></text:p>
            </table:table-cell>
            <table:table-cell table:style-name="Table4.C5" table:number-columns-spanned="2" office:value-type="string">
              <text:p text:style-name="P110">Student Visa</text:p>
            </table:table-cell>
            <table:covered-table-cell/>
            <table:table-cell table:style-name="Table4.C5" office:value-type="string">
              <text:p text:style-name="P114"><field:fieldmark text:name="Check14" field:type="ecma.office-open-xml.field.FORMCHECKBOX"><field:param field:name="Description" field:value=""/><field:param field:name="Result" field:value="0"/></field:fieldmark></text:p>
            </table:table-cell>
            <table:table-cell table:style-name="Table4.I5" office:value-type="string">
              <text:p text:style-name="P110">Working Visa</text:p>
            </table:table-cell>
          </table:table-row>
          <table:table-row table:style-name="Table4.6">
            <table:table-cell table:style-name="Table4.G2" table:number-columns-spanned="9" office:value-type="string">
              <text:p text:style-name="P108">Complete mailing address</text:p>
              <text:p text:style-name="Text_20_body"><text:span text:style-name="T3">Application outcome will be sent to this address. </text:span><text:span text:style-name="T2">Changes to this information should be sent to i</text:span><text:span text:style-name="T4">nfo@albertaingenuity.ca</text:span><text:span text:style-name="T2">.</text:span></text:p>
            </table:table-cell>
            <table:covered-table-cell/>
            <table:covered-table-cell/>
            <table:covered-table-cell/>
            <table:covered-table-cell/>
            <table:covered-table-cell/>
            <table:covered-table-cell/>
            <table:covered-table-cell/>
            <table:covered-table-cell/>
          </table:table-row>
          <table:table-row table:style-name="Table4.3">
            <table:table-cell table:style-name="Table4.A3.1.1" table:number-columns-spanned="3" office:value-type="string">
              <text:p text:style-name="P67">155 Windermere Rd S.W.</text:p>
              <text:p text:style-name="P67">Calgary, AB</text:p>
              <text:p text:style-name="P67">T3C 3K9</text:p>
            </table:table-cell>
            <table:covered-table-cell/>
            <table:covered-table-cell/>
            <table:table-cell table:number-columns-spanned="6">
              <table:table table:is-sub-table="true">
                <table:table-column table:style-name="Table4.D7.1"/>
                <table:table-column table:style-name="Table4.D7.2"/>
                <table:table-row table:style-name="Table4.D7.1">
                  <table:table-cell table:style-name="Table4.A3.1.1" office:value-type="string">
                    <text:p text:style-name="P117">Office telephone:</text:p>
                    <text:p text:style-name="Text_20_body"><field:fieldmark-start text:name="Unnamed2" field:type="ecma.office-open-xml.field.FORMTEXT"><field:param field:name="Description" field:value=""/></field:fieldmark-start><text:span text:style-name="T57">    </text:span><text:span text:style-name="T48"> </text:span><field:fieldmark-end/></text:p>
                  </table:table-cell>
                  <table:table-cell table:style-name="Table4.B4" office:value-type="string">
                    <text:p text:style-name="P117">Home telephone:</text:p>
                    <text:p text:style-name="P113">403-990-8238</text:p>
                  </table:table-cell>
                </table:table-row>
                <table:table-row table:style-name="Table4.D7.1">
                  <table:table-cell table:style-name="Table4.B4" table:number-columns-spanned="2" office:value-type="string">
                    <text:p text:style-name="P117">Fax:</text:p>
                    <text:p text:style-name="Text_20_body"><field:fieldmark-start text:name="Unnamed4" field:type="ecma.office-open-xml.field.FORMTEXT"><field:param field:name="Description" field:value=""/></field:fieldmark-start><text:span text:style-name="T57">    </text:span><text:span text:style-name="T48"> </text:span><field:fieldmark-end/></text:p>
                  </table:table-cell>
                  <table:covered-table-cell/>
                </table:table-row>
                <table:table-row table:style-name="Table4.D7.1">
                  <table:table-cell table:style-name="Table4.B4" table:number-columns-spanned="2" office:value-type="string">
                    <text:p text:style-name="P117">E-mail address:</text:p>
                    <text:p text:style-name="P113">mtsayles@ucalgary.ca</text:p>
                  </table:table-cell>
                  <table:covered-table-cell/>
                </table:table-row>
              </table:table>
            </table:table-cell>
            <table:covered-table-cell/>
            <table:covered-table-cell/>
            <table:covered-table-cell/>
            <table:covered-table-cell/>
            <table:covered-table-cell/>
          </table:table-row>
        </table:table>
        <text:p text:style-name="P106"/>
        <text:p text:style-name="P106">Section 2: Other Information</text:p>
        <table:table table:name="Table5" table:style-name="Table5">
          <table:table-column table:style-name="Table5.A"/>
          <table:table-column table:style-name="Table5.B"/>
          <table:table-row table:style-name="Table5.1">
            <table:table-cell table:style-name="Table5.A1" office:value-type="string">
              <text:p text:style-name="P108"/>
              <text:p text:style-name="P109">Does your project involve:</text:p>
              <text:p text:style-name="P109"/>
            </table:table-cell>
            <table:table-cell>
              <table:table table:is-sub-table="true">
                <table:table-column table:style-name="Table5.B1.1"/>
                <table:table-column table:style-name="Table5.B1.2"/>
                <table:table-column table:style-name="Table5.B1.3" table:number-columns-repeated="2"/>
                <table:table-column table:style-name="Table5.B1.5"/>
                <table:table-row table:style-name="Table5.B1.1">
                  <table:table-cell table:style-name="Table5.B1.1.1" office:value-type="string">
                    <text:p text:style-name="P110">Animals</text:p>
                  </table:table-cell>
                  <table:table-cell table:style-name="Table5.B1.1.1" office:value-type="string">
                    <text:p text:style-name="P114"><field:fieldmark text:name="Check44" field:type="ecma.office-open-xml.field.FORMCHECKBOX"><field:param field:name="Description" field:value=""/><field:param field:name="Result" field:value="0"/></field:fieldmark></text:p>
                  </table:table-cell>
                  <table:table-cell table:style-name="Table5.B1.1.1" office:value-type="string">
                    <text:p text:style-name="P110">Yes</text:p>
                  </table:table-cell>
                  <table:table-cell table:style-name="Table5.B1.1.1" office:value-type="string">
                    <text:p text:style-name="P105"><field:fieldmark text:name="Check47" field:type="ecma.office-open-xml.field.FORMCHECKBOX"><field:param field:name="Description" field:value=""/><field:param field:name="Result" field:value="1"/></field:fieldmark></text:p>
                  </table:table-cell>
                  <table:table-cell table:style-name="Table5.B1.5.1" office:value-type="string">
                    <text:p text:style-name="P110">No</text:p>
                  </table:table-cell>
                </table:table-row>
                <table:table-row table:style-name="Table5.B1.1">
                  <table:table-cell table:style-name="Table5.B1.1.2" office:value-type="string">
                    <text:p text:style-name="P110">Humans</text:p>
                  </table:table-cell>
                  <table:table-cell table:style-name="Table5.B1.1.2" office:value-type="string">
                    <text:p text:style-name="P114"><field:fieldmark text:name="Check45" field:type="ecma.office-open-xml.field.FORMCHECKBOX"><field:param field:name="Description" field:value=""/><field:param field:name="Result" field:value="0"/></field:fieldmark></text:p>
                  </table:table-cell>
                  <table:table-cell table:style-name="Table5.B1.1.2" office:value-type="string">
                    <text:p text:style-name="P110">Yes</text:p>
                  </table:table-cell>
                  <table:table-cell table:style-name="Table5.B1.1.2" office:value-type="string">
                    <text:p text:style-name="P105"><field:fieldmark text:name="Check48" field:type="ecma.office-open-xml.field.FORMCHECKBOX"><field:param field:name="Description" field:value=""/><field:param field:name="Result" field:value="1"/></field:fieldmark></text:p>
                  </table:table-cell>
                  <table:table-cell table:style-name="Table5.B1.5.2" office:value-type="string">
                    <text:p text:style-name="P110">No</text:p>
                  </table:table-cell>
                </table:table-row>
                <table:table-row table:style-name="Table5.B1.1">
                  <table:table-cell table:style-name="Table5.B1.1.2" office:value-type="string">
                    <text:p text:style-name="P110">Biohazards</text:p>
                  </table:table-cell>
                  <table:table-cell table:style-name="Table5.B1.1.2" office:value-type="string">
                    <text:p text:style-name="P114"><field:fieldmark text:name="Check46" field:type="ecma.office-open-xml.field.FORMCHECKBOX"><field:param field:name="Description" field:value=""/><field:param field:name="Result" field:value="0"/></field:fieldmark></text:p>
                  </table:table-cell>
                  <table:table-cell table:style-name="Table5.B1.1.2" office:value-type="string">
                    <text:p text:style-name="P110">Yes</text:p>
                  </table:table-cell>
                  <table:table-cell table:style-name="Table5.B1.1.2" office:value-type="string">
                    <text:p text:style-name="P105"><field:fieldmark text:name="Check49" field:type="ecma.office-open-xml.field.FORMCHECKBOX"><field:param field:name="Description" field:value=""/><field:param field:name="Result" field:value="1"/></field:fieldmark></text:p>
                  </table:table-cell>
                  <table:table-cell table:style-name="Table5.B1.5.2" office:value-type="string">
                    <text:p text:style-name="P110">No</text:p>
                  </table:table-cell>
                </table:table-row>
              </table:table>
            </table:table-cell>
          </table:table-row>
          <table:table-row table:style-name="Table5.2">
            <table:table-cell table:style-name="Table5.A2" table:number-columns-spanned="2" office:value-type="string">
              <text:p text:style-name="P91"><text:span text:style-name="T12">Please note that ethics approvals are a condition of award and will therefore be required by Alberta Ingenuity</text:span><text:span text:style-name="T12">/iCORE and the host institution prior to implementation. Ethics approvals are not required for the application process.</text:span></text:p>
            </table:table-cell>
            <table:covered-table-cell/>
          </table:table-row>
        </table:table>
        <text:p text:style-name="P106"/>
        <text:p text:style-name="P106">Section 3: Signatures <text:s/></text:p>
        <text:p text:style-name="Text_20_body"><text:span text:style-name="T47">The undersigned agree to, and accept, the general conditions governing any award made pursuant to the sponsorship of this application, as set out in the Graduate Scholarship Guidelines and Handbook available on the websites of Alberta Ingenuity (</text:span><text:a xlink:type="simple" xlink:href="http://www.albertaingenuity.ca/"><text:span text:style-name="Internet_20_link"><text:span text:style-name="T41">www.albertaingenuity.ca</text:span></text:span></text:a><text:span text:style-name="T47">) and iCORE (</text:span><text:a xlink:type="simple" xlink:href="http://www.icore.ca/"><text:span text:style-name="Internet_20_link"><text:span text:style-name="T41">www.icore.ca</text:span></text:span></text:a><text:span text:style-name="T47">). If this application is successful and a scholarship is offered, additional signatures will be required of the host university prior to the award start date.</text:span></text:p>
        <text:p text:style-name="P1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8">Signature of:</text:p>
            </table:table-cell>
            <table:table-cell table:style-name="Table6.A1" office:value-type="string">
              <text:p text:style-name="P118">Printed Name</text:p>
            </table:table-cell>
            <table:table-cell table:style-name="Table6.C1" office:value-type="string">
              <text:p text:style-name="P118">Date</text:p>
            </table:table-cell>
          </table:table-row>
          <table:table-row table:style-name="Table6.2">
            <table:table-cell table:style-name="Table6.A1" office:value-type="string">
              <text:p text:style-name="P117">Candidate:</text:p>
            </table:table-cell>
            <table:table-cell table:style-name="Table6.B2" office:value-type="string">
              <text:p text:style-name="P115">Maxwell Sayles</text:p>
            </table:table-cell>
            <table:table-cell table:style-name="Table6.C2" office:value-type="string">
              <text:p text:style-name="P104"><field:fieldmark-start text:name="Text10" field:type="ecma.office-open-xml.field.FORMTEXT"><field:param field:name="Description" field:value=""/></field:fieldmark-start><text:span text:style-name="T57">    </text:span><text:span text:style-name="T48"> </text:span><field:fieldmark-end/></text:p>
            </table:table-cell>
          </table:table-row>
          <table:table-row table:style-name="Table6.3">
            <table:table-cell table:style-name="Table6.A1" office:value-type="string">
              <text:p text:style-name="P117">Proposed Supervisor:</text:p>
            </table:table-cell>
            <table:table-cell table:style-name="Table6.B2" office:value-type="string">
              <text:p text:style-name="P115">Dr. Peter H<text:span text:style-name="T64">ø</text:span>yer</text:p>
            </table:table-cell>
            <table:table-cell table:style-name="Table6.C2" office:value-type="string">
              <text:p text:style-name="P104"><field:fieldmark-start text:name="Text29" field:type="ecma.office-open-xml.field.FORMTEXT"><field:param field:name="Description" field:value=""/></field:fieldmark-start><text:span text:style-name="T57">    </text:span><text:span text:style-name="T48"> </text:span><field:fieldmark-end/></text:p>
            </table:table-cell>
          </table:table-row>
        </table:table>
        <text:p text:style-name="P119"/>
        <text:p text:style-name="Text_20_body"><text:soft-page-break/><text:span text:style-name="T52">NOTE: </text:span><text:span text:style-name="T53">Alberta Ingenuity and iCORE will share the names of each scholarship applicant with their respective university’s Faculty of Graduate Studies during the course of the application process.</text:span></text:p>
      </text:section>
      <text:section text:style-name="Sect1" text:name="Section2">
        <text:p text:style-name="P168"><draw:frame draw:style-name="fr1" draw:name="Frame5" text:anchor-type="char" svg:x="-0.175cm" svg:y="-0.31cm" svg:width="8.961cm" svg:height="1.905cm" draw:z-index="6"><draw:text-box><text:p text:style-name="P6"><text:span text:style-name="T5">ALBERTA </text:span><text:span text:style-name="T5">GRADUATE SCHOLARSHIP</text:span></text:p><text:p text:style-name="P12"/><text:p text:style-name="P6"><text:span text:style-name="T5">APPLICATION</text:span><text:span text:style-name="T5"> FORM</text:span></text:p></draw:text-box></draw:frame><draw:frame draw:style-name="fr1" draw:name="Frame6" text:anchor-type="char" svg:x="10.379cm" svg:y="-0.31cm" svg:width="8.05cm" svg:height="1.905cm" draw:z-index="7"><draw:text-box><text:p text:style-name="P22">Application form inquiries and submissions:</text:p><text:p text:style-name="P23">Alberta Graduate Scholarship Program</text:p><text:p text:style-name="P17">2410 Manulife Place<text:tab/><text:tab/>Phone 780.423.5735</text:p><text:p text:style-name="P17">10180 – 101 Street<text:tab/><text:tab/><text:tab/>Fax 780.420.0018</text:p><text:p text:style-name="P17">Edmonton, AB T5J 3S4 <text:tab/><text:tab/>info@albertaingenuity.ca</text:p></draw:text-box></draw:frame></text:p>
        <text:p text:style-name="P149"/>
        <text:p text:style-name="P100"/>
        <text:p text:style-name="P138">(Revised September 2008)</text:p>
        <text:p text:style-name="P126"/>
        <text:p text:style-name="P106">Part 1: Candidate Information</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0">CANDIDATE’S NAME</text:p>
            </table:table-cell>
            <table:covered-table-cell/>
            <table:covered-table-cell/>
          </table:table-row>
          <table:table-row table:style-name="Table7.2">
            <table:table-cell table:style-name="Table7.A2" office:value-type="string">
              <text:p text:style-name="P55">Surname (underline) </text:p>
            </table:table-cell>
            <table:table-cell table:style-name="Table7.A2" office:value-type="string">
              <text:p text:style-name="P55">First Name </text:p>
            </table:table-cell>
            <table:table-cell table:style-name="Table7.A1" office:value-type="string">
              <text:p text:style-name="P55">Middle Initial(s)</text:p>
            </table:table-cell>
          </table:table-row>
          <table:table-row table:style-name="Table7.3">
            <table:table-cell table:style-name="Table7.A3" office:value-type="string">
              <text:p text:style-name="P84">Sayles</text:p>
            </table:table-cell>
            <table:table-cell table:style-name="Table7.A3" office:value-type="string">
              <text:p text:style-name="P85">Maxwell</text:p>
            </table:table-cell>
            <table:table-cell table:style-name="Table7.C3" office:value-type="string">
              <text:p text:style-name="P85">T</text:p>
            </table:table-cell>
          </table:table-row>
        </table:table>
        <text:p text:style-name="P9"/>
        <table:table table:name="Table8" table:style-name="Table8">
          <table:table-column table:style-name="Table8.A"/>
          <table:table-column table:style-name="Table8.B"/>
          <table:table-row table:style-name="Table8.1">
            <table:table-cell table:style-name="Table8.A1" table:number-columns-spanned="2" office:value-type="string">
              <text:p text:style-name="P127"><text:span text:style-name="T54">SCHOLARSHIP</text:span><text:span text:style-name="T54"> TYPE</text:span></text:p>
            </table:table-cell>
            <table:covered-table-cell/>
          </table:table-row>
          <table:table-row table:style-name="Table8.2">
            <table:table-cell table:style-name="Table8.A2" table:number-columns-spanned="2" office:value-type="string">
              <text:p text:style-name="P57"><text:span text:style-name="T12">Indicate </text:span><text:span text:style-name="T12">which scholarship you are applying for:</text:span></text:p>
            </table:table-cell>
            <table:covered-table-cell/>
          </table:table-row>
          <table:table-row table:style-name="Table8.3">
            <table:table-cell table:style-name="Table8.A3" office:value-type="string">
              <text:p text:style-name="P133"><field:fieldmark text:name="Check54" field:type="ecma.office-open-xml.field.FORMCHECKBOX"><field:param field:name="Description" field:value=""/><field:param field:name="Result" field:value="1"/></field:fieldmark><text:tab/></text:p>
            </table:table-cell>
            <table:table-cell table:style-name="Table8.B3" office:value-type="string">
              <text:p text:style-name="P101"><text:span text:style-name="T14">iCORE Graduate Scholarship in Information and Communications Technology (ICT)</text:span><text:span text:style-name="T11"> – </text:span><text:span text:style-name="T14"><text:s/></text:span><text:span text:style-name="T11">ICT Scholarships</text:span><text:span text:style-name="T14"> </text:span><text:span text:style-name="T11"><text:s/>will be administered and managed by iCORE (www.icore.ca)</text:span></text:p>
            </table:table-cell>
          </table:table-row>
          <table:table-row table:style-name="Table8.4">
            <table:table-cell table:style-name="Table8.A3" office:value-type="string">
              <text:p text:style-name="P7"><field:fieldmark text:name="Check3" field:type="ecma.office-open-xml.field.FORMCHECKBOX"><field:param field:name="Description" field:value=""/><field:param field:name="Result" field:value="0"/></field:fieldmark><text:span text:style-name="T51"><text:tab/></text:span><text:span text:style-name="T11"> </text:span></text:p>
            </table:table-cell>
            <table:table-cell table:style-name="Table8.B3" office:value-type="string">
              <text:p text:style-name="P102"><text:span text:style-name="T14">Alberta Ingenuity Graduate Scholarship in Nanotechnology </text:span><text:span text:style-name="T11">– Nanotechnology Scholarships will be administered and managed by Alberta Ingenuity</text:span></text:p>
            </table:table-cell>
          </table:table-row>
          <table:table-row table:style-name="Table8.5">
            <table:table-cell table:style-name="Table8.A3" office:value-type="string">
              <text:p text:style-name="P13"><field:fieldmark text:name="Check4" field:type="ecma.office-open-xml.field.FORMCHECKBOX"><field:param field:name="Description" field:value=""/><field:param field:name="Result" field:value="0"/></field:fieldmark><text:tab/></text:p>
            </table:table-cell>
            <table:table-cell table:style-name="Table8.B3" office:value-type="string">
              <text:p text:style-name="P103">Alberta Ingenuity Graduate Scholarship</text:p>
              <text:p text:style-name="P135"><text:span text:style-name="T11">If applying for Ingenuity Scholarship – choose </text:span><text:span text:style-name="T15">ONE</text:span><text:span text:style-name="T11"> general area that best fits your project:</text:span></text:p>
              <text:p text:style-name="P134"><text:span text:style-name="T11"><text:tab/></text:span><field:fieldmark text:name="Check56" field:type="ecma.office-open-xml.field.FORMCHECKBOX"><field:param field:name="Description" field:value=""/><field:param field:name="Result" field:value="0"/></field:fieldmark><text:span text:style-name="T11"><text:tab/>Engineering<text:tab/></text:span><field:fieldmark text:name="Check57" field:type="ecma.office-open-xml.field.FORMCHECKBOX"><field:param field:name="Description" field:value=""/><field:param field:name="Result" field:value="0"/></field:fieldmark><text:span text:style-name="T11"><text:tab/>Physical Sciences<text:tab/></text:span><field:fieldmark text:name="Check58" field:type="ecma.office-open-xml.field.FORMCHECKBOX"><field:param field:name="Description" field:value=""/><field:param field:name="Result" field:value="0"/></field:fieldmark><text:span text:style-name="T11"><text:tab/>Life Sciences</text:span></text:p>
            </table:table-cell>
          </table:table-row>
        </table:table>
        <text:p text:style-name="P9"/>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128">LOCATION OF PROPOSED RESEARCH TRAINING</text:p>
            </table:table-cell>
            <table:covered-table-cell/>
            <table:covered-table-cell/>
            <table:covered-table-cell/>
            <table:covered-table-cell/>
          </table:table-row>
          <table:table-row table:style-name="Table9.2">
            <table:table-cell table:style-name="Table9.A2" table:number-columns-spanned="5" office:value-type="string">
              <text:p text:style-name="P33">Proposed Supervisor</text:p>
            </table:table-cell>
            <table:covered-table-cell/>
            <table:covered-table-cell/>
            <table:covered-table-cell/>
            <table:covered-table-cell/>
          </table:table-row>
          <table:table-row table:style-name="Table9.2">
            <table:table-cell table:style-name="Table9.A3" office:value-type="string">
              <text:p text:style-name="P18">Surname </text:p>
            </table:table-cell>
            <table:table-cell table:style-name="Table9.A3" office:value-type="string">
              <text:p text:style-name="P18">First Name</text:p>
            </table:table-cell>
            <table:table-cell table:style-name="Table9.A3" table:number-columns-spanned="2" office:value-type="string">
              <text:p text:style-name="P18">Middle Initial(s)</text:p>
            </table:table-cell>
            <table:covered-table-cell/>
            <table:table-cell table:style-name="Table9.A2" office:value-type="string">
              <text:p text:style-name="P18">Academic Rank</text:p>
            </table:table-cell>
          </table:table-row>
          <table:table-row table:style-name="Table9.4">
            <table:table-cell table:style-name="Table9.A4" office:value-type="string">
              <text:p text:style-name="P86">H<text:span text:style-name="T64">ø</text:span>yer</text:p>
            </table:table-cell>
            <table:table-cell table:style-name="Table9.A4" office:value-type="string">
              <text:p text:style-name="P85">Peter</text:p>
            </table:table-cell>
            <table:table-cell table:style-name="Table9.A4" table:number-columns-spanned="2" office:value-type="string">
              <text:p text:style-name="P82"><field:fieldmark-start text:name="Text26" field:type="ecma.office-open-xml.field.FORMTEXT"><field:param field:name="Description" field:value=""/></field:fieldmark-start><text:span text:style-name="T40">    </text:span><text:span text:style-name="T31"> </text:span><field:fieldmark-end/></text:p>
            </table:table-cell>
            <table:covered-table-cell/>
            <table:table-cell table:style-name="Table9.E4" office:value-type="string">
              <text:p text:style-name="P85">Assistant Professor</text:p>
            </table:table-cell>
          </table:table-row>
          <table:table-row table:style-name="Table9.2">
            <table:table-cell table:style-name="Table9.E4" table:number-columns-spanned="5" office:value-type="string">
              <text:p text:style-name="P15"><text:span text:style-name="T21">Complete Mailing Address</text:span><text:span text:style-name="T39"> – Include primary dept/faculty &amp; postal code. </text:span></text:p>
              <text:p text:style-name="P17">Application outcome will be sent to this address.</text:p>
            </table:table-cell>
            <table:covered-table-cell/>
            <table:covered-table-cell/>
            <table:covered-table-cell/>
            <table:covered-table-cell/>
          </table:table-row>
          <table:table-row table:style-name="Table9.2">
            <table:table-cell table:style-name="Table9.A4" table:number-columns-spanned="3" office:value-type="string">
              <text:p text:style-name="P36">2500 University Drive NW</text:p>
              <text:p text:style-name="P36">Calgary, AB </text:p>
              <text:p text:style-name="P36">T2N 1N4</text:p>
            </table:table-cell>
            <table:covered-table-cell/>
            <table:covered-table-cell/>
            <table:table-cell table:number-columns-spanned="2">
              <table:table table:is-sub-table="true">
                <table:table-column table:style-name="Table9.D6.1"/>
                <table:table-row table:style-name="Table9.D6.1">
                  <table:table-cell table:style-name="Table9.E4" office:value-type="string">
                    <text:p text:style-name="P18">Telephone:</text:p>
                    <text:p text:style-name="Standard"><field:fieldmark-start text:name="Text228" field:type="ecma.office-open-xml.field.FORMTEXT"><field:param field:name="Description" field:value=""/></field:fieldmark-start><text:span text:style-name="T40">    </text:span><text:span text:style-name="T31"> </text:span><field:fieldmark-end/></text:p>
                  </table:table-cell>
                </table:table-row>
                <table:table-row table:style-name="Table9.D6.1">
                  <table:table-cell table:style-name="Table9.E4" office:value-type="string">
                    <text:p text:style-name="P18">Fax:</text:p>
                    <text:p text:style-name="Standard"><field:fieldmark-start text:name="Text229" field:type="ecma.office-open-xml.field.FORMTEXT"><field:param field:name="Description" field:value=""/></field:fieldmark-start><text:span text:style-name="T40">    </text:span><text:span text:style-name="T31"> </text:span><field:fieldmark-end/></text:p>
                  </table:table-cell>
                </table:table-row>
                <table:table-row table:style-name="Table9.D6.1">
                  <table:table-cell table:style-name="Table9.E4" office:value-type="string">
                    <text:p text:style-name="P18">E-mail address:</text:p>
                    <text:p text:style-name="Standard"><field:fieldmark-start text:name="Text230" field:type="ecma.office-open-xml.field.FORMTEXT"><field:param field:name="Description" field:value=""/></field:fieldmark-start><text:span text:style-name="T40">    </text:span><text:span text:style-name="T31"> </text:span><field:fieldmark-end/></text:p>
                  </table:table-cell>
                </table:table-row>
              </table:table>
            </table:table-cell>
            <table:covered-table-cell/>
          </table:table-row>
        </table:table>
        <text:p text:style-name="P9"/>
        <table:table table:name="Table10" table:style-name="Table10">
          <table:table-column table:style-name="Table10.A"/>
          <table:table-row table:style-name="Table10.1">
            <table:table-cell table:style-name="Table10.A1" office:value-type="string">
              <text:p text:style-name="P128">PROJECT TITLE</text:p>
            </table:table-cell>
          </table:table-row>
          <table:table-row table:style-name="Table10.2">
            <table:table-cell table:style-name="Table10.A2" office:value-type="string">
              <text:p text:style-name="P60">The title will be used for publication purposes. </text:p>
            </table:table-cell>
          </table:table-row>
          <table:table-row table:style-name="Table10.3">
            <table:table-cell table:style-name="Table10.A3" office:value-type="string">
              <text:p text:style-name="P93">Simulating Adaptive Markets with Markov Games</text:p>
            </table:table-cell>
          </table:table-row>
        </table:table>
        <text:p text:style-name="P3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127"><text:span text:style-name="T54">PROGRAM</text:span><text:span text:style-name="T54"> INFORMATION</text:span></text:p>
            </table:table-cell>
            <table:covered-table-cell/>
            <table:covered-table-cell/>
            <table:covered-table-cell/>
          </table:table-row>
          <table:table-row table:style-name="Table11.2">
            <table:table-cell table:style-name="Table11.A2" table:number-columns-spanned="4" office:value-type="string">
              <text:p text:style-name="P57"><text:span text:style-name="T12">Indicate the graduate program and department you will be registered </text:span><text:span text:style-name="T12">in during the tenure of this award.</text:span></text:p>
            </table:table-cell>
            <table:covered-table-cell/>
            <table:covered-table-cell/>
            <table:covered-table-cell/>
          </table:table-row>
          <table:table-row table:style-name="Table11.3">
            <table:table-cell table:style-name="Table11.A3" office:value-type="string">
              <text:p text:style-name="P51"><field:fieldmark text:name="Check6" field:type="ecma.office-open-xml.field.FORMCHECKBOX"><field:param field:name="Description" field:value=""/><field:param field:name="Result" field:value="1"/></field:fieldmark><text:span text:style-name="T19"><text:s/><text:tab/>Master’s</text:span></text:p>
            </table:table-cell>
            <table:table-cell table:style-name="Table11.B3" office:value-type="string">
              <text:p text:style-name="P52"><field:fieldmark text:name="Check7" field:type="ecma.office-open-xml.field.FORMCHECKBOX"><field:param field:name="Description" field:value=""/><field:param field:name="Result" field:value="0"/></field:fieldmark><text:span text:style-name="T31"><text:s/><text:tab/></text:span><text:span text:style-name="T19">PhD</text:span></text:p>
            </table:table-cell>
            <table:table-cell table:style-name="Table11.B3" office:value-type="string">
              <text:p text:style-name="P35">Department: </text:p>
            </table:table-cell>
            <table:table-cell table:style-name="Table11.D3" office:value-type="string">
              <text:p text:style-name="P37">Computing Sciences</text:p>
            </table:table-cell>
          </table:table-row>
          <table:table-row table:style-name="Table11.4">
            <table:table-cell table:style-name="Table11.A4" table:number-columns-spanned="3" office:value-type="string">
              <text:p text:style-name="P94"><text:span text:style-name="T19">Program start date:</text:span><text:bookmark-start text:name="Text35"/><text:span text:style-name="T19"><text:tab/><text:tab/></text:span><text:bookmark-end text:name="Text35"/><text:span text:style-name="T19">2008-01-01</text:span></text:p>
              <text:p text:style-name="P95">yyyy-mm-dd</text:p>
            </table:table-cell>
            <table:covered-table-cell/>
            <table:covered-table-cell/>
            <table:table-cell table:style-name="Table11.D4" office:value-type="string">
              <text:p text:style-name="P15"><text:span text:style-name="T19">Anticipated completion date of degree:</text:span><text:bookmark-start text:name="Text37"/><text:span text:style-name="T19"><text:tab/><text:tab/></text:span><text:bookmark-end text:name="Text37"/><text:span text:style-name="T19">2010-09-01</text:span></text:p>
              <text:p text:style-name="P150"><text:tab/>yyyy-mm-dd</text:p>
            </table:table-cell>
          </table:table-row>
        </table:table>
        <text:p text:style-name="P9"/>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128">OTHER FUNDING</text:p>
            </table:table-cell>
            <table:covered-table-cell/>
            <table:covered-table-cell/>
            <table:covered-table-cell/>
            <table:covered-table-cell/>
          </table:table-row>
          <table:table-row table:style-name="Table12.2">
            <table:table-cell table:style-name="Table12.A2" office:value-type="string">
              <text:p text:style-name="P57"><text:span text:style-name="T12">Are you awaiting results of anothe</text:span><text:span text:style-name="T12">r funding competition? </text:span></text:p>
            </table:table-cell>
            <table:table-cell table:style-name="Table12.B2" office:value-type="string">
              <text:p text:style-name="P58"><field:fieldmark text:name="Check55" field:type="ecma.office-open-xml.field.FORMCHECKBOX"><field:param field:name="Description" field:value=""/><field:param field:name="Result" field:value="1"/></field:fieldmark></text:p>
            </table:table-cell>
            <table:table-cell table:style-name="Table12.B2" office:value-type="string">
              <text:p text:style-name="P60">Yes</text:p>
            </table:table-cell>
            <table:table-cell table:style-name="Table12.B2" office:value-type="string">
              <text:p text:style-name="P58"><field:fieldmark text:name="Check11" field:type="ecma.office-open-xml.field.FORMCHECKBOX"><field:param field:name="Description" field:value=""/><field:param field:name="Result" field:value="0"/></field:fieldmark></text:p>
            </table:table-cell>
            <table:table-cell table:style-name="Table12.E2" office:value-type="string">
              <text:p text:style-name="P60">No</text:p>
            </table:table-cell>
          </table:table-row>
          <table:table-row table:style-name="Table12.2">
            <table:table-cell table:style-name="Table12.A3" office:value-type="string">
              <text:p text:style-name="P60">From which agency/organization (i.e. NSERC, university)?</text:p>
            </table:table-cell>
            <table:table-cell table:style-name="Table12.B3" table:number-columns-spanned="4" office:value-type="string">
              <text:p text:style-name="P59">NSERC</text:p>
            </table:table-cell>
            <table:covered-table-cell/>
            <table:covered-table-cell/>
            <table:covered-table-cell/>
          </table:table-row>
          <table:table-row table:style-name="Table12.2">
            <table:table-cell table:style-name="Table12.A4" office:value-type="string">
              <text:p text:style-name="P60">Specify award, if known</text:p>
            </table:table-cell>
            <table:table-cell table:style-name="Table12.B4" table:number-columns-spanned="4" office:value-type="string">
              <text:p text:style-name="P57"><field:fieldmark-start text:name="Text831" field:type="ecma.office-open-xml.field.FORMTEXT"><field:param field:name="Description" field:value=""/></field:fieldmark-start><text:span text:style-name="T56">    </text:span><text:span text:style-name="T47"> </text:span><field:fieldmark-end/></text:p>
            </table:table-cell>
            <table:covered-table-cell/>
            <table:covered-table-cell/>
            <table:covered-table-cell/>
          </table:table-row>
        </table:table>
        <text:p text:style-name="P9"/>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table:number-columns-spanned="4" office:value-type="string">
              <text:p text:style-name="P128">CANDIDATE’S CURRENT AND COMPLETED UNIVERSITY PROGRAMS</text:p>
            </table:table-cell>
            <table:covered-table-cell/>
            <table:covered-table-cell/>
            <table:covered-table-cell/>
          </table:table-row>
          <table:table-row table:style-name="Table13.2">
            <table:table-cell table:style-name="Table13.A2" table:number-columns-spanned="4" office:value-type="string">
              <text:p text:style-name="P57"><text:span text:style-name="T12">Submit al</text:span><text:span text:style-name="T12">l university level transcripts. </text:span></text:p>
            </table:table-cell>
            <table:covered-table-cell/>
            <table:covered-table-cell/>
            <table:covered-table-cell/>
          </table:table-row>
          <table:table-row table:style-name="Table13.3">
            <table:table-cell table:style-name="Table13.A3" office:value-type="string">
              <text:h text:style-name="P123" text:outline-level="3" text:is-list-header="true">Degree/Diploma and Specialization/Faculty</text:h>
            </table:table-cell>
            <table:table-cell table:style-name="Table13.A3" office:value-type="string">
              <text:h text:style-name="P123" text:outline-level="3" text:is-list-header="true">University/Institution and Country</text:h>
            </table:table-cell>
            <table:table-cell table:number-columns-spanned="2">
              <table:table table:is-sub-table="true">
                <table:table-column table:style-name="Table13.C"/>
                <table:table-column table:style-name="Table13.D"/>
                <table:table-row table:style-name="Table13.C3.1">
                  <table:table-cell table:style-name="Table13.C3.1.1" table:number-columns-spanned="2" office:value-type="string">
                    <text:p text:style-name="P19">Dates of Enrolment</text:p>
                  </table:table-cell>
                  <table:covered-table-cell/>
                </table:table-row>
                <table:table-row table:style-name="Table13.C3.1">
                  <table:table-cell table:style-name="Table13.A3" office:value-type="string">
                    <text:p text:style-name="P19">FROM(yyyy/mm)</text:p>
                  </table:table-cell>
                  <table:table-cell table:style-name="Table13.C3.2.2" office:value-type="string">
                    <text:p text:style-name="P19">TO (yyyy/mm)</text:p>
                  </table:table-cell>
                </table:table-row>
              </table:table>
            </table:table-cell>
            <table:covered-table-cell/>
          </table:table-row>
          <table:table-row table:style-name="Table13.4">
            <table:table-cell table:style-name="Table13.A3" office:value-type="string">
              <text:h text:style-name="P124" text:outline-level="3" text:is-list-header="true">B.A. Philosophy/Humanities</text:h>
            </table:table-cell>
            <table:table-cell table:style-name="Table13.A3" office:value-type="string">
              <text:h text:style-name="P124" text:outline-level="3" text:is-list-header="true">University of Calgary</text:h>
            </table:table-cell>
            <table:table-cell table:style-name="Table13.A3" office:value-type="string">
              <text:p text:style-name="P50">1999/09</text:p>
            </table:table-cell>
            <table:table-cell table:style-name="Table13.C3.2.2" office:value-type="string">
              <text:p text:style-name="P50">2005/06</text:p>
            </table:table-cell>
          </table:table-row>
          <table:table-row table:style-name="Table13.4">
            <table:table-cell table:style-name="Table13.A3" office:value-type="string">
              <text:h text:style-name="P124" text:outline-level="3" text:is-list-header="true">M.Sc Computer Science</text:h>
            </table:table-cell>
            <table:table-cell table:style-name="Table13.A3" office:value-type="string">
              <text:h text:style-name="P124" text:outline-level="3" text:is-list-header="true">University of Calgary</text:h>
            </table:table-cell>
            <table:table-cell table:style-name="Table13.A3" office:value-type="string">
              <text:p text:style-name="P50">2008/01</text:p>
            </table:table-cell>
            <table:table-cell table:style-name="Table13.C3.2.2" office:value-type="string">
              <text:p text:style-name="P50">2010/09</text:p>
            </table:table-cell>
          </table:table-row>
          <table:table-row table:style-name="Table13.4">
            <table:table-cell table:style-name="Table13.A3" office:value-type="string">
              <text:h text:style-name="P122" text:outline-level="3" text:is-list-header="true"><field:fieldmark-start text:name="Text17" field:type="ecma.office-open-xml.field.FORMTEXT"><field:param field:name="Description" field:value=""/></field:fieldmark-start><text:span text:style-name="T50">    </text:span><text:span text:style-name="T49"> </text:span><field:fieldmark-end/></text:h>
            </table:table-cell>
            <table:table-cell table:style-name="Table13.A3" office:value-type="string">
              <text:h text:style-name="P122" text:outline-level="3" text:is-list-header="true"><field:fieldmark-start text:name="Text18" field:type="ecma.office-open-xml.field.FORMTEXT"><field:param field:name="Description" field:value=""/></field:fieldmark-start><text:span text:style-name="T50">    </text:span><text:span text:style-name="T49"> </text:span><field:fieldmark-end/></text:h>
            </table:table-cell>
            <table:table-cell table:style-name="Table13.A3" office:value-type="string">
              <text:p text:style-name="P50"><field:fieldmark-start text:name="Text19" field:type="ecma.office-open-xml.field.FORMTEXT"><field:param field:name="Description" field:value=""/></field:fieldmark-start><text:span text:style-name="T40">    </text:span><text:span text:style-name="T31"> </text:span><field:fieldmark-end/></text:p>
            </table:table-cell>
            <table:table-cell table:style-name="Table13.C3.2.2" office:value-type="string">
              <text:p text:style-name="P50"><field:fieldmark-start text:name="Text20" field:type="ecma.office-open-xml.field.FORMTEXT"><field:param field:name="Description" field:value=""/></field:fieldmark-start><text:span text:style-name="T40">    </text:span><text:span text:style-name="T31"> </text:span><field:fieldmark-end/></text:p>
            </table:table-cell>
          </table:table-row>
          <table:table-row table:style-name="Table13.4">
            <table:table-cell table:style-name="Table13.A3" office:value-type="string">
              <text:h text:style-name="P122" text:outline-level="3" text:is-list-header="true"><field:fieldmark-start text:name="Text46" field:type="ecma.office-open-xml.field.FORMTEXT"><field:param field:name="Description" field:value=""/></field:fieldmark-start><text:span text:style-name="T50">    </text:span><text:span text:style-name="T49"> </text:span><field:fieldmark-end/></text:h>
            </table:table-cell>
            <table:table-cell table:style-name="Table13.A3" office:value-type="string">
              <text:h text:style-name="P122" text:outline-level="3" text:is-list-header="true"><field:fieldmark-start text:name="Text47" field:type="ecma.office-open-xml.field.FORMTEXT"><field:param field:name="Description" field:value=""/></field:fieldmark-start><text:span text:style-name="T50">    </text:span><text:span text:style-name="T49"> </text:span><field:fieldmark-end/></text:h>
            </table:table-cell>
            <table:table-cell table:style-name="Table13.A3" office:value-type="string">
              <text:p text:style-name="P50"><field:fieldmark-start text:name="Text211" field:type="ecma.office-open-xml.field.FORMTEXT"><field:param field:name="Description" field:value=""/></field:fieldmark-start><text:span text:style-name="T40">    </text:span><text:span text:style-name="T31"> </text:span><field:fieldmark-end/></text:p>
            </table:table-cell>
            <table:table-cell table:style-name="Table13.C3.2.2" office:value-type="string">
              <text:p text:style-name="P50"><field:fieldmark-start text:name="Text221" field:type="ecma.office-open-xml.field.FORMTEXT"><field:param field:name="Description" field:value=""/></field:fieldmark-start><text:span text:style-name="T40">    </text:span><text:span text:style-name="T31"> </text:span><field:fieldmark-end/></text:p>
            </table:table-cell>
          </table:table-row>
          <table:table-row table:style-name="Table13.4">
            <table:table-cell table:style-name="Table13.A3" office:value-type="string">
              <text:h text:style-name="P122" text:outline-level="3" text:is-list-header="true"><field:fieldmark-start text:name="Text50" field:type="ecma.office-open-xml.field.FORMTEXT"><field:param field:name="Description" field:value=""/></field:fieldmark-start><text:span text:style-name="T50">    </text:span><text:span text:style-name="T49"> </text:span><field:fieldmark-end/></text:h>
            </table:table-cell>
            <table:table-cell table:style-name="Table13.A3" office:value-type="string">
              <text:h text:style-name="P122" text:outline-level="3" text:is-list-header="true"><field:fieldmark-start text:name="Text143" field:type="ecma.office-open-xml.field.FORMTEXT"><field:param field:name="Description" field:value=""/></field:fieldmark-start><text:span text:style-name="T50">    </text:span><text:span text:style-name="T49"> </text:span><field:fieldmark-end/></text:h>
            </table:table-cell>
            <table:table-cell table:style-name="Table13.A3" office:value-type="string">
              <text:p text:style-name="P50"><field:fieldmark-start text:name="Text262" field:type="ecma.office-open-xml.field.FORMTEXT"><field:param field:name="Description" field:value=""/></field:fieldmark-start><text:span text:style-name="T40">    </text:span><text:span text:style-name="T31"> </text:span><field:fieldmark-end/></text:p>
            </table:table-cell>
            <table:table-cell table:style-name="Table13.C3.2.2" office:value-type="string">
              <text:p text:style-name="P50"><field:fieldmark-start text:name="Text30" field:type="ecma.office-open-xml.field.FORMTEXT"><field:param field:name="Description" field:value=""/></field:fieldmark-start><text:span text:style-name="T40">    </text:span><text:span text:style-name="T31"> </text:span><field:fieldmark-end/></text:p>
            </table:table-cell>
          </table:table-row>
          <table:table-row table:style-name="Table13.4">
            <table:table-cell table:style-name="Table13.A3" office:value-type="string">
              <text:h text:style-name="P122" text:outline-level="3" text:is-list-header="true"><field:fieldmark-start text:name="Text72" field:type="ecma.office-open-xml.field.FORMTEXT"><field:param field:name="Description" field:value=""/></field:fieldmark-start><text:span text:style-name="T50">    </text:span><text:span text:style-name="T49"> </text:span><field:fieldmark-end/></text:h>
            </table:table-cell>
            <table:table-cell table:style-name="Table13.A3" office:value-type="string">
              <text:h text:style-name="P122" text:outline-level="3" text:is-list-header="true"><field:fieldmark-start text:name="Text142" field:type="ecma.office-open-xml.field.FORMTEXT"><field:param field:name="Description" field:value=""/></field:fieldmark-start><text:span text:style-name="T50">    </text:span><text:span text:style-name="T49"> </text:span><field:fieldmark-end/></text:h>
            </table:table-cell>
            <table:table-cell table:style-name="Table13.A3" office:value-type="string">
              <text:p text:style-name="P50"><field:fieldmark-start text:name="Text31" field:type="ecma.office-open-xml.field.FORMTEXT"><field:param field:name="Description" field:value=""/></field:fieldmark-start><text:span text:style-name="T40">    </text:span><text:span text:style-name="T31"> </text:span><field:fieldmark-end/></text:p>
            </table:table-cell>
            <table:table-cell table:style-name="Table13.C3.2.2" office:value-type="string">
              <text:p text:style-name="P50"><field:fieldmark-start text:name="Text32" field:type="ecma.office-open-xml.field.FORMTEXT"><field:param field:name="Description" field:value=""/></field:fieldmark-start><text:span text:style-name="T40">    </text:span><text:span text:style-name="T31"> </text:span><field:fieldmark-end/></text:p>
            </table:table-cell>
          </table:table-row>
        </table:table>
        <text:p text:style-name="P3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table:number-columns-spanned="7" office:value-type="string">
              <text:p text:style-name="P128">UNIVERSITY ACADEMIC ACHIEVEMENTS (Prizes, Honours, Awards)</text:p>
            </table:table-cell>
            <table:covered-table-cell/>
            <table:covered-table-cell/>
            <table:covered-table-cell/>
            <table:covered-table-cell/>
            <table:covered-table-cell/>
            <table:covered-table-cell/>
          </table:table-row>
          <table:table-row table:style-name="Table14.2">
            <table:table-cell table:style-name="Table14.A2" table:number-columns-spanned="7" office:value-type="string">
              <text:p text:style-name="P53"><text:span text:style-name="T22">Attach additional pages as necessary</text:span><text:span text:style-name="T21">. </text:span><text:span text:style-name="T20">D</text:span><text:span text:style-name="T19">escriptions of the awards/prizes, the selection criteria and competitive level (e.g. success rate, number awarded, pool of applicants, etc.) should be included.</text:span></text:p>
            </table:table-cell>
            <table:covered-table-cell/>
            <table:covered-table-cell/>
            <table:covered-table-cell/>
            <table:covered-table-cell/>
            <table:covered-table-cell/>
            <table:covered-table-cell/>
          </table:table-row>
          <table:table-row table:style-name="Table14.3">
            <table:table-cell table:style-name="Table14.A3" table:number-columns-spanned="4" office:value-type="string">
              <text:p text:style-name="P20">Prizes/Honours/Awards</text:p>
            </table:table-cell>
            <table:covered-table-cell/>
            <table:covered-table-cell/>
            <table:covered-table-cell/>
            <table:table-cell table:style-name="Table14.A3" table:number-columns-spanned="2" office:value-type="string">
              <text:p text:style-name="P20">Description of Award</text:p>
            </table:table-cell>
            <table:covered-table-cell/>
            <table:table-cell table:style-name="Table14.G3" office:value-type="string">
              <text:p text:style-name="P20">Year Awarded</text:p>
            </table:table-cell>
          </table:table-row>
          <table:table-row table:style-name="Table14.4">
            <table:table-cell table:style-name="Table14.A4" table:number-columns-spanned="4" office:value-type="string">
              <text:h text:style-name="P124" text:outline-level="3" text:is-list-header="true">See attached page</text:h>
            </table:table-cell>
            <table:covered-table-cell/>
            <table:covered-table-cell/>
            <table:covered-table-cell/>
            <table:table-cell table:style-name="Table14.A4" table:number-columns-spanned="2" office:value-type="string">
              <text:h text:style-name="P122" text:outline-level="3" text:is-list-header="true"><field:fieldmark-start text:name="Text55" field:type="ecma.office-open-xml.field.FORMTEXT"><field:param field:name="Description" field:value=""/></field:fieldmark-start><text:span text:style-name="T50">    </text:span><text:span text:style-name="T49"> </text:span><field:fieldmark-end/></text:h>
            </table:table-cell>
            <table:covered-table-cell/>
            <table:table-cell table:style-name="Table14.G4" office:value-type="string">
              <text:h text:style-name="P122" text:outline-level="3" text:is-list-header="true"><field:fieldmark-start text:name="Text56" field:type="ecma.office-open-xml.field.FORMTEXT"><field:param field:name="Description" field:value=""/></field:fieldmark-start><text:span text:style-name="T50">    </text:span><text:span text:style-name="T49"> </text:span><field:fieldmark-end/></text:h>
            </table:table-cell>
          </table:table-row>
          <table:table-row table:style-name="Table14.4">
            <table:table-cell table:style-name="Table14.A4" table:number-columns-spanned="4" office:value-type="string">
              <text:h text:style-name="P122" text:outline-level="3" text:is-list-header="true"><field:fieldmark-start text:name="Text57" field:type="ecma.office-open-xml.field.FORMTEXT"><field:param field:name="Description" field:value=""/></field:fieldmark-start><text:span text:style-name="T50">    </text:span><text:span text:style-name="T49"> </text:span><field:fieldmark-end/></text:h>
            </table:table-cell>
            <table:covered-table-cell/>
            <table:covered-table-cell/>
            <table:covered-table-cell/>
            <table:table-cell table:style-name="Table14.A4" table:number-columns-spanned="2" office:value-type="string">
              <text:h text:style-name="P122" text:outline-level="3" text:is-list-header="true"><field:fieldmark-start text:name="Text58" field:type="ecma.office-open-xml.field.FORMTEXT"><field:param field:name="Description" field:value=""/></field:fieldmark-start><text:span text:style-name="T50">    </text:span><text:span text:style-name="T49"> </text:span><field:fieldmark-end/></text:h>
            </table:table-cell>
            <table:covered-table-cell/>
            <table:table-cell table:style-name="Table14.G4" office:value-type="string">
              <text:h text:style-name="P122" text:outline-level="3" text:is-list-header="true"><field:fieldmark-start text:name="Text34" field:type="ecma.office-open-xml.field.FORMTEXT"><field:param field:name="Description" field:value=""/></field:fieldmark-start><text:span text:style-name="T50">    </text:span><text:span text:style-name="T49"> </text:span><field:fieldmark-end/></text:h>
            </table:table-cell>
          </table:table-row>
          <table:table-row table:style-name="Table14.4">
            <table:table-cell table:style-name="Table14.A4" table:number-columns-spanned="4" office:value-type="string">
              <text:h text:style-name="P122" text:outline-level="3" text:is-list-header="true"><field:fieldmark-start text:name="Text117" field:type="ecma.office-open-xml.field.FORMTEXT"><field:param field:name="Description" field:value=""/></field:fieldmark-start><text:span text:style-name="T50">    </text:span><text:span text:style-name="T49"> </text:span><field:fieldmark-end/></text:h>
            </table:table-cell>
            <table:covered-table-cell/>
            <table:covered-table-cell/>
            <table:covered-table-cell/>
            <table:table-cell table:style-name="Table14.A4" table:number-columns-spanned="2" office:value-type="string">
              <text:h text:style-name="P122" text:outline-level="3" text:is-list-header="true"><field:fieldmark-start text:name="Text118" field:type="ecma.office-open-xml.field.FORMTEXT"><field:param field:name="Description" field:value=""/></field:fieldmark-start><text:span text:style-name="T50">    </text:span><text:span text:style-name="T49"> </text:span><field:fieldmark-end/></text:h>
            </table:table-cell>
            <table:covered-table-cell/>
            <table:table-cell table:style-name="Table14.G4" office:value-type="string">
              <text:h text:style-name="P122" text:outline-level="3" text:is-list-header="true"><field:fieldmark-start text:name="Text36" field:type="ecma.office-open-xml.field.FORMTEXT"><field:param field:name="Description" field:value=""/></field:fieldmark-start><text:span text:style-name="T50">    </text:span><text:span text:style-name="T49"> </text:span><field:fieldmark-end/></text:h>
            </table:table-cell>
          </table:table-row>
          <table:table-row table:style-name="Table14.4">
            <table:table-cell table:style-name="Table14.A4" table:number-columns-spanned="4" office:value-type="string">
              <text:h text:style-name="P122" text:outline-level="3" text:is-list-header="true"><field:fieldmark-start text:name="Text1171" field:type="ecma.office-open-xml.field.FORMTEXT"><field:param field:name="Description" field:value=""/></field:fieldmark-start><text:span text:style-name="T50">    </text:span><text:span text:style-name="T49"> </text:span><field:fieldmark-end/></text:h>
            </table:table-cell>
            <table:covered-table-cell/>
            <table:covered-table-cell/>
            <table:covered-table-cell/>
            <table:table-cell table:style-name="Table14.A4" table:number-columns-spanned="2" office:value-type="string">
              <text:h text:style-name="P122" text:outline-level="3" text:is-list-header="true"><field:fieldmark-start text:name="Text1181" field:type="ecma.office-open-xml.field.FORMTEXT"><field:param field:name="Description" field:value=""/></field:fieldmark-start><text:span text:style-name="T50">    </text:span><text:span text:style-name="T49"> </text:span><field:fieldmark-end/></text:h>
            </table:table-cell>
            <table:covered-table-cell/>
            <table:table-cell table:style-name="Table14.G4" office:value-type="string">
              <text:h text:style-name="P122" text:outline-level="3" text:is-list-header="true"><field:fieldmark-start text:name="Text40" field:type="ecma.office-open-xml.field.FORMTEXT"><field:param field:name="Description" field:value=""/></field:fieldmark-start><text:span text:style-name="T50">    </text:span><text:span text:style-name="T49"> </text:span><field:fieldmark-end/></text:h>
            </table:table-cell>
          </table:table-row>
          <table:table-row table:style-name="Table14.4">
            <table:table-cell table:style-name="Table14.A4" table:number-columns-spanned="4" office:value-type="string">
              <text:h text:style-name="P122" text:outline-level="3" text:is-list-header="true"><field:fieldmark-start text:name="Text1172" field:type="ecma.office-open-xml.field.FORMTEXT"><field:param field:name="Description" field:value=""/></field:fieldmark-start><text:span text:style-name="T50">    </text:span><text:span text:style-name="T49"> </text:span><field:fieldmark-end/></text:h>
            </table:table-cell>
            <table:covered-table-cell/>
            <table:covered-table-cell/>
            <table:covered-table-cell/>
            <table:table-cell table:style-name="Table14.A4" table:number-columns-spanned="2" office:value-type="string">
              <text:h text:style-name="P122" text:outline-level="3" text:is-list-header="true"><field:fieldmark-start text:name="Text1182" field:type="ecma.office-open-xml.field.FORMTEXT"><field:param field:name="Description" field:value=""/></field:fieldmark-start><text:span text:style-name="T50">    </text:span><text:span text:style-name="T49"> </text:span><field:fieldmark-end/></text:h>
            </table:table-cell>
            <table:covered-table-cell/>
            <table:table-cell table:style-name="Table14.G4" office:value-type="string">
              <text:h text:style-name="P122" text:outline-level="3" text:is-list-header="true"><field:fieldmark-start text:name="Text41" field:type="ecma.office-open-xml.field.FORMTEXT"><field:param field:name="Description" field:value=""/></field:fieldmark-start><text:span text:style-name="T50">    </text:span><text:span text:style-name="T49"> </text:span><field:fieldmark-end/></text:h>
            </table:table-cell>
          </table:table-row>
          <table:table-row table:style-name="Table14.9">
            <table:table-cell table:style-name="Table14.A4" office:value-type="string">
              <text:h text:style-name="P122" text:outline-level="3" text:is-list-header="true"><text:span text:style-name="T13">See addit</text:span><text:span text:style-name="T13">ional page? </text:span></text:h>
            </table:table-cell>
            <table:table-cell table:style-name="Table14.B9" office:value-type="string">
              <text:p text:style-name="P111">Yes</text:p>
            </table:table-cell>
            <table:table-cell table:style-name="Table14.B9" office:value-type="string">
              <text:p text:style-name="P115"><field:fieldmark text:name="Check42" field:type="ecma.office-open-xml.field.FORMCHECKBOX"><field:param field:name="Description" field:value=""/><field:param field:name="Result" field:value="1"/></field:fieldmark></text:p>
            </table:table-cell>
            <table:table-cell table:style-name="Table14.B9" table:number-columns-spanned="2" office:value-type="string">
              <text:p text:style-name="P111">No</text:p>
            </table:table-cell>
            <table:covered-table-cell/>
            <table:table-cell table:style-name="Table14.F9" table:number-columns-spanned="2" office:value-type="string">
              <text:p text:style-name="P104"><field:fieldmark text:name="Check43" field:type="ecma.office-open-xml.field.FORMCHECKBOX"><field:param field:name="Description" field:value=""/><field:param field:name="Result" field:value="0"/></field:fieldmark></text:p>
            </table:table-cell>
            <table:covered-table-cell/>
          </table:table-row>
        </table:table>
        <text:p text:style-name="P30"/>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h text:style-name="P122" text:outline-level="3" text:is-list-header="true">CANDIDATE’S RELEVANT RESEARCH AND WORK EXPERIENCE</text:h>
            </table:table-cell>
            <table:covered-table-cell/>
            <table:covered-table-cell/>
            <table:covered-table-cell/>
            <table:covered-table-cell/>
          </table:table-row>
          <table:table-row table:style-name="Table15.2">
            <table:table-cell table:style-name="Table15.A2" office:value-type="string">
              <text:p text:style-name="P19">FROM (yyyy/mm)</text:p>
            </table:table-cell>
            <table:table-cell table:style-name="Table15.B2" office:value-type="string">
              <text:p text:style-name="P19">TO (yyyy/mm)</text:p>
            </table:table-cell>
            <table:table-cell table:style-name="Table15.B2" office:value-type="string">
              <text:p text:style-name="P83">Position</text:p>
            </table:table-cell>
            <table:table-cell table:style-name="Table15.B2" office:value-type="string">
              <text:p text:style-name="P83">Institution/Company</text:p>
            </table:table-cell>
            <table:table-cell table:style-name="Table15.A1" office:value-type="string">
              <text:p text:style-name="P55">Supervisor’s Name</text:p>
            </table:table-cell>
          </table:table-row>
          <table:table-row table:style-name="Table15.3">
            <table:table-cell table:style-name="Table15.A3" office:value-type="string">
              <text:p text:style-name="P99">2007/01</text:p>
            </table:table-cell>
            <table:table-cell table:style-name="Table15.A2" office:value-type="string">
              <text:p text:style-name="P99">09/2007</text:p>
            </table:table-cell>
            <table:table-cell table:style-name="Table15.C3" office:value-type="string">
              <text:p text:style-name="P98">Research Assistant – FT</text:p>
            </table:table-cell>
            <table:table-cell table:style-name="Table15.C3" office:value-type="string">
              <text:p text:style-name="P98">University of Calgary</text:p>
            </table:table-cell>
            <table:table-cell table:style-name="Table15.E3" office:value-type="string">
              <text:p text:style-name="P98">Dr. Jeffrey Boyd</text:p>
            </table:table-cell>
          </table:table-row>
          <table:table-row table:style-name="Table15.4">
            <table:table-cell table:style-name="Table15.A3" office:value-type="string">
              <text:p text:style-name="P99">2005/02</text:p>
            </table:table-cell>
            <table:table-cell table:style-name="Table15.A2" office:value-type="string">
              <text:p text:style-name="P99">2007/01</text:p>
            </table:table-cell>
            <table:table-cell table:style-name="Table15.C3" office:value-type="string">
              <text:p text:style-name="P98">Software Engineer – FT</text:p>
            </table:table-cell>
            <table:table-cell table:style-name="Table15.C3" office:value-type="string">
              <text:p text:style-name="P98">Symantec</text:p>
            </table:table-cell>
            <table:table-cell table:style-name="Table15.E3" office:value-type="string">
              <text:p text:style-name="P98">Farzad Bakhtiar</text:p>
            </table:table-cell>
          </table:table-row>
          <table:table-row table:style-name="Table15.4">
            <table:table-cell table:style-name="Table15.A3" office:value-type="string">
              <text:p text:style-name="P99">2001/01</text:p>
            </table:table-cell>
            <table:table-cell table:style-name="Table15.A2" office:value-type="string">
              <text:p text:style-name="P99">2005/02</text:p>
            </table:table-cell>
            <table:table-cell table:style-name="Table15.C3" office:value-type="string">
              <text:p text:style-name="P98">Research Assistant – PT</text:p>
            </table:table-cell>
            <table:table-cell table:style-name="Table15.C3" office:value-type="string">
              <text:p text:style-name="P98">University of Calgary</text:p>
            </table:table-cell>
            <table:table-cell table:style-name="Table15.E3" office:value-type="string">
              <text:p text:style-name="P98">Dr. Jeffrey Boyd</text:p>
            </table:table-cell>
          </table:table-row>
          <table:table-row table:style-name="Table15.4">
            <table:table-cell table:style-name="Table15.A3" office:value-type="string">
              <text:p text:style-name="P99">1995/08</text:p>
            </table:table-cell>
            <table:table-cell table:style-name="Table15.A2" office:value-type="string">
              <text:p text:style-name="P99">1999/06</text:p>
            </table:table-cell>
            <table:table-cell table:style-name="Table15.C3" office:value-type="string">
              <text:p text:style-name="P98">Senior Developer – FT</text:p>
            </table:table-cell>
            <table:table-cell table:style-name="Table15.C3" office:value-type="string">
              <text:p text:style-name="P98">Nintendo of America</text:p>
            </table:table-cell>
            <table:table-cell table:style-name="Table15.E3" office:value-type="string">
              <text:p text:style-name="P98">Chris Bailey</text:p>
            </table:table-cell>
          </table:table-row>
          <table:table-row table:style-name="Table15.4">
            <table:table-cell table:style-name="Table15.A3" office:value-type="string">
              <text:p text:style-name="P96"><field:fieldmark-start text:name="Text65" field:type="ecma.office-open-xml.field.FORMTEXT"><field:param field:name="Description" field:value=""/></field:fieldmark-start><text:span text:style-name="T40">    </text:span><text:span text:style-name="T31"> </text:span><field:fieldmark-end/></text:p>
            </table:table-cell>
            <table:table-cell table:style-name="Table15.A2" office:value-type="string">
              <text:p text:style-name="P96"><field:fieldmark-start text:name="Text66" field:type="ecma.office-open-xml.field.FORMTEXT"><field:param field:name="Description" field:value=""/></field:fieldmark-start><text:span text:style-name="T40">    </text:span><text:span text:style-name="T31"> </text:span><field:fieldmark-end/></text:p>
            </table:table-cell>
            <table:table-cell table:style-name="Table15.C3" office:value-type="string">
              <text:p text:style-name="P97"><field:fieldmark-start text:name="Text130" field:type="ecma.office-open-xml.field.FORMTEXT"><field:param field:name="Description" field:value=""/></field:fieldmark-start><text:span text:style-name="T40">    </text:span><text:span text:style-name="T31"> </text:span><field:fieldmark-end/></text:p>
            </table:table-cell>
            <table:table-cell table:style-name="Table15.C3" office:value-type="string">
              <text:p text:style-name="P97"><field:fieldmark-start text:name="Text132" field:type="ecma.office-open-xml.field.FORMTEXT"><field:param field:name="Description" field:value=""/></field:fieldmark-start><text:span text:style-name="T40">    </text:span><text:span text:style-name="T31"> </text:span><field:fieldmark-end/></text:p>
            </table:table-cell>
            <table:table-cell table:style-name="Table15.E3" office:value-type="string">
              <text:p text:style-name="P97"><field:fieldmark-start text:name="Text67" field:type="ecma.office-open-xml.field.FORMTEXT"><field:param field:name="Description" field:value=""/></field:fieldmark-start><text:span text:style-name="T40">    </text:span><text:span text:style-name="T31"> </text:span><field:fieldmark-end/></text:p>
            </table:table-cell>
          </table:table-row>
          <table:table-row table:style-name="Table15.4">
            <table:table-cell table:style-name="Table15.A3" office:value-type="string">
              <text:p text:style-name="P96"><field:fieldmark-start text:name="Text68" field:type="ecma.office-open-xml.field.FORMTEXT"><field:param field:name="Description" field:value=""/></field:fieldmark-start><text:span text:style-name="T40">    </text:span><text:span text:style-name="T31"> </text:span><field:fieldmark-end/></text:p>
            </table:table-cell>
            <table:table-cell table:style-name="Table15.A2" office:value-type="string">
              <text:p text:style-name="P96"><field:fieldmark-start text:name="Text69" field:type="ecma.office-open-xml.field.FORMTEXT"><field:param field:name="Description" field:value=""/></field:fieldmark-start><text:span text:style-name="T40">    </text:span><text:span text:style-name="T31"> </text:span><field:fieldmark-end/></text:p>
            </table:table-cell>
            <table:table-cell table:style-name="Table15.C3" office:value-type="string">
              <text:p text:style-name="P97"><field:fieldmark-start text:name="Text95" field:type="ecma.office-open-xml.field.FORMTEXT"><field:param field:name="Description" field:value=""/></field:fieldmark-start><text:span text:style-name="T40">    </text:span><text:span text:style-name="T31"> </text:span><field:fieldmark-end/></text:p>
            </table:table-cell>
            <table:table-cell table:style-name="Table15.C3" office:value-type="string">
              <text:p text:style-name="P97"><field:fieldmark-start text:name="Text96" field:type="ecma.office-open-xml.field.FORMTEXT"><field:param field:name="Description" field:value=""/></field:fieldmark-start><text:span text:style-name="T40">    </text:span><text:span text:style-name="T31"> </text:span><field:fieldmark-end/></text:p>
            </table:table-cell>
            <table:table-cell table:style-name="Table15.E3" office:value-type="string">
              <text:p text:style-name="P97"><field:fieldmark-start text:name="Text97" field:type="ecma.office-open-xml.field.FORMTEXT"><field:param field:name="Description" field:value=""/></field:fieldmark-start><text:span text:style-name="T40">    </text:span><text:span text:style-name="T31"> </text:span><field:fieldmark-end/></text:p>
            </table:table-cell>
          </table:table-row>
          <text:soft-page-break/>
          <table:table-row table:style-name="Table15.9">
            <table:table-cell table:style-name="Table15.A9" table:number-columns-spanned="5" office:value-type="string">
              <text:p text:style-name="P130">DESCRIPTION OF CANDIDATE’S RESEARCH &amp; WORK EXPERIENCE </text:p>
            </table:table-cell>
            <table:covered-table-cell/>
            <table:covered-table-cell/>
            <table:covered-table-cell/>
            <table:covered-table-cell/>
          </table:table-row>
          <table:table-row table:style-name="Table15.10">
            <table:table-cell table:style-name="Table15.A10" table:number-columns-spanned="5" office:value-type="string">
              <text:p text:style-name="P63">Describe the scientific or engineering abilities you have gained through relevant research and work experience in the space below.</text:p>
            </table:table-cell>
            <table:covered-table-cell/>
            <table:covered-table-cell/>
            <table:covered-table-cell/>
            <table:covered-table-cell/>
          </table:table-row>
          <table:table-row table:style-name="Table15.11">
            <table:table-cell table:style-name="Table15.A10" table:number-columns-spanned="5" office:value-type="string">
              <text:p text:style-name="P151">In 2007, I worked as a research assistant for Dr. Jeffrey Boyd on a prototype for interactive evolving advertisements. This resulted in a full paper publication in Leonardo (June 2007), the premier international journal for the Arts, Sciences, and Technology. From 2001 through 2004, I also worked as a research assistant for Dr. Jeffrey Boyd, resulting in four full paper publications, two posters, three installations at computer vision conferences, and five art installations. The research covered three distinct projects: The first was a system for real-time gait recognition using video phase-locked loops. The second was a server I designed that implemented video processing in real-time (e.g. Lucas-Kanade optical flow) and distributed this information over a LAN using a markup language known as CaML. This server became the framework for several art installations known as SwarmArt – interactive art combining computer vision with swarm intelligence. During this time, I led other highly qualified personnel, improved my development skills, assisted with the installation of the CaML server in the Calgary Olympic oval and at two conferences, and assisted with the installation of the five swarm art exhibits.</text:p>
              <text:p text:style-name="P152">In 2000, I worked for the Southern Alberta Institute of Technology (SAIT) teaching web development. <text:s/>More recently, I have been a teaching assistant at the University of Calgary for a second year course on machine language programming, and the required third year algorithms course three semesters in a row. This gave me the opportunity to guide students and to give something back to the Canadian education system. I have improved my skills in oral presentation and my understanding of computing science, and it allows me to help other students to do the same. In addition to this, I am presently the representative for the theory group to the Graduate Students Association. This position allows me to act as a voice on behalf of the graduate students within the theory group to the political body of computing science.</text:p>
              <text:p text:style-name="P39"><text:tab/>During my two years at Symantec, I gained leadership experience working as project lead for a password auditing system, I gained knowledge about industry relevant technology such as C#, .NET, and Web Services while working on an early warning system, and I gained knowledge about system and network security as Symantec is the premier software security company. I have worked on teams on all of the CTC programming competitions, and in 1997 I organized an international conference on real-time computer graphics in Calgary, Alberta. Lastly, I studied abroad in India for a semester where I took courses at the University of Pune on conversational Hindi, Indian Social Work, and Indian Ecology. <text:s/>This gave me the chance to experience a culture that is drastically different from my own, Canadian culture and to interact with many other students from abroad.</text:p>
            </table:table-cell>
            <table:covered-table-cell/>
            <table:covered-table-cell/>
            <table:covered-table-cell/>
            <table:covered-table-cell/>
          </table:table-row>
        </table:table>
        <text:p text:style-name="P30"/>
        <table:table table:name="Table16" table:style-name="Table16">
          <table:table-column table:style-name="Table16.A"/>
          <table:table-row table:style-name="Table16.1">
            <table:table-cell table:style-name="Table16.A1" office:value-type="string">
              <text:p text:style-name="P127"><text:span text:style-name="T54">CANDIDATE’S PUBLICATION</text:span><text:span text:style-name="T54">S &amp; PRESENTATIONS </text:span></text:p>
            </table:table-cell>
          </table:table-row>
          <table:table-row table:style-name="Table16.2">
            <table:table-cell table:style-name="Table16.A2" office:value-type="string">
              <text:p text:style-name="P62"><text:span text:style-name="T16">Use separate page(s) as required. </text:span><text:span text:style-name="T17">Under this heading, list the most recent publications first. Do not include articles currently in preparation. List publications under the following headings: articles published/accepted in or submitted to refereed journals; other refereed contributions; and non-refereed contributions. Indicate the status of each entry (published, submitted or in print). For publications submitted, indicate the date of acceptance and the number of pages submitted.</text:span></text:p>
            </table:table-cell>
          </table:table-row>
        </table:table>
        <text:p text:style-name="P30"/>
        <table:table table:name="Table17" table:style-name="Table17">
          <table:table-column table:style-name="Table17.A"/>
          <table:table-row table:style-name="Table17.1">
            <table:table-cell table:style-name="Table17.A1" office:value-type="string">
              <text:p text:style-name="P128">ACADEMIC INTERRUPTION</text:p>
            </table:table-cell>
          </table:table-row>
          <table:table-row table:style-name="Table17.2">
            <table:table-cell table:style-name="Table17.A2" office:value-type="string">
              <text:p text:style-name="P62"><text:span text:style-name="T16">Use separate page(s) as required.</text:span><text:span text:style-name="T17"> If there has been an interruption in your academic career, provide an explanation indicating the time period and reasons for the interruption. This information will be used to determine academic continuity. Do not assume this information will be detrimental to your application.</text:span></text:p>
            </table:table-cell>
          </table:table-row>
        </table:table>
        <text:p text:style-name="P9"/>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128">LETTERS OF REFERENCE</text:p>
            </table:table-cell>
            <table:covered-table-cell/>
            <table:covered-table-cell/>
          </table:table-row>
          <table:table-row table:style-name="Table18.2">
            <table:table-cell table:style-name="Table18.A2" table:number-columns-spanned="3" office:value-type="string">
              <text:p text:style-name="P56">Identify the three individuals who submitted a letter of reference on your behalf. The proposed supervisor may be one of the three. </text:p>
            </table:table-cell>
            <table:covered-table-cell/>
            <table:covered-table-cell/>
          </table:table-row>
          <table:table-row table:style-name="Table18.2">
            <table:table-cell table:style-name="Table18.A3" office:value-type="string">
              <text:p text:style-name="P55">Name </text:p>
            </table:table-cell>
            <table:table-cell table:style-name="Table18.A3" office:value-type="string">
              <text:p text:style-name="P55">Institution/Organization </text:p>
            </table:table-cell>
            <table:table-cell table:style-name="Table18.C3" office:value-type="string">
              <text:p text:style-name="P55">Phone Number</text:p>
            </table:table-cell>
          </table:table-row>
          <table:table-row table:style-name="Table18.4">
            <table:table-cell table:style-name="Table18.A4" office:value-type="string">
              <text:p text:style-name="P37">Dr. Peter H<text:span text:style-name="T64">ø</text:span>yer (sent separately)</text:p>
            </table:table-cell>
            <table:table-cell table:style-name="Table18.A4" office:value-type="string">
              <text:p text:style-name="P37">University of Calgary</text:p>
            </table:table-cell>
            <table:table-cell table:style-name="Table18.A2" office:value-type="string">
              <text:p text:style-name="P37">403-210-9468</text:p>
            </table:table-cell>
          </table:table-row>
          <table:table-row table:style-name="Table18.4">
            <table:table-cell table:style-name="Table18.A4" office:value-type="string">
              <text:p text:style-name="P37">Dr. Jeffrey Boyd</text:p>
            </table:table-cell>
            <table:table-cell table:style-name="Table18.A4" office:value-type="string">
              <text:p text:style-name="P37">University of Calgary</text:p>
            </table:table-cell>
            <table:table-cell table:style-name="Table18.A2" office:value-type="string">
              <text:p text:style-name="P38">403-220-6038</text:p>
            </table:table-cell>
          </table:table-row>
          <table:table-row table:style-name="Table18.4">
            <table:table-cell table:style-name="Table18.A4" office:value-type="string">
              <text:p text:style-name="P37">Dr. Philipp Woelfel (sent separately)</text:p>
            </table:table-cell>
            <table:table-cell table:style-name="Table18.A4" office:value-type="string">
              <text:p text:style-name="P37">University of Calgary</text:p>
            </table:table-cell>
            <table:table-cell table:style-name="Table18.A2" office:value-type="string">
              <text:p text:style-name="P37">403-220-7259 </text:p>
            </table:table-cell>
          </table:table-row>
        </table:table>
        <text:p text:style-name="P121">Part 2: The Research Project</text:p>
        <text:p text:style-name="P6"><text:span text:style-name="T55">The candidate shoul</text:span><text:span text:style-name="T55">d complete Part 2 in consultation with his/her supervisor(s).</text:span></text:p>
        <text:p text:style-name="P14"/>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B"/>
          <table:table-column table:style-name="Table19.G"/>
          <table:table-row table:style-name="Table19.1">
            <table:table-cell table:style-name="Table19.A1" table:number-columns-spanned="7" office:value-type="string">
              <text:p text:style-name="P128">PROPOSED RESEARCH PROJECT </text:p>
            </table:table-cell>
            <table:covered-table-cell/>
            <table:covered-table-cell/>
            <table:covered-table-cell/>
            <table:covered-table-cell/>
            <table:covered-table-cell/>
            <table:covered-table-cell/>
          </table:table-row>
          <table:table-row table:style-name="Table19.2">
            <table:table-cell table:style-name="Table19.A2" table:number-columns-spanned="7" office:value-type="string">
              <text:p text:style-name="P62"><text:span text:style-name="T7">Use </text:span><text:span text:style-name="T8">TWO</text:span><text:span text:style-name="T7"> pages </text:span><text:span text:style-name="T10">to provide a concise description of the proposed project. E</text:span><text:span text:style-name="T9">nsure the hypothesis, objectives, methodological approach, timelines and expected advance(s) in knowledge are described in sufficient detail for the reviewers to be able to assess the feasibility and overall engineering/scientific merit of the proposed research. Indicate if the research is related to the supervisor’s research, or if it is exploring a new area. </text:span></text:p>
              <text:p text:style-name="P64"/>
              <text:p text:style-name="P61"><text:span text:style-name="T9">Include the following </text:span><text:span text:style-name="T9">headings, as appropriate, in the detailed description:</text:span></text:p>
              <text:list text:style-name="WW8Num7">
                <text:list-item>
                  <text:p text:style-name="P175">Hypothesis</text:p>
                </text:list-item>
                <text:list-item>
                  <text:p text:style-name="P175">Objective(s)</text:p>
                </text:list-item>
                <text:list-item>
                  <text:p text:style-name="P175">Challenges</text:p>
                </text:list-item>
                <text:list-item>
                  <text:p text:style-name="P175">Methodologies and rationale</text:p>
                </text:list-item>
                <text:list-item>
                  <text:p text:style-name="P175">Originality</text:p>
                </text:list-item>
                <text:list-item>
                  <text:p text:style-name="P177"><text:span text:style-name="T9">Project schedule</text:span><text:span text:style-name="T9">, including technical milestones or outcomes (for example, Gantt chart)</text:span></text:p>
                </text:list-item>
              </text:list>
              <text:p text:style-name="P76"><text:span text:style-name="T6">The proposal should be </text:span><text:span text:style-name="T6">understandable by someone with a background in the discipline but with no specialized knowledge of the particular field of research</text:span><text:span text:style-name="T9">. </text:span></text:p>
            </table:table-cell>
            <table:covered-table-cell/>
            <table:covered-table-cell/>
            <table:covered-table-cell/>
            <table:covered-table-cell/>
            <table:covered-table-cell/>
            <table:covered-table-cell/>
          </table:table-row>
          <table:table-row table:style-name="Table19.3">
            <table:table-cell table:style-name="Table19.A3" office:value-type="string">
              <text:p text:style-name="P65">Proposal written by:</text:p>
            </table:table-cell>
            <table:table-cell table:style-name="Table19.B3" office:value-type="string">
              <text:p text:style-name="P66"><field:fieldmark text:name="Check71" field:type="ecma.office-open-xml.field.FORMCHECKBOX"><field:param field:name="Description" field:value=""/><field:param field:name="Result" field:value="1"/></field:fieldmark></text:p>
            </table:table-cell>
            <table:table-cell table:style-name="Table19.B3" office:value-type="string">
              <text:p text:style-name="P65">Student applicant</text:p>
            </table:table-cell>
            <table:table-cell table:style-name="Table19.B3" office:value-type="string">
              <text:p text:style-name="P66"><field:fieldmark text:name="Check72" field:type="ecma.office-open-xml.field.FORMCHECKBOX"><field:param field:name="Description" field:value=""/><field:param field:name="Result" field:value="0"/></field:fieldmark></text:p>
            </table:table-cell>
            <table:table-cell table:style-name="Table19.B3" office:value-type="string">
              <text:p text:style-name="P65">Student applicant and supervisor</text:p>
            </table:table-cell>
            <table:table-cell table:style-name="Table19.B3" office:value-type="string">
              <text:p text:style-name="P66"><field:fieldmark text:name="Check73" field:type="ecma.office-open-xml.field.FORMCHECKBOX"><field:param field:name="Description" field:value=""/><field:param field:name="Result" field:value="0"/></field:fieldmark></text:p>
            </table:table-cell>
            <table:table-cell table:style-name="Table19.G3" office:value-type="string">
              <text:p text:style-name="P65">Supervisor</text:p>
            </table:table-cell>
          </table:table-row>
        </table:table>
        <text:p text:style-name="P34"/>
        <table:table table:name="Table20" table:style-name="Table20">
          <table:table-column table:style-name="Table20.A"/>
          <table:table-row table:style-name="Table20.1">
            <table:table-cell table:style-name="Table20.A1" office:value-type="string">
              <text:p text:style-name="P127"><text:span text:style-name="T54">TRAIN</text:span><text:span text:style-name="T54">ING EXPERIENCE</text:span></text:p>
            </table:table-cell>
          </table:table-row>
          <table:table-row table:style-name="Table20.2">
            <table:table-cell table:style-name="Table20.A2" office:value-type="string">
              <text:p text:style-name="P62"><text:span text:style-name="T10">In the space below, </text:span><text:span text:style-name="T10">describe the training experience you expect to obtain in terms of: </text:span></text:p>
              <text:list text:style-name="WW8Num5">
                <text:list-item>
                  <text:p text:style-name="P176">Networking and collaboration opportunities (e.g. conferences, visits to other research facilities, scientific meetings, working with other researchers, etc.)</text:p>
                </text:list-item>
                <text:list-item>
                  <text:p text:style-name="P176">Mentoring/guidance to be provided (names of mentors, areas of expertise and expected interactions)</text:p>
                </text:list-item>
              </text:list>
            </table:table-cell>
          </table:table-row>
          <table:table-row table:style-name="Table20.3">
            <table:table-cell table:style-name="Table20.A2" office:value-type="string">
              <text:p text:style-name="Header">My Bachelor of Arts degree is with a major in Philosophy, a minor in Religious Studies, and a second minor in Anthropology. <text:s/>Previous to attending university, I was employed as a software developer on two Nintendo 64 games with Nintendo of America. <text:s/>That my degree is cross-disciplinary and in a different field than my professional experience demonstrates my ability to bring together disparate areas and to excel at this. <text:s/>For my Master of Science degree, I would like to primarily work in the field related to my profession, Computing Sciences, however, I would also like to make use of my education in Philosophy in order to <text:s/>provide a more theoretical focus to my work. <text:s/>With the recent volatility of the North American economic markets, I am hoping to make use of my practical computing science skills, my philosophic background, and my interest in game theoretic principles. <text:s/>The intention of this is to develop a market simulation incorporating both practical and theoretical aspects of computing science as well as both the philosophic and mathematical aspects of economics.</text:p>
              <text:p text:style-name="P153">Acting as the lab representative for the theory group, I have the opportunity to interact with the different professors and students and to learn about their research. <text:s/>Having worked extensively with Dr. Jeffrey Boyd, I am very familiar with his work. <text:s/>Although the focus of his research is on computer vision, I believe that many of the ideas applicable to computer vision are relevant to market simulation, such as tracking with Kalman filters, measurement prediction with Markov Chains, and spectral analysis using auto-regressive moving averages. <text:s/>My supervisor, Dr. Peter H<text:span text:style-name="T64">ø</text:span>yer, has a general interest in quantum computing, and the quantum analogue of Markov Chains. <text:s/>Although it is not known whether we can simulate quantum computations efficiently, the theoretical ideas behind market simulations using a quantum analogue of Markov Chains is new and has unforeseen implications. <text:s/>Dr. Jörg Denzinger's work with multi-agent systems is very relevant to market simulations as there are countless participants in any financial market. <text:s/>The economics department offers courses in economic game theory which are eligible for my degree requirements, and the University of Calgary has subscriptions to countless journals with recent publications on theoretical computing science, game theory, and economics. I intend to make use of all these personal resources and others during my degree program.</text:p>
            </table:table-cell>
          </table:table-row>
        </table:table>
        <text:p text:style-name="P120"/>
        <text:p text:style-name="P129"><text:soft-page-break/>UNIVERSITY ACADEMIC ACHIEVEMENTS (Prizes, Honours, Awards)</text:p>
        <text:p text:style-name="P40"/>
        <text:list text:style-name="L1">
          <text:list-item>
            <text:p text:style-name="P161">Silver Medallion in Philosophy – This is the award for the highest academic achievement in the department of philosophy. <text:s/>This award is only offered to one individual per year. <text:s/>I received this award in 2005 when I graduated with distinction with a major in Philosophy, a minor in Anthropology, and a second minor in Religious Studies.</text:p>
          </text:list-item>
        </text:list>
        <text:p text:style-name="P40"/>
        <text:list text:style-name="L1">
          <text:list-item text:start-value="1">
            <text:p text:style-name="P161">Received 1<text:span text:style-name="T58">st</text:span> place in the Calgary Technology Center Programming Competition in 2004. <text:s/>The prize was $3000 cash and a $3000 travel voucher.</text:p>
          </text:list-item>
        </text:list>
        <text:p text:style-name="P40"/>
        <text:list text:style-name="L1">
          <text:list-item text:start-value="1">
            <text:p text:style-name="P161">Received the Rhoda F. Blythe Philosophy Undergraduate Scholarship valued at $1800 for excellent academic performance in the Program of Philosophy. <text:s/>This award is by nomination only and is not given out every year. <text:s/>I received this award in 2003.</text:p>
          </text:list-item>
        </text:list>
        <text:p text:style-name="P40"/>
        <text:list text:style-name="L1">
          <text:list-item text:start-value="1">
            <text:p text:style-name="P161">Received the Owen Family Scholarship valued at $500 for outstanding academic achievement in 2000.</text:p>
          </text:list-item>
        </text:list>
        <text:p text:style-name="P40"/>
        <text:list text:style-name="L1">
          <text:list-item text:start-value="1">
            <text:p text:style-name="P161">Received the Jason Lang scholarship valued at $1000 for outstanding academic achievement in 2000.</text:p>
          </text:list-item>
        </text:list>
        <text:p text:style-name="P40"/>
        <text:list text:style-name="L1">
          <text:list-item text:start-value="1">
            <text:p text:style-name="P161">Received 1<text:span text:style-name="T58">st</text:span> place in the Calgary Regional Computer Programming Competition in 1994. <text:s/>The prize was $3000 cash.</text:p>
          </text:list-item>
        </text:list>
        <text:p text:style-name="P40"/>
        <text:list text:style-name="L1">
          <text:list-item text:start-value="1">
            <text:p text:style-name="P161">Received 2<text:span text:style-name="T58">nd</text:span> place in the Calgary Regional Computer Programming Competition in 1993. <text:s/>The prize was $2000 cash.</text:p>
          </text:list-item>
        </text:list>
        <text:p text:style-name="P40"/>
        <text:list text:style-name="L1">
          <text:list-item text:start-value="1">
            <text:p text:style-name="P161">Received 2<text:span text:style-name="T58">nd</text:span> place in the Calgary Regional Computer Programming Competition in 1990. <text:s/>The prize was $2000 cash.</text:p>
          </text:list-item>
        </text:list>
        <text:p text:style-name="P40"/>
        <text:p text:style-name="P155">CANDIDATE’S PUBLICATIONS &amp; PRESENTATIONS </text:p>
        <text:p text:style-name="P16"/>
        <text:list text:style-name="L2">
          <text:list-item>
            <text:p text:style-name="P164">Boyd, J., Hushlak, G., Jacob, C., <text:span text:style-name="T60">Sayles, M.</text:span>, and Nuttyen, P. (2007) <text:span text:style-name="T59">SwarmArt: Interactive Art from Swarm Intelligence</text:span>. Leonardo. June 2007, Volume 40, Number 3: 248-254. </text:p>
          </text:list-item>
        </text:list>
        <text:p text:style-name="P16"/>
        <text:list text:style-name="L2">
          <text:list-item text:start-value="1">
            <text:p text:style-name="P164">Boyd, J., Hushlak, G., Jacob, C., <text:span text:style-name="T60">Sayles, M.</text:span>, and Nuttyen, P. (2004) <text:span text:style-name="T59">SwarmArt: Interactive Art from Swarm Intelligence</text:span>. Proceedings of the 12<text:span text:style-name="T58">th</text:span> ACM International Conference on Multimedia, October 12-14, 2004, New York, NY, USA. ACM Press: 628-635. </text:p>
          </text:list-item>
        </text:list>
        <text:p text:style-name="P16"/>
        <text:list text:style-name="L2">
          <text:list-item text:start-value="1">
            <text:p text:style-name="P164">Boyd, J., <text:span text:style-name="T42">Sayles, M.</text:span>, Olsen, L., and Tarjan, P. (2004) <text:span text:style-name="T59">Internet broadcasting of hockey: a scale prototype</text:span>. SPIE Internet Imaging V, January 2004, Santa Jose, CA: 193-201. </text:p>
          </text:list-item>
        </text:list>
        <text:p text:style-name="P16"/>
        <text:list text:style-name="L2">
          <text:list-item text:start-value="1">
            <text:p text:style-name="P164">Boyd, J., <text:span text:style-name="T42">Sayles, M.</text:span>, Olsen, L., and Tarjan, P. (2004) <text:span text:style-name="T59">Content Description Servers for Networked Video Surveillance</text:span>. ITCC (1) 2004: 798-803. </text:p>
          </text:list-item>
        </text:list>
        <text:p text:style-name="P16"/>
        <text:list text:style-name="L2">
          <text:list-item text:start-value="1">
            <text:p text:style-name="P164">Boyd, J., Kendrick, N., Olsen, L., <text:span text:style-name="T42">Sayles, M.</text:span>, and Tarjan, P. (2003) <text:span text:style-name="T59">Camera Interaction through CaML Video Information Sensors</text:span>. IS 2003 - 13<text:span text:style-name="T58">th</text:span> Annual Canadian Conference on Intelligent Systems: 28. </text:p>
          </text:list-item>
        </text:list>
        <text:p text:style-name="P16"/>
        <text:list text:style-name="L2">
          <text:list-item text:start-value="1">
            <text:p text:style-name="P164"><text:span text:style-name="T42">Sayles, M.</text:span>, Wu, X., and Boyd, J. (2003) <text:span text:style-name="T59">CaML: Camera markup language for network interaction</text:span>. SPIE Internet Imaging IV, Volume 5018, January 2003, Santa Clara, CA: 248-256. </text:p>
          </text:list-item>
        </text:list>
        <text:p text:style-name="P16"/>
        <text:list text:style-name="L2">
          <text:list-item text:start-value="1">
            <text:p text:style-name="P162">Boyd, J., and <text:span text:style-name="T42">Sayles, M.</text:span> (2001) <text:span text:style-name="T59">Real-Time Video Phase-Locked Loops</text:span>. ICCV 2001: 742.</text:p>
          </text:list-item>
        </text:list>
        <text:p text:style-name="P40"/>
        <text:p text:style-name="P155">ACADEMIC INTERRUPTION</text:p>
        <text:p text:style-name="P41"/>
        <text:p text:style-name="P163">My undergraduate degree was a B.A. with distinction with a major in Philosophy, a minor in Religious Studies, and a second minor in Anthropology. <text:s/>During this time I worked as a research assistant for Dr. Jeffrey Boyd in computing sciences, and I worked as a teaching assistant for Dr. Bidulock also in computing sciences. <text:s/>Upon completion of my undergraduate degree I was awarded the Silver Medallion, the award for highest academic achievement in the department of Philosophy. <text:s/>This award is only offered to the top student in the department of Philosophy. <text:s/></text:p>
        <text:p text:style-name="P42"/>
        <text:p text:style-name="P43">Despite this achievement, I have four withdrawals and one C+ on my transcript. <text:s/>The first two withdrawals were in introductory religious studies courses that I later retook and received an A in both of these courses. <text:s/>The reason for these withdrawals was a death in the family. <text:s/>The third withdrawal was during my term abroad to India when I contracted a parasite and became ill, and the fourth withdrawal was while I was working full time at Symantec and had a work related project that took precedence. <text:s/>As for the C+, there was a major component (50%) of this course that was contributed to group work. <text:s/>Although I did learn leadership skills when working in a group, I also learned that sometimes it is not possible to motivate people to do more than the minimum that is required. <text:s/>Under different circumstances, I would have selected different group members with which to work, but ultimately, I have to accept responsibility for the mark earned in this course. <text:s/>These blemishes aside, I did receive the award for the highest academic achievement in the field of Philosophy, and for this I am proud.</text:p>
        <text:p text:style-name="P43"/>
        <text:p text:style-name="P42">For the two years following my undergraduate degree, I was employed full-time as a software engineer at Symantec Inc. <text:s/>After serving in senior and lead positions on three projects, I wanted to further extend my education by returning to the University of Calgary to complete a M.Sc in Computer Science. <text:s/>These are the only interruptions I have had to my academic career.</text:p>
        <text:p text:style-name="P44"/>
        <text:p text:style-name="P154">Simulating Adaptive Markets with Markov Games</text:p>
        <text:p text:style-name="P45">Maxwell Sayles</text:p>
        <text:p text:style-name="P46"/>
        <text:p text:style-name="P46"><text:span text:style-name="T43">Motivation</text:span>: Financial markets have an inherent level of uncertainty, and as they become more accessible a growing number of people are impacted. <text:s/>Laws regarding automated order placement make market analysis performed by computer programs relevant for investment purposes, economic forecasting, and market stability. <text:s/>The field of Economics provides theories to explain how institutions can influence financial markets, and market simulations illustrate such theories by showing institutions the short and long term effects of implementing various actions. <text:s/>As a result, institutions can improve market stability and stimulate market growth.</text:p>
        <text:p text:style-name="P46"><text:tab/></text:p>
        <text:p text:style-name="P40"><text:span text:style-name="T61">Hypothesis</text:span><text:span text:style-name="T62">: </text:span>Many opponents to market analysis subscribe to the Efficient Market Hypothesis – the hypothesis that the price of a traded asset intrinsically reflects all information about that asset. <text:s/>If this were true, then market simulations would provide us with no additional information. <text:s/>Some empirical evidence against this hypothesis is the slow diffusion of relevant information and the relative success of certain market participants. <text:s/>An emerging model by Lo<text:span text:style-name="T58"><text:note text:id="ftn1" text:note-class="footnote"><text:note-citation>1</text:note-citation><text:note-body><text:p text:style-name="P158"><text:s text:c="2"/>A. Lo, “The Adaptive Markets Hypothesis: Market Efficiency from an Evolutionary Perspective ”, 2004.</text:p></text:note-body></text:note></text:span>, known as the Adaptive Markets Hypothesis, attempts to reconcile these anomalies with the efficiency of markets by applying evolutionary principles such as competition, adaptation, and natural selection. <text:s/>Using this hypothesis and principles of game theory<text:span text:style-name="T58"><text:note text:id="ftn2" text:note-class="footnote"><text:note-citation>2</text:note-citation><text:note-body><text:p text:style-name="P158"><text:s text:c="2"/>N. Noam, T. Roughgarden, E. Tardos, and V. Vazirani, “Algorithmic Game Theory”, 2007.</text:p></text:note-body></text:note></text:span>, I intend to simulate the expected future value of an asset and its standard deviation, and use this as a model for the strategic actions of selfish agents. The hypothesis that I will be testing is that the information relative to an asset is not completely captured by the price of the traded asset, but more accurately by the competition of agents participating in the trade of the asset. <text:s/>In other words, partial, if not complete, information is available from market analysis.</text:p>
        <text:p text:style-name="P40"/>
        <text:p text:style-name="P40"><text:span text:style-name="T43">Challenges</text:span>: To enable the development of an accurate market simulation, I have acquired the 80 year history of nearly 15,000 assets including their opening, closing, high, and low prices, and their daily volume, as well as nearly 40 key statistics relating to each asset, such as the number of shares outstanding and the market capital. <text:s/>A specific challenge to developing this simulation will be to manage the 40 million row database this represents, as well as determining the relations relevant to the information intrinsic to an asset. <text:s/>An additional challenge is that of visualizing the historical data and execution of the simulation. <text:s/>Further relating to these challenges is that of measuring the accuracy of the simulation in relation to the historical data and to future data, and to quantifying the amount of information generated by the simulation.</text:p>
        <text:p text:style-name="P40"/>
        <text:p text:style-name="P144"><text:span text:style-name="T43">Methodologies</text:span>: Central to this research will be the concept of Markov chains<text:span text:style-name="T58"><text:note text:id="ftn3" text:note-class="footnote"><text:note-citation>3</text:note-citation><text:note-body><text:p text:style-name="P4"><text:s text:c="2"/>C. Grinstead and J. Snell, “Introduction to Probability: Second Revised Edition”, 1997.</text:p></text:note-body></text:note></text:span><text:span text:style-name="T63"> –</text:span> a stochastic process with the property that the conditional probability distribution of a future state depends only on the present state and not on the past states. <text:s/>Assuming that markets are efficient, all the available information about an asset is specified by the price of the traded asset. <text:s/>The future state of an asset is then determined probabilistically by its present state. <text:s/>One model is to define the state of an asset to be the logarithmic increase or decrease of its traded value, effectively normalizing the value of an asset. <text:s/>A <text:span text:style-name="T59">t‑</text:span><text:span text:style-name="T62">step Markov chain represents the probability of a logarithmic increase on step </text:span><text:span text:style-name="T59">t</text:span><text:span text:style-name="T62"> but not the value of the asset; as such, all paths of length </text:span><text:span text:style-name="T59">t</text:span><text:span text:style-name="T62"> need to be evaluated in order to compute the expected value of the asset and its standard deviation. <text:s/>This in turn specifies the probability distribution for an agent's actions and is the basis for the simulation. <text:s/>I will attempt to approximate such probability distributions.</text:span></text:p>
        <text:p text:style-name="P145"/>
        <text:p text:style-name="P145"><text:soft-page-break/>One method to verify the accuracy of the simulation is by training the simulation on a window of historical market data and then measuring the distance from the known values outside of this window to the probability of the expected value and deviation given by the simulation. <text:s/>This measurement is an indication of the degree to which the simulation models the information present in the market. <text:s/>The model can then be adapted in order to minimize this distance measurement and increase the amount of information reflected by the simulation.</text:p>
        <text:p text:style-name="P156"/>
        <text:p text:style-name="P144"><text:span text:style-name="T61">Project Schedule</text:span><text:span text:style-name="T62">: Many of the initial steps to implementing the simulation have already been accomplished. <text:s/>These include the acquisition of historical data and its storage in a relational database. <text:s/>Some preliminary simulations have been performed using simple models. <text:s/>For example, I have compared a random walker to a basic buy-and-hold strategy. <text:s/>The buy-and-hold strategy randomly buys an asset and then holds that asset for precisely one year before selling, while the random walker randomly buys and then randomly sells an asset. <text:s/>Initial results show that the buy-and-hold strategy significantly outperforms the random walker. <text:s/></text:span></text:p>
        <text:p text:style-name="P145"/>
        <text:p text:style-name="P145">By the early summer of 2009, I plan to have developed the simulation such that a Markov chain can be trained on a window (e.g. one week) of historical data. <text:s/>The chain would then be used to make predictions about the possible values of an asset relative to future dates of the simulation. <text:s/>Various windows used for training the Markov chain would be compared and evaluated, as well as various windows for future predictions. <text:s/>By the end of summer 2009, the intended comparisons should be completed. <text:s/>At which point, I plan to extend the simulation to support game theoretic situations in which multiple market participants compete and adapt using principles of natural selection. <text:s/>The mutable parameters for adaptation could be the transition matrix of the Markov chains and the window for training and prediction. <text:s/>An evaluation of this method should be completed by the end of year 2009. <text:s/>Following this, further research could be toward a simulation that uses a quantum analogue of Markov chains and the theoretical impact of such an idea. <text:s/>Additionally, for comparison with the performance of Markov chains in making market predictions, simulations based on Kalman filters or spectral analysis could be implemented to further supplement the comparative data. <text:s/></text:p>
        <text:p text:style-name="P156"/>
        <text:p text:style-name="P144"><text:span text:style-name="T61">Synopsis</text:span><text:span text:style-name="T62">: The purpose of this research is to simulate a financial market under the Adaptive Markets Hypothesis, whereby strategies of market participants will be modeled using Markov chains trained on historical market data. <text:s/>This research may improve the accuracy and efficiency of simulating social systems, and provide insight into the stochastic processes of financial markets and the strategies of market participants. <text:s/>The measure of deviation in future expected value may correspond to the volatility of an asset and to market stability as a whole. <text:s/>Finally, knowledge about potential strategies and the direction of market movement can help decide interventionist policies that may be used to increase market stability or growth.</text:span></text:p>
        <text:p text:style-name="P46"/>
        <text:p text:style-name="P46"/>
        <text:p text:style-name="P15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DejaVu Sans2"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8cm" style:writing-mode="lr-tb"/>
      <style:text-properties style:use-window-font-color="true" style:font-name="Times New Roman" fo:font-size="12pt" fo:language="en" fo:country="CA"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weight="bold" style:font-weight-asian="bold" style:font-name-complex="Arial" style:font-weight-complex="bold"/>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style:tab-stops>
          <style:tab-stop style:position="1.27cm"/>
        </style:tab-stops>
      </style:paragraph-properties>
      <style:text-properties style:font-name="Arial" fo:font-size="10pt" fo:font-weight="bold"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keep-with-next="always"/>
      <style:text-properties style:font-name="Arial" fo:font-size="8pt" fo:font-weight="bold" style:font-size-asian="8pt" style:font-weight-asian="bold" style:font-name-complex="Arial" style:font-size-complex="8pt" style:font-weight-complex="bold"/>
    </style:style>
    <style:style style:name="Heading_20_2" style:display-name="Heading 2" style:family="paragraph" style:parent-style-name="Standard" style:next-style-name="Standard" style:class="text">
      <style:paragraph-properties fo:text-align="end" style:justify-single-word="false" fo:keep-with-next="always"/>
      <style:text-properties style:font-name="Tahoma" fo:language="en" fo:country="GB" fo:font-style="italic" fo:font-weight="bold" style:font-style-asian="italic" style:font-weight-asian="bold" style:font-name-complex="Tahoma"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Arial" fo:font-size="10pt" fo:font-weight="bold" style:font-size-asian="10pt" style:font-weight-asian="bold" style:font-name-complex="Arial" style:font-size-complex="10pt" style:font-weight-complex="bold"/>
    </style:style>
    <style:style style:name="Heading_20_4" style:display-name="Heading 4" style:family="paragraph" style:parent-style-name="Standard" style:next-style-name="Standard" style:class="text">
      <style:paragraph-properties fo:margin-left="5.08cm" fo:margin-right="0cm" fo:text-indent="-5.08cm" style:auto-text-indent="false" fo:keep-with-next="always"/>
      <style:text-properties style:font-name="Arial" fo:font-size="10pt" fo:font-weight="bold" style:font-size-asian="10pt" style:font-weight-asian="bold" style:font-name-complex="Arial" style:font-size-complex="10pt" style:font-weight-complex="bold"/>
    </style:style>
    <style:style style:name="Heading_20_5" style:display-name="Heading 5" style:family="paragraph" style:parent-style-name="Standard" style:next-style-name="Standard" style:class="text">
      <style:paragraph-properties fo:keep-with-next="always"/>
      <style:text-properties style:font-name="Arial" fo:font-size="16pt" fo:font-weight="bold" style:font-size-asian="16pt" style:font-weight-asian="bold" style:font-name-complex="Arial" style:font-size-complex="16pt" style:font-weight-complex="bold"/>
    </style:style>
    <style:style style:name="Heading_20_6" style:display-name="Heading 6" style:family="paragraph" style:parent-style-name="Standard" style:next-style-name="Standard" style:class="text">
      <style:paragraph-properties fo:text-align="justify" style:justify-single-word="false" fo:keep-with-next="always">
        <style:tab-stops>
          <style:tab-stop style:position="0cm"/>
          <style:tab-stop style:position="10.16cm"/>
          <style:tab-stop style:position="14.605cm"/>
          <style:tab-stop style:position="16.51cm"/>
          <style:tab-stop style:position="17.78cm"/>
        </style:tab-stops>
      </style:paragraph-properties>
      <style:text-properties style:font-name="Arial" fo:font-size="10pt" fo:font-weight="bold" style:font-size-asian="10pt" style:font-weight-asian="bold" style:font-name-complex="Arial" style:font-size-complex="10pt" style:font-weight-complex="bold"/>
    </style:style>
    <style:style style:name="Heading_20_7" style:display-name="Heading 7" style:family="paragraph" style:parent-style-name="Standard" style:next-style-name="Standard" style:list-style-name="WW8Num4" style:class="text">
      <style:paragraph-properties fo:margin-left="0cm" fo:margin-right="0cm" fo:text-align="justify" style:justify-single-word="false" fo:text-indent="0cm" style:auto-text-indent="false" fo:keep-with-next="always">
        <style:tab-stops>
          <style:tab-stop style:position="0cm"/>
          <style:tab-stop style:position="1.27cm"/>
          <style:tab-stop style:position="10.16cm"/>
          <style:tab-stop style:position="14.605cm"/>
          <style:tab-stop style:position="16.51cm"/>
          <style:tab-stop style:position="17.78cm"/>
        </style:tab-stops>
      </style:paragraph-properties>
      <style:text-properties style:font-name="Arial" fo:font-size="10pt" fo:font-weight="bold" style:font-size-asian="10pt" style:font-weight-asian="bold" style:font-name-complex="Arial" style:font-size-complex="10pt" style:font-weight-complex="bold"/>
    </style:style>
    <style:style style:name="Heading_20_8" style:display-name="Heading 8" style:family="paragraph" style:parent-style-name="Standard" style:next-style-name="Standard" style:class="text">
      <style:paragraph-properties fo:keep-with-next="always"/>
      <style:text-properties style:font-name="Arial" fo:font-weight="bold" style:font-weight-asian="bold" style:font-name-complex="Arial" style:font-weight-complex="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size="10pt" fo:language="en" fo:country="GB" fo:font-weight="bold" style:font-size-asian="10pt" style:font-weight-asian="bold" style:font-name-complex="Arial" style:font-size-complex="10pt" style:font-weight-complex="bold"/>
    </style:style>
    <style:style style:name="Title" style:family="paragraph" style:parent-style-name="Standard" style:next-style-name="Subtitle" style:class="chapter">
      <style:paragraph-properties fo:text-align="center" style:justify-single-word="false"/>
      <style:text-properties style:font-name="Arial" fo:font-size="10pt" fo:language="en" fo:country="GB" fo:font-weight="bold" style:font-size-asian="10pt" style:font-weight-asian="bold" style:font-name-complex="Arial"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 style:font-name-complex="Arial"/>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 style:font-name-complex="Arial"/>
    </style:style>
    <style:style style:name="Text_20_body_20_indent" style:display-name="Text body indent" style:family="paragraph" style:parent-style-name="Standard" style:class="text">
      <style:text-properties style:font-name="Tahoma" fo:font-size="10pt" style:font-size-asian="10pt" style:font-name-complex="Tahoma" style:font-size-complex="10pt"/>
    </style:style>
    <style:style style:name="Body_20_Text_20_Indent_20_2" style:display-name="Body Text Indent 2" style:family="paragraph" style:parent-style-name="Standard">
      <style:paragraph-properties fo:margin-left="1.27cm" fo:margin-right="0cm" fo:text-indent="-1.27cm" style:auto-text-indent="false"/>
      <style:text-properties style:font-name="Tahoma" fo:font-size="10pt" style:font-size-asian="10pt" style:font-name-complex="Tahoma"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0pt" style:font-size-asian="10pt" style:font-name-complex="Arial" style:font-size-complex="10pt"/>
    </style:style>
    <style:style style:name="Body_20_Text_20_Indent_20_3" style:display-name="Body Text Indent 3" style:family="paragraph" style:parent-style-name="Standard">
      <style:paragraph-properties fo:margin-left="12.7cm" fo:margin-right="0cm" fo:text-indent="-12.7cm" style:auto-text-indent="false">
        <style:tab-stops>
          <style:tab-stop style:position="12.7cm"/>
          <style:tab-stop style:position="14.288cm"/>
          <style:tab-stop style:position="15.24cm"/>
        </style:tab-stops>
      </style:paragraph-properties>
      <style:text-properties style:font-name="Arial" fo:font-size="10pt" style:font-size-asian="10pt" style:font-name-complex="Arial" style:font-size-complex="10pt"/>
    </style:style>
    <style:style style:name="Block_20_Text" style:display-name="Block Text" style:family="paragraph" style:parent-style-name="Standard">
      <style:paragraph-properties fo:margin-left="0.33cm" fo:margin-right="0.33cm" fo:margin-top="0cm" fo:margin-bottom="0.423cm" fo:text-indent="0cm" style:auto-text-indent="false">
        <style:tab-stops>
          <style:tab-stop style:position="0.318cm"/>
          <style:tab-stop style:position="10.16cm"/>
          <style:tab-stop style:position="14.605cm"/>
          <style:tab-stop style:position="16.51cm"/>
          <style:tab-stop style:position="17.78cm"/>
        </style:tab-stops>
      </style:paragraph-properties>
      <style:text-properties style:font-name="Tahoma" fo:font-size="10pt" style:font-size-asian="10pt" style:font-name-complex="Tahoma"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OA_20_Heading" style:display-name="TOA Heading" style:family="paragraph" style:parent-style-name="Standard" style:next-style-name="Standard">
      <style:paragraph-properties fo:orphans="0" fo:widows="0" fo:hyphenation-ladder-count="no-limit">
        <style:tab-stops>
          <style:tab-stop style:position="16.51cm" style:type="right"/>
        </style:tab-stops>
      </style:paragraph-properties>
      <style:text-properties style:font-name="Courier" fo:font-size="10pt" style:font-size-asian="10pt" style:font-name-complex="Courier" style:font-size-complex="10pt"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AI_20_Body_20_Text" style:display-name="AI Body Text" style:family="paragraph" style:parent-style-name="Standard">
      <style:paragraph-properties fo:margin-left="3.023cm" fo:margin-right="0cm" fo:text-indent="0cm" style:auto-text-indent="false"/>
      <style:text-properties fo:color="#7f7e83" style:font-name="Arial" fo:language="en" fo:country="GB"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fo:font-weight="bold" style:font-weight-asian="bold" style:font-weight-complex="bold"/>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font-name-complex="Wingdings"/>
    </style:style>
    <style:style style:name="WW8Num11z0" style:family="text">
      <style:text-properties style:font-name="Symbol" style:font-name-complex="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Header_20_Char" style:display-name="Header Char" style:family="text" style:parent-style-name="Default_20_Paragraph_20_Font">
      <style:text-properties style:font-name="Arial" fo:font-size="11pt" fo:language="en" fo:country="US" style:font-size-asian="11pt" style:font-name-complex="Arial"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A" style:num-letter-sync="true">
        <style:list-level-properties text:min-label-width="1.27cm"/>
      </text:outline-level-style>
      <text:outline-level-style text:level="2" style:num-format="">
        <style:list-level-properties text:min-label-distance="0.381cm"/>
      </text:outline-level-style>
      <text:outline-level-style text:level="3" style:num-suffix="." style:num-format="A" style:num-letter-sync="true">
        <style:list-level-properties text:min-label-width="1.27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508cm" text:min-label-width="0.635cm"/>
        <style:text-properties style:font-name="Symbol"/>
      </text:list-level-style-bullet>
      <text:list-level-style-bullet text:level="2" text:style-name="WW8Num6z1" style:num-suffix="." text:bullet-char="o">
        <style:list-level-properties text:space-before="2.413cm" text:min-label-width="0.635cm"/>
        <style:text-properties style:font-name="Courier New1"/>
      </text:list-level-style-bullet>
      <text:list-level-style-bullet text:level="3" text:style-name="WW8Num6z2" style:num-suffix="." text:bullet-char="">
        <style:list-level-properties text:space-before="3.683cm" text:min-label-width="0.635cm"/>
        <style:text-properties style:font-name="Wingdings"/>
      </text:list-level-style-bullet>
      <text:list-level-style-bullet text:level="4" text:style-name="WW8Num6z0" style:num-suffix="." text:bullet-char="">
        <style:list-level-properties text:space-before="4.953cm" text:min-label-width="0.635cm"/>
        <style:text-properties style:font-name="Symbol"/>
      </text:list-level-style-bullet>
      <text:list-level-style-bullet text:level="5" text:style-name="WW8Num6z1" style:num-suffix="." text:bullet-char="o">
        <style:list-level-properties text:space-before="6.223cm" text:min-label-width="0.635cm"/>
        <style:text-properties style:font-name="Courier New1"/>
      </text:list-level-style-bullet>
      <text:list-level-style-bullet text:level="6" text:style-name="WW8Num6z2" style:num-suffix="." text:bullet-char="">
        <style:list-level-properties text:space-before="7.493cm" text:min-label-width="0.635cm"/>
        <style:text-properties style:font-name="Wingdings"/>
      </text:list-level-style-bullet>
      <text:list-level-style-bullet text:level="7" text:style-name="WW8Num6z0" style:num-suffix="." text:bullet-char="">
        <style:list-level-properties text:space-before="8.763cm" text:min-label-width="0.635cm"/>
        <style:text-properties style:font-name="Symbol"/>
      </text:list-level-style-bullet>
      <text:list-level-style-bullet text:level="8" text:style-name="WW8Num6z1" style:num-suffix="." text:bullet-char="o">
        <style:list-level-properties text:space-before="10.033cm" text:min-label-width="0.635cm"/>
        <style:text-properties style:font-name="Courier New1"/>
      </text:list-level-style-bullet>
      <text:list-level-style-bullet text:level="9" text:style-name="WW8Num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508cm" text:min-label-width="0.635cm"/>
        <style:text-properties style:font-name="Symbol"/>
      </text:list-level-style-bullet>
      <text:list-level-style-bullet text:level="2" text:style-name="WW8Num8z1" style:num-suffix="." text:bullet-char="o">
        <style:list-level-properties text:space-before="2.413cm" text:min-label-width="0.635cm"/>
        <style:text-properties style:font-name="Courier New1"/>
      </text:list-level-style-bullet>
      <text:list-level-style-bullet text:level="3" text:style-name="WW8Num8z2" style:num-suffix="." text:bullet-char="">
        <style:list-level-properties text:space-before="3.683cm" text:min-label-width="0.635cm"/>
        <style:text-properties style:font-name="Wingdings"/>
      </text:list-level-style-bullet>
      <text:list-level-style-bullet text:level="4" text:style-name="WW8Num8z0" style:num-suffix="." text:bullet-char="">
        <style:list-level-properties text:space-before="4.953cm" text:min-label-width="0.635cm"/>
        <style:text-properties style:font-name="Symbol"/>
      </text:list-level-style-bullet>
      <text:list-level-style-bullet text:level="5" text:style-name="WW8Num8z1" style:num-suffix="." text:bullet-char="o">
        <style:list-level-properties text:space-before="6.223cm" text:min-label-width="0.635cm"/>
        <style:text-properties style:font-name="Courier New1"/>
      </text:list-level-style-bullet>
      <text:list-level-style-bullet text:level="6" text:style-name="WW8Num8z2" style:num-suffix="." text:bullet-char="">
        <style:list-level-properties text:space-before="7.493cm" text:min-label-width="0.635cm"/>
        <style:text-properties style:font-name="Wingdings"/>
      </text:list-level-style-bullet>
      <text:list-level-style-bullet text:level="7" text:style-name="WW8Num8z0" style:num-suffix="." text:bullet-char="">
        <style:list-level-properties text:space-before="8.763cm" text:min-label-width="0.635cm"/>
        <style:text-properties style:font-name="Symbol"/>
      </text:list-level-style-bullet>
      <text:list-level-style-bullet text:level="8" text:style-name="WW8Num8z1" style:num-suffix="." text:bullet-char="o">
        <style:list-level-properties text:space-before="10.033cm" text:min-label-width="0.635cm"/>
        <style:text-properties style:font-name="Courier New1"/>
      </text:list-level-style-bullet>
      <text:list-level-style-bullet text:level="9" text:style-name="WW8Num8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o">
        <style:list-level-properties text:space-before="0.635cm" text:min-label-width="0.635cm"/>
        <style:text-properties style:font-name="Courier New1"/>
      </text:list-level-style-bullet>
      <text:list-level-style-bullet text:level="2" text:style-name="WW8Num9z0"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0"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0"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508cm" text:min-label-width="0.635cm"/>
        <style:text-properties style:font-name="Wingdings"/>
      </text:list-level-style-bullet>
      <text:list-level-style-bullet text:level="2" text:style-name="WW8Num12z1" style:num-suffix="." text:bullet-char="o">
        <style:list-level-properties text:space-before="1.778cm" text:min-label-width="0.635cm"/>
        <style:text-properties style:font-name="Courier New1"/>
      </text:list-level-style-bullet>
      <text:list-level-style-bullet text:level="3" text:style-name="WW8Num12z0" style:num-suffix="." text:bullet-char="">
        <style:list-level-properties text:space-before="3.048cm" text:min-label-width="0.635cm"/>
        <style:text-properties style:font-name="Wingdings"/>
      </text:list-level-style-bullet>
      <text:list-level-style-bullet text:level="4" text:style-name="WW8Num12z3" style:num-suffix="." text:bullet-char="">
        <style:list-level-properties text:space-before="4.318cm" text:min-label-width="0.635cm"/>
        <style:text-properties style:font-name="Symbol"/>
      </text:list-level-style-bullet>
      <text:list-level-style-bullet text:level="5" text:style-name="WW8Num12z1" style:num-suffix="." text:bullet-char="o">
        <style:list-level-properties text:space-before="5.588cm" text:min-label-width="0.635cm"/>
        <style:text-properties style:font-name="Courier New1"/>
      </text:list-level-style-bullet>
      <text:list-level-style-bullet text:level="6" text:style-name="WW8Num12z0" style:num-suffix="." text:bullet-char="">
        <style:list-level-properties text:space-before="6.858cm" text:min-label-width="0.635cm"/>
        <style:text-properties style:font-name="Wingdings"/>
      </text:list-level-style-bullet>
      <text:list-level-style-bullet text:level="7" text:style-name="WW8Num12z3" style:num-suffix="." text:bullet-char="">
        <style:list-level-properties text:space-before="8.128cm" text:min-label-width="0.635cm"/>
        <style:text-properties style:font-name="Symbol"/>
      </text:list-level-style-bullet>
      <text:list-level-style-bullet text:level="8" text:style-name="WW8Num12z1" style:num-suffix="." text:bullet-char="o">
        <style:list-level-properties text:space-before="9.398cm" text:min-label-width="0.635cm"/>
        <style:text-properties style:font-name="Courier New1"/>
      </text:list-level-style-bullet>
      <text:list-level-style-bullet text:level="9" text:style-name="WW8Num12z0" style:num-suffix="." text:bullet-char="">
        <style:list-level-properties text:space-before="10.6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o">
        <style:list-level-properties text:space-before="0.635cm" text:min-label-width="0.635cm"/>
        <style:text-properties style:font-name="Courier New1"/>
      </text:list-level-style-bullet>
      <text:list-level-style-bullet text:level="2" text:style-name="WW8Num13z0"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0"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0"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style:tab-stops>
          <style:tab-stop style:position="7.62cm" style:type="center"/>
          <style:tab-stop style:position="16.51cm" style:type="right"/>
        </style:tab-stops>
      </style:paragraph-properties>
    </style:style>
    <style:style style:name="P2" style:family="paragraph" style:parent-style-name="Footer">
      <style:paragraph-properties>
        <style:tab-stops>
          <style:tab-stop style:position="7.62cm" style:type="center"/>
          <style:tab-stop style:position="17.78cm" style:type="right"/>
        </style:tab-stops>
      </style:paragraph-properties>
    </style:style>
    <style:style style:name="P3" style:family="paragraph" style:parent-style-name="Footer">
      <style:paragraph-properties fo:text-align="end" style:justify-single-word="false">
        <style:tab-stops>
          <style:tab-stop style:position="7.62cm" style:type="center"/>
          <style:tab-stop style:position="17.78cm" style:type="right"/>
        </style:tab-stops>
      </style:paragraph-properties>
    </style:style>
    <style:style style:name="P4" style:family="paragraph" style:parent-style-name="Header">
      <style:paragraph-properties>
        <style:tab-stops>
          <style:tab-stop style:position="7.62cm" style:type="center"/>
          <style:tab-stop style:position="18.733cm" style:type="right"/>
        </style:tab-stops>
      </style:paragraph-properties>
    </style:style>
    <style:style style:name="T1" style:family="text">
      <style:text-properties fo:font-size="8pt" style:font-size-asian="8pt" style:font-size-complex="8pt"/>
    </style:style>
    <style:page-layout style:name="pm1">
      <style:page-layout-properties fo:page-width="21.59cm" fo:page-height="27.94cm" style:num-format="1" style:print-orientation="portrait" fo:margin-top="2.54cm" fo:margin-bottom="0.762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62cm" fo:margin-left="0cm" fo:margin-right="0cm" fo:margin-top="0.663cm" style:dynamic-spacing="true"/>
      </style:footer-style>
    </style:page-layout>
    <style:page-layout style:name="pm2">
      <style:page-layout-properties fo:page-width="21.59cm" fo:page-height="27.94cm" style:num-format="1" style:print-orientation="portrait" fo:margin-top="1.27cm" fo:margin-bottom="0.762cm" fo:margin-left="1.90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62cm" fo:margin-left="0cm" fo:margin-right="0cm" fo:margin-top="0.663cm" style:dynamic-spacing="true"/>
      </style:footer-style>
    </style:page-layout>
    <style:page-layout style:name="pm3">
      <style:page-layout-properties fo:page-width="21.59cm" fo:page-height="27.94cm" style:num-format="1" style:print-orientation="portrait" fo:margin-top="1.016cm" fo:margin-bottom="0.762cm" fo:margin-left="1.905cm" fo:margin-right="1.905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4cm" fo:margin-left="0cm" fo:margin-right="0cm" fo:margin-top="0.155cm" style:dynamic-spacing="true"/>
      </style:footer-style>
    </style:page-layout>
    <style:page-layout style:name="pm4">
      <style:page-layout-properties fo:page-width="21.59cm" fo:page-height="27.94cm" style:num-format="1" style:print-orientation="portrait" fo:margin-top="0.762cm" fo:margin-bottom="0.762cm" fo:margin-left="1.905cm" fo:margin-right="1.905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pm1">
      <style:footer>
        <text:p text:style-name="P1"><text:span text:style-name="Page_20_Number"><text:span text:style-name="T1">Revised September 2008<text:tab/><text:tab/>Graduate Scholarship Instructions</text:span></text:span></text:p>
      </style:footer>
    </style:master-page>
    <style:master-page style:name="Convert_20_1" style:display-name="Convert 1" style:page-layout-name="pm2">
      <style:footer>
        <text:p text:style-name="P2"><text:span text:style-name="Page_20_Number"><text:span text:style-name="T1">Revised September 2008<text:tab/><text:tab/>Graduate Scholarship Instructions</text:span></text:span></text:p>
      </style:footer>
    </style:master-page>
    <style:master-page style:name="Convert_20_2" style:display-name="Convert 2" style:page-layout-name="pm3">
      <style:footer>
        <text:p text:style-name="P3"><text:span text:style-name="Page_20_Number"><text:span text:style-name="T1"><text:tab/><text:tab/>Personal Data Form<text:tab/><text:tab/></text:span></text:span></text:p>
      </style:footer>
    </style:master-page>
    <style:master-page style:name="Convert_20_3" style:display-name="Convert 3" style:page-layout-name="pm4">
      <style:header>
        <text:p text:style-name="P4"><text:tab/><text:tab/></text:p>
      </style:header>
      <style:footer>
        <text:p text:style-name="P2"><text:span text:style-name="Page_20_Number"><text:span text:style-name="T1">Graduate Scholarship Application<text:tab/><text:tab/>Page </text:span></text:span><text:span text:style-name="Page_20_Number"><text:span text:style-name="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lberta Ingenuity Fund</dc:title>
    <meta:initial-creator>Nadine Cyr</meta:initial-creator>
    <meta:creation-date>2008-09-18T08:42:00</meta:creation-date>
    <dc:creator>max</dc:creator>
    <dc:date>2008-11-28T11:22:22</dc:date>
    <meta:print-date>2008-09-05T07:50:00</meta:print-date>
    <meta:editing-cycles>89</meta:editing-cycles>
    <meta:editing-duration>PT7H28M37S</meta:editing-duration>
    <meta:user-defined meta:name="Info 1"/>
    <meta:user-defined meta:name="Info 2"/>
    <meta:user-defined meta:name="Info 3"/>
    <meta:user-defined meta:name="Info 4"/>
    <meta:document-statistic meta:table-count="20" meta:image-count="2" meta:object-count="0" meta:page-count="15" meta:paragraph-count="378" meta:word-count="4654" meta:character-count="30771"/>
  </office:meta>
</office:document-meta>
</file>